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BC0000020DEB3A1F5B4E7CF188.png" manifest:media-type="image/png"/>
  <manifest:file-entry manifest:full-path="Pictures/100000000000011600000069F21EC9965699B1F5.png" manifest:media-type="image/png"/>
  <manifest:file-entry manifest:full-path="Pictures/10000000000001D80000007F7EFAD0FE7A937D19.png" manifest:media-type="image/png"/>
  <manifest:file-entry manifest:full-path="Pictures/10000000000001680000006BC45EAAD0FCFCCB7E.png" manifest:media-type="image/png"/>
  <manifest:file-entry manifest:full-path="Pictures/10000000000001E400000109AF57823DF2A22238.png" manifest:media-type="image/png"/>
  <manifest:file-entry manifest:full-path="Pictures/10000201000001A700000051D0BFB19D4504241F.png" manifest:media-type="image/png"/>
  <manifest:file-entry manifest:full-path="Pictures/1000000000000189000001137DB864B8DE733B70.png" manifest:media-type="image/png"/>
  <manifest:file-entry manifest:full-path="Pictures/100000000000029200000069DCA3F9EA810C299F.png" manifest:media-type="image/png"/>
  <manifest:file-entry manifest:full-path="Pictures/10000000000002A60000014128AAEFF34B8F9C71.png" manifest:media-type="image/png"/>
  <manifest:file-entry manifest:full-path="Pictures/100000000000015F000000ADB100D4C53B9F4960.png" manifest:media-type="image/png"/>
  <manifest:file-entry manifest:full-path="Pictures/1000020100000018000000131A9E7D8D851AF3F4.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BC0000008707D26B888FE84DBD.png" manifest:media-type="image/png"/>
  <manifest:file-entry manifest:full-path="Pictures/1000000000000140000001A711B774D8C90E4AD0.png" manifest:media-type="image/png"/>
  <manifest:file-entry manifest:full-path="Pictures/10000000000001160000007FCEB7ABD08127B1D6.png" manifest:media-type="image/png"/>
  <manifest:file-entry manifest:full-path="Pictures/100000000000011700000081AE7408E95E5C26A8.png" manifest:media-type="image/png"/>
  <manifest:file-entry manifest:full-path="Pictures/10000000000002BB0000008A0B099C0A767590E5.png" manifest:media-type="image/png"/>
  <manifest:file-entry manifest:full-path="Pictures/100000000000011A0000007C8CC931E312AF25A7.png" manifest:media-type="image/png"/>
  <manifest:file-entry manifest:full-path="Pictures/10000000000001190000007A94782916F1699BBE.png" manifest:media-type="image/png"/>
  <manifest:file-entry manifest:full-path="Pictures/10000000000001190000007CA04CC6D6A7DDCB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0000000011900000082AC8E0152B0668B82.png" manifest:media-type="image/png"/>
  <manifest:file-entry manifest:full-path="Pictures/10000000000002230000013AA390BDFEBB253546.png" manifest:media-type="image/png"/>
  <manifest:file-entry manifest:full-path="Pictures/10000000000001D9000002425801605D0843414C.png" manifest:media-type="image/png"/>
  <manifest:file-entry manifest:full-path="Pictures/100000000000001D0000001C4458229623C73E74.png" manifest:media-type="image/png"/>
  <manifest:file-entry manifest:full-path="Pictures/1000020000000020000000206284DE9C05FFED8F.png" manifest:media-type="image/png"/>
  <manifest:file-entry manifest:full-path="Pictures/100000000000017B000000865D201AA928EACEBA.png" manifest:media-type="image/png"/>
  <manifest:file-entry manifest:full-path="Pictures/100000000000016800000075144F4EBD4AF43391.png" manifest:media-type="image/png"/>
  <manifest:file-entry manifest:full-path="Pictures/10000000000001680000006B871BF3342DABB59F.png" manifest:media-type="image/png"/>
  <manifest:file-entry manifest:full-path="Pictures/10000201000003940000023412B3FD27935819AB.png" manifest:media-type="image/png"/>
  <manifest:file-entry manifest:full-path="Pictures/100000000000016600000077AC7CADD76C1AA7D1.png" manifest:media-type="image/png"/>
  <manifest:file-entry manifest:full-path="Pictures/1000020000000030000000306F43286E97B59990.png" manifest:media-type="image/png"/>
  <manifest:file-entry manifest:full-path="Pictures/10000000000001190000008037E0AEE5FCA6560E.png" manifest:media-type="image/png"/>
  <manifest:file-entry manifest:full-path="Pictures/100000000000031C000000C28C3AF0CDAB2CC5D7.png" manifest:media-type="image/png"/>
  <manifest:file-entry manifest:full-path="Pictures/10000000000001D60000011F4EFA05B105CDE647.png" manifest:media-type="image/png"/>
  <manifest:file-entry manifest:full-path="Pictures/10000000000002360000013DA4BF851B3400252D.png" manifest:media-type="image/png"/>
  <manifest:file-entry manifest:full-path="Pictures/1000000000000117000000772D931DE13AA8D1F7.png" manifest:media-type="image/png"/>
  <manifest:file-entry manifest:full-path="Pictures/100000000000026B000000EFCF85B1C6621DE7EF.png" manifest:media-type="image/png"/>
  <manifest:file-entry manifest:full-path="Pictures/10000000000001160000007871DBC3EA8C3C3356.png" manifest:media-type="image/png"/>
  <manifest:file-entry manifest:full-path="Pictures/1000000000000186000000C8ACB8F8A3CE7E9A80.png" manifest:media-type="image/png"/>
  <manifest:file-entry manifest:full-path="Pictures/100000000000011600000080B0D9A2F81216510A.png" manifest:media-type="image/png"/>
  <manifest:file-entry manifest:full-path="Pictures/100000000000030B000002C5028F559C8E1C6FAA.png" manifest:media-type="image/png"/>
  <manifest:file-entry manifest:full-path="Pictures/10000000000002270000017E50619778FCCF7063.png" manifest:media-type="image/png"/>
  <manifest:file-entry manifest:full-path="Pictures/10000000000001190000007C13C04782A4A39C6A.png" manifest:media-type="image/png"/>
  <manifest:file-entry manifest:full-path="Pictures/10000000000001B5000001896A068A19216FA71C.png" manifest:media-type="image/png"/>
  <manifest:file-entry manifest:full-path="Pictures/10000000000002A500000147B8681D741228CB2D.png" manifest:media-type="image/png"/>
  <manifest:file-entry manifest:full-path="Pictures/100000000000014E00000180CD28510D31B96D52.png" manifest:media-type="image/png"/>
  <manifest:file-entry manifest:full-path="Pictures/10000000000002200000017D01576949F2F1B35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25" style:family="table">
      <style:table-properties style:width="17cm" fo:margin-left="0cm" fo:margin-right="0cm" fo:margin-top="0.3cm" fo:margin-bottom="0cm" table:align="margins" style:may-break-between-rows="true"/>
    </style:style>
    <style:style style:name="Table25.A" style:family="table-column">
      <style:table-column-properties style:column-width="4.699cm" style:rel-column-width="18114*"/>
    </style:style>
    <style:style style:name="Table25.B" style:family="table-column">
      <style:table-column-properties style:column-width="5.496cm" style:rel-column-width="21187*"/>
    </style:style>
    <style:style style:name="Table25.C" style:family="table-column">
      <style:table-column-properties style:column-width="6.805cm" style:rel-column-width="26234*"/>
    </style:style>
    <style:style style:name="Table25.1" style:family="table-row">
      <style:table-row-properties fo:keep-together="always"/>
    </style:style>
    <style:style style:name="Table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5.69cm" fo:margin-left="0.011cm" fo:margin-right="1.3cm" table:align="margins" fo:background-color="transparent" style:may-break-between-rows="false">
        <style:background-image/>
      </style:table-properties>
    </style:style>
    <style:style style:name="Table1.A" style:family="table-column">
      <style:table-column-properties style:column-width="7.807cm" style:rel-column-width="32609*"/>
    </style:style>
    <style:style style:name="Table1.B" style:family="table-column">
      <style:table-column-properties style:column-width="7.883cm" style:rel-column-width="3292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background-color="transparent" fo:padding="0.097cm" fo:border="none">
        <style:background-image/>
      </style:table-cell-properties>
    </style:style>
    <style:style style:name="Table6"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6.A" style:family="table-column">
      <style:table-column-properties style:column-width="5.297cm" style:rel-column-width="20419*"/>
    </style:style>
    <style:style style:name="Table6.B" style:family="table-column">
      <style:table-column-properties style:column-width="11.703cm"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6.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6" style:family="table-cell">
      <style:table-cell-properties fo:background-color="transparent" fo:padding="0.097cm" fo:border-left="none" fo:border-right="none" fo:border-top="none" fo:border-bottom="0.05pt solid #999999">
        <style:background-image/>
      </style:table-cell-properties>
    </style:style>
    <style:style style:name="Table6.B6" style:family="table-cell">
      <style:table-cell-properties fo:background-color="transparent" fo:padding="0.097cm" fo:border-left="none" fo:border-right="none" fo:border-top="none" fo:border-bottom="0.05pt solid #999999">
        <style:background-image/>
      </style:table-cell-properties>
    </style:style>
    <style:style style:name="Table6.A7" style:family="table-cell">
      <style:table-cell-properties fo:background-color="transparent" fo:padding="0.097cm" fo:border-left="none" fo:border-right="none" fo:border-top="none" fo:border-bottom="0.05pt solid #999999">
        <style:background-image/>
      </style:table-cell-properties>
    </style:style>
    <style:style style:name="Table6.B7" style:family="table-cell">
      <style:table-cell-properties fo:background-color="transparent" fo:padding="0.097cm" fo:border-left="none" fo:border-right="none" fo:border-top="none" fo:border-bottom="0.05pt solid #999999">
        <style:background-image/>
      </style:table-cell-properties>
    </style:style>
    <style:style style:name="Table6.A8" style:family="table-cell">
      <style:table-cell-properties fo:background-color="transparent" fo:padding="0.097cm" fo:border-left="none" fo:border-right="none" fo:border-top="none" fo:border-bottom="0.05pt solid #999999">
        <style:background-image/>
      </style:table-cell-properties>
    </style:style>
    <style:style style:name="Table6.B8" style:family="table-cell">
      <style:table-cell-properties fo:background-color="transparent" fo:padding="0.097cm" fo:border-left="none" fo:border-right="none" fo:border-top="none" fo:border-bottom="0.05pt solid #999999">
        <style:background-image/>
      </style:table-cell-properties>
    </style:style>
    <style:style style:name="Table6.A9" style:family="table-cell">
      <style:table-cell-properties fo:background-color="transparent" fo:padding="0.097cm" fo:border-left="none" fo:border-right="none" fo:border-top="none" fo:border-bottom="0.05pt solid #999999">
        <style:background-image/>
      </style:table-cell-properties>
    </style:style>
    <style:style style:name="Table6.B9" style:family="table-cell">
      <style:table-cell-properties fo:background-color="transparent" fo:padding="0.097cm" fo:border-left="none" fo:border-right="none" fo:border-top="none" fo:border-bottom="0.05pt solid #999999">
        <style:background-image/>
      </style:table-cell-properties>
    </style:style>
    <style:style style:name="Table6.A10" style:family="table-cell">
      <style:table-cell-properties fo:background-color="transparent" fo:padding="0.097cm" fo:border-left="none" fo:border-right="none" fo:border-top="none" fo:border-bottom="0.05pt solid #999999">
        <style:background-image/>
      </style:table-cell-properties>
    </style:style>
    <style:style style:name="Table6.B10" style:family="table-cell">
      <style:table-cell-properties fo:background-color="transparent" fo:padding="0.097cm" fo:border-left="none" fo:border-right="none" fo:border-top="none" fo:border-bottom="0.05pt solid #999999">
        <style:background-image/>
      </style:table-cell-properties>
    </style:style>
    <style:style style:name="Table6.A11" style:family="table-cell">
      <style:table-cell-properties fo:background-color="transparent" fo:padding="0.097cm" fo:border-left="none" fo:border-right="none" fo:border-top="none" fo:border-bottom="0.25pt solid #999999">
        <style:background-image/>
      </style:table-cell-properties>
    </style:style>
    <style:style style:name="Table6.B11" style:family="table-cell">
      <style:table-cell-properties fo:background-color="transparent" fo:padding="0.097cm" fo:border-left="none" fo:border-right="none" fo:border-top="none" fo:border-bottom="0.25pt solid #999999">
        <style:background-image/>
      </style:table-cell-properties>
    </style:style>
    <style:style style:name="Table8" style:family="table">
      <style:table-properties style:width="11.76cm" fo:margin-left="0.03cm" fo:margin-right="5.211cm" fo:margin-top="0cm" fo:margin-bottom="0.499cm" fo:break-before="auto" fo:break-after="auto" table:align="margins" fo:keep-with-next="auto" style:may-break-between-rows="true" table:border-model="collapsing"/>
    </style:style>
    <style:style style:name="Table8.A" style:family="table-column">
      <style:table-column-properties style:column-width="3.902cm" style:rel-column-width="21739*"/>
    </style:style>
    <style:style style:name="Table8.B" style:family="table-column">
      <style:table-column-properties style:column-width="4.332cm" style:rel-column-width="24139*"/>
    </style:style>
    <style:style style:name="Table8.C" style:family="table-column">
      <style:table-column-properties style:column-width="3.528cm"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101cm"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101cm"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101cm" fo:border-left="none" fo:border-right="none" fo:border-top="none" fo:border-bottom="0.05pt solid #999999" style:writing-mode="page">
        <style:background-image/>
      </style:table-cell-properties>
    </style:style>
    <style:style style:name="Table9" style:family="table">
      <style:table-properties style:width="10.8cm" fo:margin-left="0.03cm" fo:margin-right="6.17cm" fo:margin-top="0cm" fo:margin-bottom="0.4cm" table:align="margins" style:may-break-between-rows="false"/>
    </style:style>
    <style:style style:name="Table9.A" style:family="table-column">
      <style:table-column-properties style:column-width="2.799cm" style:rel-column-width="16985*"/>
    </style:style>
    <style:style style:name="Table9.B" style:family="table-column">
      <style:table-column-properties style:column-width="4.854cm" style:rel-column-width="29454*"/>
    </style:style>
    <style:style style:name="Table9.C" style:family="table-column">
      <style:table-column-properties style:column-width="3.147cm"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1cm"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1cm"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11.71cm" fo:margin-left="1.09cm" table:align="left"/>
    </style:style>
    <style:style style:name="Table11.A" style:family="table-column">
      <style:table-column-properties style:column-width="11.71cm"/>
    </style:style>
    <style:style style:name="Table11.A1" style:family="table-cell">
      <style:table-cell-properties fo:padding-left="0cm" fo:padding-right="0cm" fo:padding-top="0cm" fo:padding-bottom="0.101cm" fo:border="none"/>
    </style:style>
    <style:style style:name="Table11.2" style:family="table-row">
      <style:table-row-properties fo:keep-together="always"/>
    </style:style>
    <style:style style:name="Table14" style:family="table">
      <style:table-properties style:width="17cm" fo:margin-top="0cm" fo:margin-bottom="0.4cm" table:align="margins"/>
    </style:style>
    <style:style style:name="Table14.A" style:family="table-column">
      <style:table-column-properties style:column-width="5.35cm" style:rel-column-width="20626*"/>
    </style:style>
    <style:style style:name="Table14.B" style:family="table-column">
      <style:table-column-properties style:column-width="11.65cm" style:rel-column-width="44909*"/>
    </style:style>
    <style:style style:name="Table14.1" style:family="table-row">
      <style:table-row-properties fo:keep-together="always"/>
    </style:style>
    <style:style style:name="Table14.A1" style:family="table-cell">
      <style:table-cell-properties fo:padding="0cm" fo:border="none"/>
    </style:style>
    <style:style style:name="Table14.A6" style:family="table-cell">
      <style:table-cell-properties style:vertical-align="top" fo:padding="0cm" fo:border="non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left="0.101cm" fo:padding-right="0.101cm" fo:padding-top="0cm" fo:padding-bottom="0.199cm" fo:border="none" style:writing-mode="page">
        <style:background-image/>
      </style:table-cell-properties>
    </style:style>
    <style:style style:name="Table7.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101cm" fo:padding-right="0.101cm" fo:padding-top="0.101cm" fo:padding-bottom="0.199cm" fo:border="none" style:writing-mode="page">
        <style:background-image/>
      </style:table-cell-properties>
    </style:style>
    <style:style style:name="Table15" style:family="table">
      <style:table-properties style:width="16.896cm" fo:margin-left="0.062cm" fo:margin-right="0.042cm" fo:margin-top="0cm" fo:margin-bottom="0.4cm" table:align="margins" style:may-break-between-rows="false"/>
    </style:style>
    <style:style style:name="Table15.A" style:family="table-column">
      <style:table-column-properties style:column-width="2.99cm" style:rel-column-width="11596*"/>
    </style:style>
    <style:style style:name="Table15.B" style:family="table-column">
      <style:table-column-properties style:column-width="13.907cm"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101cm"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101cm"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16.896cm" fo:margin-left="0.062cm" fo:margin-right="0.042cm" fo:margin-top="0cm" fo:margin-bottom="0.4cm" table:align="margins" style:may-break-between-rows="false"/>
    </style:style>
    <style:style style:name="Table12.A" style:family="table-column">
      <style:table-column-properties style:column-width="8.195cm" style:rel-column-width="31785*"/>
    </style:style>
    <style:style style:name="Table12.B" style:family="table-column">
      <style:table-column-properties style:column-width="8.701cm"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101cm"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101cm"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13.27cm" fo:margin-left="1.453cm" fo:margin-right="2.277cm" table:align="margins"/>
    </style:style>
    <style:style style:name="Table13.A" style:family="table-column">
      <style:table-column-properties style:column-width="7.063cm" style:rel-column-width="34880*"/>
    </style:style>
    <style:style style:name="Table13.B" style:family="table-column">
      <style:table-column-properties style:column-width="6.207cm" style:rel-column-width="30655*"/>
    </style:style>
    <style:style style:name="Table16" style:family="table">
      <style:table-properties style:width="14.7cm" fo:margin-left="0cm" fo:margin-right="2.3cm" fo:margin-top="0cm" fo:margin-bottom="0.3cm" table:align="margins"/>
    </style:style>
    <style:style style:name="Table16.A" style:family="table-column">
      <style:table-column-properties style:column-width="10.797cm" style:rel-column-width="48132*"/>
    </style:style>
    <style:style style:name="Table16.B" style:family="table-column">
      <style:table-column-properties style:column-width="3.903cm" style:rel-column-width="17403*"/>
    </style:style>
    <style:style style:name="Table16.1" style:family="table-row">
      <style:table-row-properties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le17" style:family="table">
      <style:table-properties style:width="17cm" table:align="margins"/>
    </style:style>
    <style:style style:name="Table17.A" style:family="table-column">
      <style:table-column-properties style:column-width="0.796cm" style:rel-column-width="3066*"/>
    </style:style>
    <style:style style:name="Table17.B" style:family="table-column">
      <style:table-column-properties style:column-width="16.205cm" style:rel-column-width="62469*"/>
    </style:style>
    <style:style style:name="Table18" style:family="table">
      <style:table-properties style:width="16.995cm" fo:margin-top="0cm" fo:margin-bottom="0.4cm" table:align="left"/>
    </style:style>
    <style:style style:name="Table18.A" style:family="table-column">
      <style:table-column-properties style:column-width="3.082cm"/>
    </style:style>
    <style:style style:name="Table18.B" style:family="table-column">
      <style:table-column-properties style:column-width="13.914cm"/>
    </style:style>
    <style:style style:name="Table18.A1" style:family="table-cell">
      <style:table-cell-properties fo:padding="0cm" fo:border="none"/>
    </style:style>
    <style:style style:name="Table4" style:family="table">
      <style:table-properties style:width="9.657cm" fo:margin-left="0cm" fo:margin-right="0.019cm" table:align="margins"/>
    </style:style>
    <style:style style:name="Table4.A" style:family="table-column">
      <style:table-column-properties style:column-width="0.686cm" style:rel-column-width="4656*"/>
    </style:style>
    <style:style style:name="Table4.B" style:family="table-column">
      <style:table-column-properties style:column-width="4.267cm" style:rel-column-width="28955*"/>
    </style:style>
    <style:style style:name="Table4.C" style:family="table-column">
      <style:table-column-properties style:column-width="0.711cm" style:rel-column-width="4823*"/>
    </style:style>
    <style:style style:name="Table4.D" style:family="table-column">
      <style:table-column-properties style:column-width="3.993cm" style:rel-column-width="27101*"/>
    </style:style>
    <style:style style:name="Table4.A1" style:family="table-cell">
      <style:table-cell-properties fo:padding="0cm" fo:border="none"/>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style:vertical-align="middle" fo:padding="0.097cm" fo:border="none"/>
    </style:style>
    <style:style style:name="Table5" style:family="table">
      <style:table-properties style:width="16.99cm" fo:margin-left="0cm" fo:margin-right="0.011cm" fo:margin-top="0.199cm" fo:margin-bottom="0.4cm" table:align="margins" style:may-break-between-rows="true"/>
    </style:style>
    <style:style style:name="Table5.A" style:family="table-column">
      <style:table-column-properties style:column-width="2.06cm" style:rel-column-width="7946*"/>
    </style:style>
    <style:style style:name="Table5.B" style:family="table-column">
      <style:table-column-properties style:column-width="14.93cm" style:rel-column-width="57589*"/>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top="0cm" fo:margin-bottom="0.4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ext_20_Note" style:master-page-name="">
      <style:paragraph-properties style:page-number="auto" fo:keep-with-next="always"/>
      <style:text-properties officeooo:paragraph-rsid="0053fda4"/>
    </style:style>
    <style:style style:name="P5" style:family="paragraph" style:parent-style-name="Table_20_Contents">
      <style:text-properties officeooo:paragraph-rsid="0053fda4"/>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text-properties officeooo:paragraph-rsid="00829585"/>
    </style:style>
    <style:style style:name="P8" style:family="paragraph" style:parent-style-name="Table_20_Contents">
      <style:text-properties officeooo:paragraph-rsid="0086fd34"/>
    </style:style>
    <style:style style:name="P9" style:family="paragraph" style:parent-style-name="Table_20_Contents">
      <style:text-properties officeooo:paragraph-rsid="00a868e9"/>
    </style:style>
    <style:style style:name="P10" style:family="paragraph" style:parent-style-name="Table_20_Heading">
      <style:text-properties officeooo:paragraph-rsid="0053fda4"/>
    </style:style>
    <style:style style:name="P11" style:family="paragraph" style:parent-style-name="Figure">
      <style:text-properties officeooo:paragraph-rsid="0053fda4"/>
    </style:style>
    <style:style style:name="P12" style:family="paragraph" style:parent-style-name="Figure">
      <style:text-properties officeooo:paragraph-rsid="0069660c"/>
    </style:style>
    <style:style style:name="P13" style:family="paragraph" style:parent-style-name="Caption">
      <style:text-properties officeooo:paragraph-rsid="0053fda4"/>
    </style:style>
    <style:style style:name="P14" style:family="paragraph" style:parent-style-name="Caption">
      <style:paragraph-properties fo:text-align="center" style:justify-single-word="false"/>
    </style:style>
    <style:style style:name="P15" style:family="paragraph" style:parent-style-name="Caption">
      <style:text-properties officeooo:paragraph-rsid="0067e51d"/>
    </style:style>
    <style:style style:name="P16" style:family="paragraph" style:parent-style-name="Caption">
      <style:paragraph-properties fo:margin-top="0cm" fo:margin-bottom="0.3cm" loext:contextual-spacing="false"/>
    </style:style>
    <style:style style:name="P17" style:family="paragraph" style:parent-style-name="Text_20_Note">
      <style:text-properties officeooo:paragraph-rsid="0053fda4"/>
    </style:style>
    <style:style style:name="P18" style:family="paragraph" style:parent-style-name="Text_20_Note">
      <style:text-properties officeooo:rsid="008a7e8b" officeooo:paragraph-rsid="008a7e8b"/>
    </style:style>
    <style:style style:name="P19" style:family="paragraph" style:parent-style-name="Text_20_Body_20_List_20_Intro">
      <style:text-properties officeooo:paragraph-rsid="0053fda4"/>
    </style:style>
    <style:style style:name="P20" style:family="paragraph" style:parent-style-name="Text_20_body">
      <style:text-properties officeooo:paragraph-rsid="0053fda4"/>
    </style:style>
    <style:style style:name="P21" style:family="paragraph" style:parent-style-name="Text_20_body">
      <style:text-properties officeooo:paragraph-rsid="0055bb0b"/>
    </style:style>
    <style:style style:name="P22" style:family="paragraph" style:parent-style-name="Text_20_body">
      <style:text-properties officeooo:paragraph-rsid="00560f57"/>
    </style:style>
    <style:style style:name="P23" style:family="paragraph" style:parent-style-name="Text_20_body">
      <style:text-properties officeooo:paragraph-rsid="0057c9e1"/>
    </style:style>
    <style:style style:name="P24" style:family="paragraph" style:parent-style-name="Text_20_body">
      <style:text-properties officeooo:rsid="0064f426" officeooo:paragraph-rsid="0064f426"/>
    </style:style>
    <style:style style:name="P25" style:family="paragraph" style:parent-style-name="Text_20_body">
      <style:text-properties officeooo:paragraph-rsid="00687acb"/>
    </style:style>
    <style:style style:name="P26" style:family="paragraph" style:parent-style-name="Text_20_body">
      <style:text-properties officeooo:paragraph-rsid="006b7c84"/>
    </style:style>
    <style:style style:name="P27" style:family="paragraph" style:parent-style-name="Text_20_body">
      <style:text-properties officeooo:paragraph-rsid="006f2476"/>
    </style:style>
    <style:style style:name="P28" style:family="paragraph" style:parent-style-name="Text_20_body">
      <style:text-properties officeooo:paragraph-rsid="00890cb0"/>
    </style:style>
    <style:style style:name="P29" style:family="paragraph" style:parent-style-name="Text_20_body">
      <style:text-properties officeooo:paragraph-rsid="008a7e8b"/>
    </style:style>
    <style:style style:name="P30" style:family="paragraph" style:parent-style-name="Text_20_body">
      <style:text-properties officeooo:rsid="00613ef0" officeooo:paragraph-rsid="00890cb0"/>
    </style:style>
    <style:style style:name="P31" style:family="paragraph" style:parent-style-name="Text_20_body">
      <style:text-properties officeooo:paragraph-rsid="008d15c5"/>
    </style:style>
    <style:style style:name="P32" style:family="paragraph" style:parent-style-name="Text_20_body">
      <style:text-properties officeooo:paragraph-rsid="00a5438a"/>
    </style:style>
    <style:style style:name="P33" style:family="paragraph" style:parent-style-name="Text_20_body">
      <style:text-properties officeooo:paragraph-rsid="00ba24b7"/>
    </style:style>
    <style:style style:name="P34" style:family="paragraph" style:parent-style-name="Table_20_index_20_1">
      <style:text-properties officeooo:paragraph-rsid="0053fda4"/>
    </style:style>
    <style:style style:name="P35" style:family="paragraph" style:parent-style-name="Footnote">
      <style:text-properties officeooo:rsid="00a0de64" officeooo:paragraph-rsid="00a0de64"/>
    </style:style>
    <style:style style:name="P36" style:family="paragraph" style:parent-style-name="Caption">
      <style:paragraph-properties fo:margin-top="0cm" fo:margin-bottom="0.199cm" loext:contextual-spacing="false"/>
    </style:style>
    <style:style style:name="P37" style:family="paragraph" style:parent-style-name="Guide_20_Name">
      <style:text-properties fo:language="en" fo:country="US" officeooo:rsid="007efc24" officeooo:paragraph-rsid="007efc24"/>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4">
      <style:paragraph-properties>
        <style:tab-stops>
          <style:tab-stop style:position="15.503cm" style:type="right" style:leader-style="dotted" style:leader-text="."/>
        </style:tab-stops>
      </style:paragraph-properties>
    </style:style>
    <style:style style:name="P42" style:family="paragraph" style:parent-style-name="Text_20_body">
      <style:paragraph-properties fo:keep-with-next="auto"/>
      <style:text-properties officeooo:paragraph-rsid="0053fda4"/>
    </style:style>
    <style:style style:name="P43" style:family="paragraph" style:parent-style-name="Table">
      <style:paragraph-properties fo:keep-with-next="always"/>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053fda4"/>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fo:language="en" fo:country="US"/>
    </style:style>
    <style:style style:name="P48" style:family="paragraph" style:parent-style-name="Heading_20_2">
      <style:text-properties officeooo:paragraph-rsid="0053fda4"/>
    </style:style>
    <style:style style:name="P49" style:family="paragraph" style:parent-style-name="Heading_20_2" style:master-page-name="">
      <style:paragraph-properties style:page-number="auto" fo:break-before="auto" fo:break-after="auto"/>
      <style:text-properties officeooo:paragraph-rsid="0053fda4"/>
    </style:style>
    <style:style style:name="P50" style:family="paragraph" style:parent-style-name="Heading_20_3">
      <style:text-properties fo:language="en" fo:country="US"/>
    </style:style>
    <style:style style:name="P51" style:family="paragraph" style:parent-style-name="Heading_20_3">
      <style:text-properties officeooo:paragraph-rsid="0053fda4"/>
    </style:style>
    <style:style style:name="P52" style:family="paragraph" style:parent-style-name="Heading_20_3" style:master-page-name="">
      <style:paragraph-properties style:page-number="auto" fo:keep-with-next="auto"/>
      <style:text-properties officeooo:paragraph-rsid="0053fda4"/>
    </style:style>
    <style:style style:name="P53" style:family="paragraph" style:parent-style-name="Heading_20_4">
      <style:text-properties officeooo:paragraph-rsid="0053fda4"/>
    </style:style>
    <style:style style:name="P54" style:family="paragraph" style:parent-style-name="Heading_20_Caution">
      <style:text-properties fo:color="#000000" style:font-name="Liberation Sans5" fo:font-size="13pt" fo:font-weight="bold" officeooo:rsid="00bbafe9" officeooo:paragraph-rsid="00bbafe9" style:font-size-asian="10.5pt" style:font-weight-asian="normal" style:font-weight-complex="normal"/>
    </style:style>
    <style:style style:name="P55" style:family="paragraph" style:parent-style-name="Heading_20_Caution">
      <style:text-properties officeooo:paragraph-rsid="0053fda4"/>
    </style:style>
    <style:style style:name="P56" style:family="paragraph" style:parent-style-name="Heading_20_Note">
      <style:text-properties officeooo:paragraph-rsid="0053fda4"/>
    </style:style>
    <style:style style:name="P57" style:family="paragraph" style:parent-style-name="Heading_20_Tip">
      <style:text-properties officeooo:paragraph-rsid="0053fda4"/>
    </style:style>
    <style:style style:name="P58" style:family="paragraph" style:parent-style-name="Heading_20_Tip">
      <style:text-properties officeooo:rsid="008a7e8b" officeooo:paragraph-rsid="008a7e8b"/>
    </style:style>
    <style:style style:name="P59" style:family="paragraph" style:parent-style-name="List_20_1">
      <style:text-properties officeooo:paragraph-rsid="0053fda4"/>
    </style:style>
    <style:style style:name="P60" style:family="paragraph" style:parent-style-name="List_20_1">
      <style:text-properties officeooo:paragraph-rsid="00a3d0c8"/>
    </style:style>
    <style:style style:name="P61" style:family="paragraph" style:parent-style-name="Numbering_20_1" style:list-style-name="Numbering_20_1">
      <style:text-properties officeooo:paragraph-rsid="0053fda4"/>
    </style:style>
    <style:style style:name="P6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8c793e" style:font-style-asian="italic" style:font-style-complex="italic"/>
    </style:style>
    <style:style style:name="T6" style:family="text">
      <style:text-properties fo:language="en" fo:country="US"/>
    </style:style>
    <style:style style:name="T7" style:family="text">
      <style:text-properties fo:language="en" fo:country="US" officeooo:rsid="0053fda4"/>
    </style:style>
    <style:style style:name="T8" style:family="text">
      <style:text-properties style:font-name="Times New Roman"/>
    </style:style>
    <style:style style:name="T9" style:family="text">
      <style:text-properties text:display="none"/>
    </style:style>
    <style:style style:name="T10" style:family="text">
      <style:text-properties officeooo:rsid="004ff219"/>
    </style:style>
    <style:style style:name="T11" style:family="text">
      <style:text-properties officeooo:rsid="0053fda4"/>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style:font-name="Liberation Sans2" fo:font-size="11pt" officeooo:rsid="00847f38" style:font-size-asian="10.5pt"/>
    </style:style>
    <style:style style:name="T40" style:family="text">
      <style:text-properties style:font-name="Liberation Sans2" fo:font-size="11pt" officeooo:rsid="0085addf" style:font-size-asian="10.5pt"/>
    </style:style>
    <style:style style:name="T41" style:family="text">
      <style:text-properties style:font-name="Liberation Sans2" fo:font-size="11pt" officeooo:rsid="0086fd34" style:font-size-asian="10.5pt"/>
    </style:style>
    <style:style style:name="T42" style:family="text">
      <style:text-properties style:font-name="Liberation Sans2" fo:font-size="11pt" officeooo:rsid="00882341" style:font-size-asian="10.5pt"/>
    </style:style>
    <style:style style:name="T43" style:family="text">
      <style:text-properties style:font-name="Liberation Sans2" fo:font-size="11pt" officeooo:rsid="00890cb0" style:font-size-asian="10.5pt"/>
    </style:style>
    <style:style style:name="T44" style:family="text">
      <style:text-properties style:font-name="Liberation Sans2" fo:font-size="11pt" officeooo:rsid="008a7e8b" style:font-size-asian="10.5pt"/>
    </style:style>
    <style:style style:name="T45" style:family="text">
      <style:text-properties style:font-name="Liberation Sans2" fo:font-size="11pt" officeooo:rsid="008b4cae" style:font-size-asian="10.5pt"/>
    </style:style>
    <style:style style:name="T46" style:family="text">
      <style:text-properties style:font-name="Liberation Sans2" fo:font-size="11pt" officeooo:rsid="008c793e" style:font-size-asian="10.5pt"/>
    </style:style>
    <style:style style:name="T47" style:family="text">
      <style:text-properties style:font-name="Liberation Sans2" fo:font-size="11pt" officeooo:rsid="008d15c5" style:font-size-asian="10.5pt"/>
    </style:style>
    <style:style style:name="T48" style:family="text">
      <style:text-properties style:font-name="Liberation Sans2" fo:font-size="11pt" officeooo:rsid="009a2ee3" style:font-size-asian="10.5pt"/>
    </style:style>
    <style:style style:name="T49" style:family="text">
      <style:text-properties style:font-name="Liberation Sans2" fo:font-size="11pt" officeooo:rsid="009ae49d" style:font-size-asian="10.5pt"/>
    </style:style>
    <style:style style:name="T50" style:family="text">
      <style:text-properties style:font-name="Liberation Sans2" fo:font-size="11pt" officeooo:rsid="009b2910" style:font-size-asian="10.5pt"/>
    </style:style>
    <style:style style:name="T51" style:family="text">
      <style:text-properties style:font-name="Liberation Sans2" fo:font-size="11pt" officeooo:rsid="009db709" style:font-size-asian="10.5pt"/>
    </style:style>
    <style:style style:name="T52" style:family="text">
      <style:text-properties style:font-name="Liberation Sans2" fo:font-size="11pt" officeooo:rsid="009df8f3" style:font-size-asian="10.5pt"/>
    </style:style>
    <style:style style:name="T53" style:family="text">
      <style:text-properties style:font-name="Liberation Sans2" fo:font-size="11pt" officeooo:rsid="009fe408" style:font-size-asian="10.5pt"/>
    </style:style>
    <style:style style:name="T54" style:family="text">
      <style:text-properties style:font-name="Liberation Sans2" fo:font-size="11pt" officeooo:rsid="00a23c5c" style:font-size-asian="10.5pt"/>
    </style:style>
    <style:style style:name="T55" style:family="text">
      <style:text-properties style:font-name="Liberation Sans2" fo:font-size="11pt" officeooo:rsid="00a3144f" style:font-size-asian="10.5pt"/>
    </style:style>
    <style:style style:name="T56" style:family="text">
      <style:text-properties style:font-name="Liberation Sans2" fo:font-size="11pt" officeooo:rsid="00a3d0c8" style:font-size-asian="10.5pt"/>
    </style:style>
    <style:style style:name="T57" style:family="text">
      <style:text-properties style:font-name="Liberation Sans2" fo:font-size="11pt" officeooo:rsid="00bf029e" style:font-size-asian="10.5pt"/>
    </style:style>
    <style:style style:name="T58" style:family="text">
      <style:text-properties style:font-name="Liberation Sans2" fo:font-size="11pt" fo:font-style="italic" officeooo:rsid="00847f38" style:font-size-asian="10.5pt" style:font-style-asian="italic" style:font-style-complex="italic"/>
    </style:style>
    <style:style style:name="T59" style:family="text">
      <style:text-properties style:font-name="Liberation Sans2" fo:font-size="11pt" fo:font-style="italic" officeooo:rsid="00ab948c" style:font-size-asian="10.5pt" style:font-style-asian="italic" style:font-style-complex="italic"/>
    </style:style>
    <style:style style:name="T60" style:family="text">
      <style:text-properties officeooo:rsid="0085addf"/>
    </style:style>
    <style:style style:name="T61" style:family="text">
      <style:text-properties officeooo:rsid="0086fd34"/>
    </style:style>
    <style:style style:name="T62" style:family="text">
      <style:text-properties style:font-name="Liberation Sans4" fo:font-size="11pt" fo:font-style="italic" officeooo:rsid="0086fd34" style:font-size-asian="10.5pt" style:font-style-asian="italic" style:font-weight-asian="normal" style:font-size-complex="12pt" style:font-style-complex="italic" style:font-weight-complex="normal"/>
    </style:style>
    <style:style style:name="T63" style:family="text">
      <style:text-properties style:font-name="Liberation Sans4" fo:font-size="11pt" fo:font-style="italic" officeooo:rsid="008a7e8b" style:font-size-asian="10.5pt" style:font-style-asian="italic" style:font-weight-asian="normal" style:font-size-complex="12pt" style:font-style-complex="italic" style:font-weight-complex="normal"/>
    </style:style>
    <style:style style:name="T64" style:family="text">
      <style:text-properties style:font-name="Liberation Sans1" officeooo:rsid="0086fd34"/>
    </style:style>
    <style:style style:name="T65" style:family="text">
      <style:text-properties style:font-name="Liberation Sans1" officeooo:rsid="009df8f3"/>
    </style:style>
    <style:style style:name="T66" style:family="text">
      <style:text-properties officeooo:rsid="00882341"/>
    </style:style>
    <style:style style:name="T67" style:family="text">
      <style:text-properties officeooo:rsid="00890cb0"/>
    </style:style>
    <style:style style:name="T68" style:family="text">
      <style:text-properties officeooo:rsid="008a7e8b"/>
    </style:style>
    <style:style style:name="T69" style:family="text">
      <style:text-properties style:font-name="Liberation Sans5" fo:font-size="11pt" fo:font-weight="bold" officeooo:rsid="008a7e8b" style:font-size-asian="10.5pt" style:font-weight-asian="bold" style:font-weight-complex="bold"/>
    </style:style>
    <style:style style:name="T70" style:family="text">
      <style:text-properties style:text-position="sub 58%"/>
    </style:style>
    <style:style style:name="T71" style:family="text">
      <style:text-properties fo:color="#18a303" style:font-name="Liberation Sans5" fo:font-size="14pt" fo:font-style="normal" fo:font-weight="bold" officeooo:rsid="008a7e8b" style:font-size-asian="10.5pt" style:font-style-asian="italic" style:font-weight-asian="normal" style:font-size-complex="14pt" style:font-style-complex="italic" style:font-weight-complex="normal"/>
    </style:style>
    <style:style style:name="T72" style:family="text">
      <style:text-properties officeooo:rsid="008b4cae"/>
    </style:style>
    <style:style style:name="T73" style:family="text">
      <style:text-properties officeooo:rsid="008c793e"/>
    </style:style>
    <style:style style:name="T74" style:family="text">
      <style:text-properties officeooo:rsid="008d15c5"/>
    </style:style>
    <style:style style:name="T75" style:family="text">
      <style:text-properties fo:font-size="11pt" officeooo:rsid="008d15c5"/>
    </style:style>
    <style:style style:name="T76" style:family="text">
      <style:text-properties officeooo:rsid="009035a2"/>
    </style:style>
    <style:style style:name="T77" style:family="text">
      <style:text-properties officeooo:rsid="00911a35"/>
    </style:style>
    <style:style style:name="T78" style:family="text">
      <style:text-properties officeooo:rsid="00955d3f"/>
    </style:style>
    <style:style style:name="T79" style:family="text">
      <style:text-properties officeooo:rsid="00987008"/>
    </style:style>
    <style:style style:name="T80" style:family="text">
      <style:text-properties officeooo:rsid="009ae49d"/>
    </style:style>
    <style:style style:name="T81" style:family="text">
      <style:text-properties officeooo:rsid="009b2910"/>
    </style:style>
    <style:style style:name="T82" style:family="text">
      <style:text-properties officeooo:rsid="009db709"/>
    </style:style>
    <style:style style:name="T83" style:family="text">
      <style:text-properties officeooo:rsid="009df8f3"/>
    </style:style>
    <style:style style:name="T84" style:family="text">
      <style:text-properties officeooo:rsid="009fe408"/>
    </style:style>
    <style:style style:name="T85" style:family="text">
      <style:text-properties officeooo:rsid="00a16f9a"/>
    </style:style>
    <style:style style:name="T86" style:family="text">
      <style:text-properties officeooo:rsid="00a23c5c"/>
    </style:style>
    <style:style style:name="T87" style:family="text">
      <style:text-properties officeooo:rsid="00a3144f"/>
    </style:style>
    <style:style style:name="T88" style:family="text">
      <style:text-properties officeooo:rsid="00a3d0c8"/>
    </style:style>
    <style:style style:name="T89" style:family="text">
      <style:text-properties officeooo:rsid="00a4eef8"/>
    </style:style>
    <style:style style:name="T90" style:family="text">
      <style:text-properties officeooo:rsid="00a5438a"/>
    </style:style>
    <style:style style:name="T91" style:family="text">
      <style:text-properties officeooo:rsid="00a56c57"/>
    </style:style>
    <style:style style:name="T92" style:family="text">
      <style:text-properties officeooo:rsid="00a868e9"/>
    </style:style>
    <style:style style:name="T93" style:family="text">
      <style:text-properties officeooo:rsid="00ab948c"/>
    </style:style>
    <style:style style:name="T94" style:family="text">
      <style:text-properties officeooo:rsid="00bf029e"/>
    </style:style>
    <style:style style:name="T95"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515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138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shadow="none" draw:shadow-opacity="100%" style:mirror="none" fo:clip="rect(0cm, 0cm, 0.1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29" draw:name="Image1" text:anchor-type="as-char" svg:width="8.467cm" svg:height="1.778cm" draw:z-index="0"><draw:image xlink:href="Pictures/10000201000003E8000000D2A7FE72F00FFCF111.png" xlink:type="simple" xlink:show="embed" xlink:actuate="onLoad" loext:mime-type="image/png"/></draw:frame></text:p>
      <text:p text:style-name="P37">Průvodce programem Calc</text:p>
      <text:p text:style-name="Title">Kapitola 7 <text:line-break/>Použití vzorců a funkcí</text:p>
      <text:p text:style-name="Subtitle"/>
      <text:section text:style-name="Sect1" text:name="CG6407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5-08T08:31:51.08200012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0">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Gordon Bates</text:p>
            </table:table-cell>
          </table:table-row>
        </table:table>
        <text:h text:style-name="P50"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Olivier Hallot</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512160039"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50.343000185" text:fixed="true">červen</text:date><text:s/><text:date style:data-style-name="N107" text:date-value="2020-06-16T19:32:53.963999957" text:fixed="true">2020</text:date>. Kniha je určena pro LibreOffice <text:user-defined style:data-style-name="N0" text:name="LibreOffive Version">6.4</text:user-defined>.</text:p>
        <text:h text:style-name="P49" text:outline-level="2"><text:bookmark-start text:name="__RefHeading___Toc128285_3024144196"/>Používání LibreOffice na systému macOS<text:bookmark-end text:name="__RefHeading___Toc128285_3024144196"/></text:h>
        <text:p text:style-name="P2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0">Windows nebo Linux</text:p>
            </table:table-cell>
            <table:table-cell table:style-name="Table25.A1" office:value-type="string">
              <text:p text:style-name="P10">Ekvivalent pro macOS</text:p>
            </table:table-cell>
            <table:table-cell table:style-name="Table25.A1" office:value-type="string">
              <text:p text:style-name="P10">Výsledek</text:p>
            </table:table-cell>
          </table:table-row>
          <table:table-row table:style-name="Table25.1">
            <table:table-cell table:style-name="Table25.A2" office:value-type="string">
              <text:p text:style-name="P5"><text:span text:style-name="Strong_20_Emphasis">Nástroje &gt; Možnosti</text:span> výběr v nabídce</text:p>
            </table:table-cell>
            <table:table-cell table:style-name="Table25.A2" office:value-type="string">
              <text:p text:style-name="P5"><text:span text:style-name="Strong_20_Emphasis">LibreOffice &gt; Předvolby</text:span></text:p>
            </table:table-cell>
            <table:table-cell table:style-name="Table25.A2" office:value-type="string">
              <text:p text:style-name="P5">Otevřou se možnosti nastavení</text:p>
            </table:table-cell>
          </table:table-row>
          <table:table-row table:style-name="Table25.1">
            <table:table-cell table:style-name="Table25.A2" office:value-type="string">
              <text:p text:style-name="P5">Klepnutí pravým tlačítkem</text:p>
            </table:table-cell>
            <table:table-cell table:style-name="Table25.A2" office:value-type="string">
              <text:p text:style-name="P5">Ctrl + kliknout a/nebo kliknutí pravým tlačítkem v závislosti na operačním systému počítače</text:p>
            </table:table-cell>
            <table:table-cell table:style-name="Table25.A2" office:value-type="string">
              <text:p text:style-name="P5">Otevře se místní nabídka</text:p>
            </table:table-cell>
          </table:table-row>
          <table:table-row table:style-name="Table25.1">
            <table:table-cell table:style-name="Table25.A2" office:value-type="string">
              <text:p text:style-name="P5"><text:span text:style-name="Keystroke">Ctrl (Control)</text:span></text:p>
            </table:table-cell>
            <table:table-cell table:style-name="Table25.A2" office:value-type="string">
              <text:p text:style-name="P5"><text:span text:style-name="Keystroke">⌘ (Command)</text:span></text:p>
            </table:table-cell>
            <table:table-cell table:style-name="Table25.A2" office:value-type="string">
              <text:p text:style-name="P5">Používá se také s dalšími klávesami</text:p>
            </table:table-cell>
          </table:table-row>
          <table:table-row table:style-name="Table25.1">
            <table:table-cell table:style-name="Table25.A2" office:value-type="string">
              <text:p text:style-name="P9"><text:span text:style-name="Keystroke">Ctrl + Q</text:span></text:p>
            </table:table-cell>
            <table:table-cell table:style-name="Table25.A2" office:value-type="string">
              <text:p text:style-name="P5"><text:span text:style-name="Keystroke">⌘ + Q</text:span></text:p>
            </table:table-cell>
            <table:table-cell table:style-name="Table25.A2" office:value-type="string">
              <text:p text:style-name="P5">Ukončí LibreOffice</text:p>
            </table:table-cell>
          </table:table-row>
          <table:table-row table:style-name="Table25.1">
            <table:table-cell table:style-name="Table25.A2" office:value-type="string">
              <text:p text:style-name="P5"><text:span text:style-name="Keystroke">F11</text:span></text:p>
            </table:table-cell>
            <table:table-cell table:style-name="Table25.A2" office:value-type="string">
              <text:p text:style-name="P5"><text:span text:style-name="Keystroke">⌘</text:span> + <text:span text:style-name="Keystroke">T</text:span></text:p>
            </table:table-cell>
            <table:table-cell table:style-name="Table25.A2" office:value-type="string">
              <text:p text:style-name="P5">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1847_1473846649" text:style-name="Index_20_Link" text:visited-style-name="Index_20_Link">Pro toto vydání<text:tab/>2</text:a></text:p>
            <text:p text:style-name="P40"><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128285_3024144196" text:style-name="Index_20_Link" text:visited-style-name="Index_20_Link">Používání LibreOffice na systému macOS<text:tab/>2</text:a></text:p>
            <text:p text:style-name="P38"><text:a xlink:type="simple" xlink:href="#__RefHeading___Toc1331_4256543436" text:style-name="Index_20_Link" text:visited-style-name="Index_20_Link">Úvod<text:tab/>5</text:a></text:p>
            <text:p text:style-name="P38"><text:a xlink:type="simple" xlink:href="#__RefHeading__5596_1807884836" text:style-name="Index_20_Link" text:visited-style-name="Index_20_Link">Nastavení sešitu<text:tab/>5</text:a></text:p>
            <text:p text:style-name="P39"><text:a xlink:type="simple" xlink:href="#__RefHeading__5598_1807884836" text:style-name="Index_20_Link" text:visited-style-name="Index_20_Link">Problém pevných hodnot<text:tab/>5</text:a></text:p>
            <text:p text:style-name="P39"><text:a xlink:type="simple" xlink:href="#__RefHeading__5600_1807884836" text:style-name="Index_20_Link" text:visited-style-name="Index_20_Link">Nedostatek dokumentace<text:tab/>5</text:a></text:p>
            <text:p text:style-name="P39"><text:a xlink:type="simple" xlink:href="#__RefHeading__5602_1807884836" text:style-name="Index_20_Link" text:visited-style-name="Index_20_Link">Vzorce pro kontrolu chyb<text:tab/>5</text:a></text:p>
            <text:p text:style-name="P38"><text:a xlink:type="simple" xlink:href="#__RefHeading__40471_381637933" text:style-name="Index_20_Link" text:visited-style-name="Index_20_Link">Tvorba vzorců<text:tab/>6</text:a></text:p>
            <text:p text:style-name="P39"><text:a xlink:type="simple" xlink:href="#__RefHeading__40473_381637933" text:style-name="Index_20_Link" text:visited-style-name="Index_20_Link">Operátory ve vzorcích<text:tab/>6</text:a></text:p>
            <text:p text:style-name="P39"><text:a xlink:type="simple" xlink:href="#__RefHeading__40475_381637933" text:style-name="Index_20_Link" text:visited-style-name="Index_20_Link">Typy operátorů<text:tab/>8</text:a></text:p>
            <text:p text:style-name="P40"><text:a xlink:type="simple" xlink:href="#__RefHeading__40477_381637933" text:style-name="Index_20_Link" text:visited-style-name="Index_20_Link">Aritmetické operátory<text:tab/>8</text:a></text:p>
            <text:p text:style-name="P40"><text:a xlink:type="simple" xlink:href="#__RefHeading__40479_381637933" text:style-name="Index_20_Link" text:visited-style-name="Index_20_Link">Porovnávací operátory<text:tab/>8</text:a></text:p>
            <text:p text:style-name="P40"><text:a xlink:type="simple" xlink:href="#__RefHeading__40481_381637933" text:style-name="Index_20_Link" text:visited-style-name="Index_20_Link">Textové operátory<text:tab/>9</text:a></text:p>
            <text:p text:style-name="P40"><text:a xlink:type="simple" xlink:href="#__RefHeading__40483_381637933" text:style-name="Index_20_Link" text:visited-style-name="Index_20_Link">Referenční operátory<text:tab/>9</text:a></text:p>
            <text:p text:style-name="P41"><text:a xlink:type="simple" xlink:href="#__RefHeading___Toc365997_936369171" text:style-name="Index_20_Link" text:visited-style-name="Index_20_Link">Operátor referenčního rozsahu<text:tab/>9</text:a></text:p>
            <text:p text:style-name="P41"><text:a xlink:type="simple" xlink:href="#__RefHeading___Toc365999_936369171" text:style-name="Index_20_Link" text:visited-style-name="Index_20_Link">Operátor referenční zřetězení<text:tab/>10</text:a></text:p>
            <text:p text:style-name="P41"><text:a xlink:type="simple" xlink:href="#__RefHeading___Toc366001_936369171" text:style-name="Index_20_Link" text:visited-style-name="Index_20_Link">Operátor referenčního průniku<text:tab/>11</text:a></text:p>
            <text:p text:style-name="P39"><text:a xlink:type="simple" xlink:href="#__RefHeading__8404_1214587958" text:style-name="Index_20_Link" text:visited-style-name="Index_20_Link">Relativní a absolutní odkazy<text:tab/>12</text:a></text:p>
            <text:p text:style-name="P40"><text:a xlink:type="simple" xlink:href="#__RefHeading__8406_1214587958" text:style-name="Index_20_Link" text:visited-style-name="Index_20_Link">Relativní odkazování<text:tab/>12</text:a></text:p>
            <text:p text:style-name="P40"><text:a xlink:type="simple" xlink:href="#__RefHeading__8408_1214587958" text:style-name="Index_20_Link" text:visited-style-name="Index_20_Link">Absolutní odkazování<text:tab/>13</text:a></text:p>
            <text:p text:style-name="P40"><text:a xlink:type="simple" xlink:href="#__RefHeading___Toc124524_3024144196" text:style-name="Index_20_Link" text:visited-style-name="Index_20_Link">Pojmenované oblasti<text:tab/>14</text:a></text:p>
            <text:p text:style-name="P39"><text:a xlink:type="simple" xlink:href="#__RefHeading__40485_381637933" text:style-name="Index_20_Link" text:visited-style-name="Index_20_Link">Pořadí výpočtu<text:tab/>16</text:a></text:p>
            <text:p text:style-name="P39"><text:a xlink:type="simple" xlink:href="#__RefHeading__40487_381637933" text:style-name="Index_20_Link" text:visited-style-name="Index_20_Link">Výpočty spojující listy<text:tab/>17</text:a></text:p>
            <text:p text:style-name="P38"><text:a xlink:type="simple" xlink:href="#__RefHeading__40497_381637933" text:style-name="Index_20_Link" text:visited-style-name="Index_20_Link">Rozumíme funkcím<text:tab/>21</text:a></text:p>
            <text:p text:style-name="P39"><text:a xlink:type="simple" xlink:href="#__RefHeading___Toc7259_124123908" text:style-name="Index_20_Link" text:visited-style-name="Index_20_Link">Kompatibilita s jinými tabulkovými procesory<text:tab/>21</text:a></text:p>
            <text:p text:style-name="P39"><text:a xlink:type="simple" xlink:href="#__RefHeading__40499_381637933" text:style-name="Index_20_Link" text:visited-style-name="Index_20_Link">Pochopení struktury funkcí<text:tab/>22</text:a></text:p>
            <text:p text:style-name="P39"><text:a xlink:type="simple" xlink:href="#__RefHeading__40501_381637933" text:style-name="Index_20_Link" text:visited-style-name="Index_20_Link">Vnořené funkce<text:tab/>22</text:a></text:p>
            <text:p text:style-name="P39"><text:a xlink:type="simple" xlink:href="#__RefHeading___Toc144835_3024144196" text:style-name="Index_20_Link" text:visited-style-name="Index_20_Link">Použití postranní lišty Seznam funkcí<text:tab/>23</text:a></text:p>
            <text:p text:style-name="P39"><text:a xlink:type="simple" xlink:href="#__RefHeading__8412_1214587958" text:style-name="Index_20_Link" text:visited-style-name="Index_20_Link">Používání Průvodce funkcí<text:tab/>23</text:a></text:p>
            <text:p text:style-name="P39"><text:a xlink:type="simple" xlink:href="#__RefHeading___Toc7265_124123908" text:style-name="Index_20_Link" text:visited-style-name="Index_20_Link">Maticové vzorce<text:tab/>25</text:a></text:p>
            <text:p text:style-name="P40"><text:a xlink:type="simple" xlink:href="#__RefHeading___Toc135042_3024144196" text:style-name="Index_20_Link" text:visited-style-name="Index_20_Link">Co je to maticový vzorec?<text:tab/>25</text:a></text:p>
            <text:p text:style-name="P40"><text:a xlink:type="simple" xlink:href="#__RefHeading___Toc124526_3024144196" text:style-name="Index_20_Link" text:visited-style-name="Index_20_Link">Kdy používáme maticové vzorce?<text:tab/>26</text:a></text:p>
            <text:p text:style-name="P40"><text:a xlink:type="simple" xlink:href="#__RefHeading___Toc144837_3024144196" text:style-name="Index_20_Link" text:visited-style-name="Index_20_Link">Vytváření maticových vzorců<text:tab/>26</text:a></text:p>
            <text:p text:style-name="P38"><text:a xlink:type="simple" xlink:href="#__RefHeading__7607_1807884836" text:style-name="Index_20_Link" text:visited-style-name="Index_20_Link">Strategie pro vytváření vzorců a funkcí<text:tab/>27</text:a></text:p>
            <text:p text:style-name="P39"><text:a xlink:type="simple" xlink:href="#__RefHeading__40491_381637933" text:style-name="Index_20_Link" text:visited-style-name="Index_20_Link">Do každé buňky vložíme jedinečný vzorec<text:tab/>27</text:a></text:p>
            <text:p text:style-name="P39"><text:a xlink:type="simple" xlink:href="#__RefHeading__40493_381637933" text:style-name="Index_20_Link" text:visited-style-name="Index_20_Link">Rozdělíme vzorce na části a spojíme je<text:tab/>27</text:a></text:p>
            <text:p text:style-name="P39"><text:a xlink:type="simple" xlink:href="#__RefHeading___Toc7267_124123908" text:style-name="Index_20_Link" text:visited-style-name="Index_20_Link">Urychlení výpočtů<text:tab/>28</text:a></text:p>
            <text:p text:style-name="P40"><text:a xlink:type="simple" xlink:href="#__RefHeading___Toc7269_124123908" text:style-name="Index_20_Link" text:visited-style-name="Index_20_Link">Používání maticových vzorců pro množství dat<text:tab/>28</text:a></text:p>
            <text:p text:style-name="P40"><text:a xlink:type="simple" xlink:href="#__RefHeading___Toc7271_124123908" text:style-name="Index_20_Link" text:visited-style-name="Index_20_Link">Používání konsolidačních funkcí<text:tab/>28</text:a></text:p>
            <text:p text:style-name="P39"><text:a xlink:type="simple" xlink:href="#__RefHeading__40495_381637933" text:style-name="Index_20_Link" text:visited-style-name="Index_20_Link">Použití </text:a><text:a xlink:type="simple" xlink:href="#__RefHeading__40495_381637933" text:style-name="Index_20_Link" text:visited-style-name="Index_20_Link">maker</text:a><text:a xlink:type="simple" xlink:href="#__RefHeading__40495_381637933" text:style-name="Index_20_Link" text:visited-style-name="Index_20_Link"> pro vytváření funkcí<text:tab/>28</text:a></text:p>
            <text:p text:style-name="P39"><text:soft-page-break/><text:a xlink:type="simple" xlink:href="#__RefHeading___Toc5878_3279234735" text:style-name="Index_20_Link" text:visited-style-name="Index_20_Link">Více vláken<text:tab/>28</text:a></text:p>
            <text:p text:style-name="P38"><text:a xlink:type="simple" xlink:href="#__RefHeading__40503_381637933" text:style-name="Index_20_Link" text:visited-style-name="Index_20_Link">Hledání a oprava chyb<text:tab/>29</text:a></text:p>
            <text:p text:style-name="P39"><text:a xlink:type="simple" xlink:href="#__RefHeading__40505_381637933" text:style-name="Index_20_Link" text:visited-style-name="Index_20_Link">Chybové zprávy<text:tab/>29</text:a></text:p>
            <text:p text:style-name="P39"><text:a xlink:type="simple" xlink:href="#__RefHeading__7609_1807884836" text:style-name="Index_20_Link" text:visited-style-name="Index_20_Link">Příklady běžných chyb<text:tab/>30</text:a></text:p>
            <text:p text:style-name="P40"><text:a xlink:type="simple" xlink:href="#__RefHeading__8295_1807884836" text:style-name="Index_20_Link" text:visited-style-name="Index_20_Link">#DIV/0! dělení nulou<text:tab/>30</text:a></text:p>
            <text:p text:style-name="P40"><text:a xlink:type="simple" xlink:href="#__RefHeading__40515_381637933" text:style-name="Index_20_Link" text:visited-style-name="Index_20_Link">#VALUE! žádný výsledek a #REF! nesprávné odkazy<text:tab/>31</text:a></text:p>
            <text:p text:style-name="P39"><text:a xlink:type="simple" xlink:href="#__RefHeading__40507_381637933" text:style-name="Index_20_Link" text:visited-style-name="Index_20_Link">Barevné kódování pro vstup<text:tab/>31</text:a></text:p>
            <text:p text:style-name="P40"><text:a xlink:type="simple" xlink:href="#__RefHeading___Toc124528_3024144196" text:style-name="Index_20_Link" text:visited-style-name="Index_20_Link">Zvýrazňování hodnot<text:tab/>31</text:a></text:p>
            <text:p text:style-name="P39"><text:a xlink:type="simple" xlink:href="#__RefHeading__40509_381637933" text:style-name="Index_20_Link" text:visited-style-name="Index_20_Link">Detektiv<text:tab/>32</text:a></text:p>
            <text:p text:style-name="P38"><text:a xlink:type="simple" xlink:href="#__RefHeading__7611_1807884836" text:style-name="Index_20_Link" text:visited-style-name="Index_20_Link">Příklady funkcí<text:tab/>32</text:a></text:p>
            <text:p text:style-name="P39"><text:a xlink:type="simple" xlink:href="#__RefHeading__40519_381637933" text:style-name="Index_20_Link" text:visited-style-name="Index_20_Link">Základní aritmetika a statistika<text:tab/>32</text:a></text:p>
            <text:p text:style-name="P40"><text:a xlink:type="simple" xlink:href="#__RefHeading__40521_381637933" text:style-name="Index_20_Link" text:visited-style-name="Index_20_Link">Základní aritmetika<text:tab/>32</text:a></text:p>
            <text:p text:style-name="P40"><text:a xlink:type="simple" xlink:href="#__RefHeading__40523_381637933" text:style-name="Index_20_Link" text:visited-style-name="Index_20_Link">Jednoduché statistiky<text:tab/>33</text:a></text:p>
            <text:p text:style-name="P40"><text:a xlink:type="simple" xlink:href="#__RefHeading__40525_381637933" text:style-name="Index_20_Link" text:visited-style-name="Index_20_Link">Používání těchto funkcí<text:tab/>34</text:a></text:p>
            <text:p text:style-name="P39"><text:a xlink:type="simple" xlink:href="#__RefHeading__40527_381637933" text:style-name="Index_20_Link" text:visited-style-name="Index_20_Link">Zaokrouhlování čísel<text:tab/>34</text:a></text:p>
            <text:p text:style-name="P38"><text:a xlink:type="simple" xlink:href="#__RefHeading__40531_381637933" text:style-name="Index_20_Link" text:visited-style-name="Index_20_Link">Použití zástupných znaků a regulárních výrazů ve funkcích<text:tab/>35</text:a></text:p>
            <text:p text:style-name="P38"><text:a xlink:type="simple" xlink:href="#__RefHeading__13026_493246014" text:style-name="Index_20_Link" text:visited-style-name="Index_20_Link">Pokročilé funkce<text:tab/>37</text:a></text:p>
          </text:index-body>
        </text:table-of-content>
        <text:p text:style-name="Text_20_body"/>
      </text:section>
      <text:h text:style-name="P47" text:outline-level="1"><text:bookmark-start text:name="__RefHeading___Toc1331_4256543436"/>Úvod<text:bookmark-end text:name="__RefHeading___Toc1331_4256543436"/></text:h>
      <text:p text:style-name="P20">V předchozích kapitolách jsme do každé buňky zadávali jeden ze dvou základních typů dat: čísla a text. Nebudeme však vždy vědět, jaký by měl být obsah. Obsah jedné buňky často závisí na obsahu ostatních buněk. K řešení této situace používáme třetí typ dat: vzorec. Vzorce jsou výrazy, jejichž výsledek je vypočítán pomocí čísel a proměnných. V sešitu jsou proměnné umístění buněk, která obsahují data potřebná pro dokončení rovnice.</text:p>
      <text:p text:style-name="P20">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45" text:outline-level="1"><text:bookmark-start text:name="__RefHeading__5596_1807884836"/><text:alphabetical-index-mark text:string-value="rady, jak se vyhnout běžným nástrahám" text:key1="sešitů"/>Nastavení sešitu<text:bookmark-end text:name="__RefHeading__5596_1807884836"/></text:h>
      <text:p text:style-name="P20">Pokud v programu Calc nastavujeme více než jednoduchý systém jednoho listu, vyplatí se trochu dopředu plánovat. Nezapomeneme:</text:p>
      <text:list xml:id="list1439811756" text:style-name="List_20_1">
        <text:list-item>
          <text:p text:style-name="P59">Vyvarujeme se zadávání pevných hodnot do vzorců.</text:p>
        </text:list-item>
        <text:list-item>
          <text:p text:style-name="P59">Zahrneme dokumentaci (poznámky a komentáře) popisující, co systém dělá, včetně toho, jaký vstup je vyžadován a odkud pocházejí vzorce (pokud nebyly vytvořeny od nuly).</text:p>
        </text:list-item>
        <text:list-item>
          <text:p text:style-name="P59">Zahrneme systém kontroly chyb vzorců a ověříme, zda vzorce dělají to, co je zamýšleno.</text:p>
        </text:list-item>
      </text:list>
      <text:h text:style-name="P48" text:outline-level="2"><text:bookmark-start text:name="__RefHeading__5598_1807884836"/>Problém pevných hodnot<text:bookmark-end text:name="__RefHeading__5598_1807884836"/></text:h>
      <text:p text:style-name="P20">Mnoho uživatelů nastavuje dlouhé a složité vzorce s pevnými hodnotami zadanými přímo do vzorce.</text:p>
      <text:p text:style-name="P20">Například převod z jedné měny na druhou vyžaduje znalost aktuálního konverzního kurzu. Pokud do buňky C1 zadáme vzorec = 0,75*B1 (například pro výpočet hodnoty v eurech z částky USD dolaru v buňce B1), budeme muset vzorec upravit, když se směnný kurz změní z 0,75 na jinou hodnotu. Je mnohem snazší nastavit vstupní buňku se směnným kurzem a odkazem na buňku v jakémkoli vzorci, který potřebuje směnný kurz. Výpočty typu „co když" jsou také zjednodušeny: co když se směnný kurz mění od 0,75 do 0,70 nebo 0,80? Není nutná žádná úprava vzorců a je jasné, jaký kurz se používá ve výpočtech. Rozdělení komplexních vzorců na lépe zvládnutelné části, což je popsáno níže, také pomáhá minimalizovat chyby a pomáhá při řešení problémů.</text:p>
      <text:h text:style-name="P48" text:outline-level="2"><text:bookmark-start text:name="__RefHeading__5600_1807884836"/>Nedostatek dokumentace<text:bookmark-end text:name="__RefHeading__5600_1807884836"/></text:h>
      <text:p text:style-name="P20">Nedostatek dokumentace je velmi častým bodem selhání. Mnoho uživatelů vytvoří jednoduchý list, který se postupem času vyvine v něco mnohem složitějšího. Bez dokumentace je původní účel a metodika často nejasná a obtížně rozluštitelná. V tomto případě je obvykle snazší začít znovu od začátku a zahodit dříve provedenou práci. Pokud do buněk vložíme komentáře a použijeme štítky a nadpisy, můžeme sešit později upravit sami nebo někdo jiný a ušetří se tak mnoho času a úsilí.</text:p>
      <text:h text:style-name="P48" text:outline-level="2"><text:bookmark-start text:name="__RefHeading__5602_1807884836"/>Vzorce pro kontrolu chyb<text:bookmark-end text:name="__RefHeading__5602_1807884836"/></text:h>
      <text:p text:style-name="P20">Přidání sloupců dat nebo výběru buněk z listu vede často k chybám způsobeným vynecháním buněk, nesprávným určením rozsahu nebo dvojím počítáním buněk. Proto je užitečné zavést v sešitech kontroly. Například nastavíme tabulku pro výpočet sloupců čísel a pomocí SUM vypočteme součty jednotlivých sloupců. Výsledek můžete zkontrolovat vytvořením (v netisknutém sloupci) sady součtů řádků a jejich celkovým součtem. Obě čísla, součet v  řádcích a celkový součet ve sloupci, musí souhlasit. Pokud tomu tak není, máme někde chybu.</text:p>
      <text:p text:style-name="P21">Můžeme dokonce nastavit vzorec pro výpočet rozdílu mezi dvěma součty a nahlásit chybu v případě, že je vrácen nenulový výsledek (viz obrázek <text:sequence-ref text:reference-format="value" text:ref-name="refFigure0">1</text:sequence-ref>).</text:p>
      <text:p text:style-name="P11"><text:soft-page-break/><draw:frame draw:style-name="fr1" draw:name="Frame7" text:anchor-type="as-char" svg:width="12.144cm" draw:z-index="1"><draw:text-box fo:min-height="7.163cm"><text:p text:style-name="Caption"><draw:frame draw:style-name="fr28" draw:name="graphics19" text:anchor-type="paragraph" svg:width="12.141cm" svg:height="6.717cm" draw:z-index="2"><draw:image xlink:href="Pictures/10000000000002360000013DA4BF851B3400252D.png" xlink:type="simple" xlink:show="embed" xlink:actuate="onLoad" loext:mime-type="image/png"/></draw:frame>Obrázek <text:sequence text:ref-name="refFigure0" text:name="Figure" text:formula="ooow:Figure+1" style:num-format="1">1</text:sequence>: Kontrola chyb vzorců</text:p></draw:text-box></draw:frame></text:p>
      <text:h text:style-name="P45" text:outline-level="1"><text:bookmark-start text:name="__RefHeading__40471_381637933"/><text:alphabetical-index-mark text:string-value="vytváření" text:key1="vzorce"/><text:alphabetical-index-mark text:string-value="vzorce" text:key1="vytváření"/>Tvorba vzorců<text:bookmark-end text:name="__RefHeading__40471_381637933"/></text:h>
      <text:p text:style-name="P22">Vzorce můžeme zadávat dvěma způsoby: buď pomocí Průvodce funkcí nebo zadáním přímo do buňky nebo do vstupního řádku. Vzorec musí začínat symbolem =, takže při přímém psaní musíme začít vzorec jedním z následujících symbolů: =, + nebo -. Program Calc automaticky přidá symbol = pro vzorec, který začíná znakem + nebo -. Jakýkoliv jiný znak na začátku způsobí, že bude vzorec považován za text.</text:p>
      <text:h text:style-name="P48" text:outline-level="2"><text:bookmark-start text:name="__RefHeading__40473_381637933"/><text:alphabetical-index-mark text:string-value="operátory v" text:key1="vzorce"/><text:alphabetical-index-mark text:string-value="ve vzorcích" text:key1="operátory"/>Operátory ve vzorcích<text:bookmark-end text:name="__RefHeading__40473_381637933"/></text:h>
      <text:p text:style-name="P20">Každá buňka v listu může být použita jako nositel dat nebo místo pro výpočet dat. Chceme-li zadat data, jednoduše píšeme do buňky a přesuneme se na další buňku nebo stiskneme <text:span text:style-name="Keystroke">Enter</text:span>. U vzorců znaménko rovná se znamená, že buňka bude použita pro výpočet. Příklad matematického výpočtu 15 + 46 je znázorněn na obrázku <text:sequence-ref text:reference-format="value" text:ref-name="refFigure1">2</text:sequence-ref>.</text:p>
      <text:p text:style-name="P20">Zatímco výpočet vlevo používal pouze jednu buňku, ukázka možností je zobrazena vpravo, kde jsou data umístěna do buněk a výpočet je prováděn pomocí odkazů na buňky. V tomto případě byly buňky B3 a B4 nositeli dat, s buňkou B5, kde byl výpočet proveden. Všimneme si, že vzorec byl zobrazen jako =B3+B4. Znaménko plus znamená, že obsah buněk B3 a B4 se sečte a výsledek je v buňce, kde je zapsán vzorec. Všechny vzorce vycházejí z této koncepce. Další způsoby použití vzorců jsou uvedeny v tabulce <text:sequence-ref text:reference-format="value" text:ref-name="refTable0">1</text:sequence-ref>.</text:p>
      <text:p text:style-name="P20">Tyto odkazy na buňky umožňují vzorcům používat data odkudkoli na zpracovávaném listu nebo z jakéhokoli jiného listu v otevřeném dokumentu. Pokud by byla potřebná data v různých listech, odkazovala by se na název listu, například <text:span text:style-name="Code">=SUM($Sheet2.B12+$Sheet3.A11)</text:span>.</text:p>
      <text:list xml:id="list1438933519" text:style-name="Heading_20_Note">
        <text:list-item>
          <text:p text:style-name="P56">Poznámka</text:p>
        </text:list-item>
      </text:list>
      <text:p text:style-name="P17">Chceme-li zadat symbol = za jiným účelem, než je vytvoření vzorce, jak je popsáno v této kapitole, zadáme před znak = apostrof nebo jednoduchou uvozovku. Například položka <text:span text:style-name="Emphasis">'= znamená různé věci pro různé lidi</text:span>, Calc považuje za text vše po apostrofu včetně znaménka =.</text:p>
      <table:table table:name="Table1" table:style-name="Table1">
        <table:table-column table:style-name="Table1.A"/>
        <table:table-column table:style-name="Table1.B"/>
        <text:soft-page-break/>
        <table:table-row table:style-name="Table1.1">
          <table:table-cell table:style-name="Table1.A1" office:value-type="string">
            <text:p text:style-name="P10">Jednoduchý výpočet v jedné buňce</text:p>
          </table:table-cell>
          <table:table-cell table:style-name="Table1.B1" office:value-type="string">
            <text:p text:style-name="P10">Výpočet referencí</text:p>
          </table:table-cell>
        </table:table-row>
        <table:table-row table:style-name="Table1.1">
          <table:table-cell table:style-name="Table1.A2" office:value-type="string">
            <text:p text:style-name="P5"><draw:frame draw:style-name="fr12" draw:name="graphics1" text:anchor-type="paragraph" svg:width="7.001cm" svg:height="3.36cm" draw:z-index="3"><draw:image xlink:href="Pictures/100000000000011A0000007C8CC931E312AF25A7.png" xlink:type="simple" xlink:show="embed" xlink:actuate="onLoad" loext:mime-type="image/png"/></draw:frame></text:p>
          </table:table-cell>
          <table:table-cell table:style-name="Table1.A2" office:value-type="string">
            <text:p text:style-name="P5"><draw:frame draw:style-name="fr27" draw:name="graphics2" text:anchor-type="paragraph" svg:width="7.001cm" svg:height="3.32cm"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5"><draw:frame draw:style-name="fr12" draw:name="graphics6" text:anchor-type="paragraph" svg:width="7.001cm" svg:height="3.36cm" draw:z-index="5"><draw:image xlink:href="Pictures/10000000000001190000007C13C04782A4A39C6A.png" xlink:type="simple" xlink:show="embed" xlink:actuate="onLoad" loext:mime-type="image/png"/></draw:frame></text:p>
          </table:table-cell>
          <table:table-cell table:style-name="Table1.A2" office:value-type="string">
            <text:p text:style-name="P5"><draw:frame draw:style-name="fr26" draw:name="graphics8" text:anchor-type="paragraph" svg:x="0.404cm" svg:y="0.062cm" svg:width="7.001cm" svg:height="3.27cm" draw:z-index="7"><draw:image xlink:href="Pictures/10000000000001190000007A94782916F1699BBE.png" xlink:type="simple" xlink:show="embed" xlink:actuate="onLoad" loext:mime-type="image/png"/></draw:frame></text:p>
          </table:table-cell>
        </table:table-row>
        <table:table-row table:style-name="Table1.1">
          <table:table-cell table:style-name="Table1.A2" office:value-type="string">
            <text:p text:style-name="P5"/>
          </table:table-cell>
          <table:table-cell table:style-name="Table1.A2" office:value-type="string">
            <text:p text:style-name="P5"><draw:frame draw:style-name="fr26" draw:name="graphics7" text:anchor-type="paragraph" svg:x="0.406cm" svg:y="0.143cm" svg:width="7.001cm" svg:height="3.48cm" draw:z-index="6"><draw:image xlink:href="Pictures/100000000000011900000082AC8E0152B0668B82.png" xlink:type="simple" xlink:show="embed" xlink:actuate="onLoad" loext:mime-type="image/png"/></draw:frame></text:p>
          </table:table-cell>
        </table:table-row>
      </table:table>
      <text:p text:style-name="P13">Obrázek <text:sequence text:ref-name="refFigure1" text:name="Figure" text:formula="ooow:Figure+1" style:num-format="1">2</text:sequence>: Jednoduchý výpočet</text:p>
      <text:p text:style-name="P13"/>
      <text:p text:style-name="P13">Tabulka <text:sequence text:ref-name="refTable0" text:name="Table" text:formula="ooow:Table+1" style:num-format="1">1</text:sequence>: Běžné způsoby použití vzorců</text:p>
      <table:table table:name="Table6" table:style-name="Table6">
        <table:table-column table:style-name="Table6.A"/>
        <table:table-column table:style-name="Table6.B"/>
        <table:table-header-rows>
          <table:table-row table:style-name="Table6.1">
            <table:table-cell table:style-name="Table6.A1" office:value-type="string">
              <text:p text:style-name="P10">Vzorec</text:p>
            </table:table-cell>
            <table:table-cell table:style-name="Table6.A1" office:value-type="string">
              <text:p text:style-name="P10">Popis</text:p>
            </table:table-cell>
          </table:table-row>
        </table:table-header-rows>
        <table:table-row table:style-name="Table6.2">
          <table:table-cell table:style-name="Table6.A2" office:value-type="string">
            <text:p text:style-name="P5">=A1+10</text:p>
          </table:table-cell>
          <table:table-cell table:style-name="Table6.B2" office:value-type="string">
            <text:p text:style-name="P5">Zobrazuje obsah buňky A1 plus 10.</text:p>
          </table:table-cell>
        </table:table-row>
        <table:table-row table:style-name="Table6.3">
          <table:table-cell table:style-name="Table6.A2" office:value-type="string">
            <text:p text:style-name="P5">=A1*16%</text:p>
          </table:table-cell>
          <table:table-cell table:style-name="Table6.B3" office:value-type="string">
            <text:p text:style-name="P5">Zobrazuje 16 % obsahu A1.</text:p>
          </table:table-cell>
        </table:table-row>
        <table:table-row table:style-name="Table6.2">
          <table:table-cell table:style-name="Table6.A2" office:value-type="string">
            <text:p text:style-name="P5">=A1*A2</text:p>
          </table:table-cell>
          <table:table-cell table:style-name="Table6.B4" office:value-type="string">
            <text:p text:style-name="P5">Zobrazuje výsledek vynásobení obsahu A1 a A2.</text:p>
          </table:table-cell>
        </table:table-row>
        <table:table-row table:style-name="Table6.3">
          <table:table-cell table:style-name="Table6.A5" office:value-type="string">
            <text:p text:style-name="P5">=ROUND(A1;1)</text:p>
          </table:table-cell>
          <table:table-cell table:style-name="Table6.B5" office:value-type="string">
            <text:p text:style-name="P5">Zobrazuje obsah buňky A1 zaokrouhlený na jedno desetinné místo.</text:p>
          </table:table-cell>
        </table:table-row>
        <table:table-row table:style-name="Table6.2">
          <table:table-cell table:style-name="Table6.A10" office:value-type="string">
            <text:p text:style-name="P5">=EFFECT(5%;12)</text:p>
          </table:table-cell>
          <table:table-cell table:style-name="Table6.B6" office:value-type="string">
            <text:p text:style-name="P5">Vypočítá efektivní úrok pro 5% roční nominální úrok s 12 platbami ročně.</text:p>
          </table:table-cell>
        </table:table-row>
        <table:table-row table:style-name="Table6.3">
          <table:table-cell table:style-name="Table6.A10" office:value-type="string">
            <text:p text:style-name="P5">=B8-SUM(B10:B14)</text:p>
          </table:table-cell>
          <table:table-cell table:style-name="Table6.B7" office:value-type="string">
            <text:p text:style-name="P5">Vypočítá B8 mínus součet buněk B10 až B14.</text:p>
          </table:table-cell>
        </table:table-row>
        <table:table-row table:style-name="Table6.2">
          <table:table-cell table:style-name="Table6.A10" office:value-type="string">
            <text:p text:style-name="P5">=SUM(B8;SUM(B10:B14))</text:p>
          </table:table-cell>
          <table:table-cell table:style-name="Table6.B8" office:value-type="string">
            <text:p text:style-name="P5">Vypočítá součet buněk B10 až B14 a připočte hodnotu B8.</text:p>
          </table:table-cell>
        </table:table-row>
        <table:table-row table:style-name="Table6.3">
          <table:table-cell table:style-name="Table6.A10" office:value-type="string">
            <text:p text:style-name="P5">=SUM(B1:B1048576)</text:p>
          </table:table-cell>
          <table:table-cell table:style-name="Table6.B9" office:value-type="string">
            <text:p text:style-name="P5">Sečte všechna čísla ve sloupci B.</text:p>
          </table:table-cell>
        </table:table-row>
        <table:table-row table:style-name="Table6.2">
          <table:table-cell table:style-name="Table6.A10" office:value-type="string">
            <text:p text:style-name="P5">=AVERAGE(BloodSugar)</text:p>
          </table:table-cell>
          <table:table-cell table:style-name="Table6.B10" office:value-type="string">
            <text:p text:style-name="P5">Zobrazuje průměr pojmenované oblasti definované pod názvem <text:span text:style-name="Emphasis">BloodSugar</text:span>.</text:p>
          </table:table-cell>
        </table:table-row>
        <table:table-row table:style-name="Table6.3">
          <table:table-cell table:style-name="Table6.A11" office:value-type="string">
            <text:p text:style-name="P5">=IF(C31&gt;140; "HIGH"; "OK")</text:p>
          </table:table-cell>
          <table:table-cell table:style-name="Table6.B11" office:value-type="string">
            <text:p text:style-name="P5">Zobrazuje výsledky podmíněné analýzy dat ze dvou zdrojů. Pokud je obsah C31 větší než 140, zobrazí se HIGH, jinak se zobrazí OK.</text:p>
          </table:table-cell>
        </table:table-row>
      </table:table>
      <text:p text:style-name="P23"><text:soft-page-break/>Funkce v tabulce <text:sequence-ref text:reference-format="value" text:ref-name="refTable0">1</text:sequence-ref><text:s/> jsou označeny slovem, například ROUND, následované závorkami, které obvykle uzavírají odkazy nebo čísla.</text:p>
      <text:list xml:id="list111236267856995" text:continue-numbering="true" text:style-name="Heading_20_Note">
        <text:list-item>
          <text:p text:style-name="P56">Poznámka</text:p>
        </text:list-item>
      </text:list>
      <text:p text:style-name="P17">Uživatelé jiného tabulkového softwaru mohou znát vzorce, které začínají +, -, =, (, @, ., $ nebo #. Matematický vzorec by vypadal jako +D2+C2 nebo +2*3. Funkce začínají symbolem @, jako je @SUM(D2..D7), @COS(@DEGTORAD (30)) a @IRR(GUESS, CASHFLOWS). Rozsahy jsou označeny jako A1..D3.</text:p>
      <text:p text:style-name="P20">Je také možné stanovit oblasti pro zahrnutí jejich pojmenováním pomocí <text:span text:style-name="Strong_20_Emphasis">List &gt; Pojmenované rozsahy a výrazy &gt; Definovat</text:span>, například <text:span text:style-name="Emphasis">BloodSugar</text:span> představující rozsah B3:B10. Logické funkce mohou být také prováděny tak, jak jsou reprezentovány příkazem IF, který má za následek podmíněnou odpověď na základě dat v identifikované buňce, například</text:p>
      <text:p text:style-name="Code">=IF(A2&gt;=0;"Pozitivní";"Negativní")</text:p>
      <text:p text:style-name="P20">Hodnota 3 v buňce A2 by vrátila výsledek Pozitivní, hodnota –9 výsledek Negativní.</text:p>
      <text:h text:style-name="P48" text:outline-level="2"><text:bookmark-start text:name="__RefHeading__40475_381637933"/>Typy operátorů<text:bookmark-end text:name="__RefHeading__40475_381637933"/></text:h>
      <text:p text:style-name="P20">V programu Calc můžeme použít následující typy operátorů: aritmetické, srovnávací, textové a referenční.</text:p>
      <text:h text:style-name="P51" text:outline-level="3"><text:bookmark-start text:name="__RefHeading__40477_381637933"/><text:alphabetical-index-mark text:string-value="aritmetické" text:key1="operátory"/><text:alphabetical-index-mark text:string-value="aritmetické operátory"/>Aritmetické operátory<text:bookmark-end text:name="__RefHeading__40477_381637933"/></text:h>
      <text:p text:style-name="P20">Operátory sčítání, odčítání, násobení a dělení vracejí číselné výsledky. Operátory negace a procenta identifikují charakteristiku čísla nalezeného v buňce, například -37. Příklad pro umocnění ilustruje, jak zadat číslo, které je samo o sobě násobeno, například 2^3 = 2*2*2.</text:p>
      <text:p text:style-name="P34">Tabulka <text:sequence text:ref-name="refTable1" text:name="Table" text:formula="ooow:Table+1" style:num-format="1">2</text:sequence>: Aritmetické operátory</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Operátor</text:p>
            </table:table-cell>
            <table:table-cell table:style-name="Table8.A1" office:value-type="string">
              <text:p text:style-name="P10">Název</text:p>
            </table:table-cell>
            <table:table-cell table:style-name="Table8.A1" office:value-type="string">
              <text:p text:style-name="P10">Příklad</text:p>
            </table:table-cell>
          </table:table-row>
        </table:table-header-rows>
        <table:table-row table:style-name="Table8.2">
          <table:table-cell table:style-name="Table8.A2" office:value-type="string">
            <text:p text:style-name="P5">+ (plus)</text:p>
          </table:table-cell>
          <table:table-cell table:style-name="Table8.A2" office:value-type="string">
            <text:p text:style-name="P5">Sčítání</text:p>
          </table:table-cell>
          <table:table-cell table:style-name="Table8.A2" office:value-type="string">
            <text:p text:style-name="P5">=1+1</text:p>
          </table:table-cell>
        </table:table-row>
        <table:table-row table:style-name="Table8.3">
          <table:table-cell table:style-name="Table8.A2" office:value-type="string">
            <text:p text:style-name="P5">– (mínus)</text:p>
          </table:table-cell>
          <table:table-cell table:style-name="Table8.A2" office:value-type="string">
            <text:p text:style-name="P5">Odčítání</text:p>
          </table:table-cell>
          <table:table-cell table:style-name="Table8.C3" office:value-type="string">
            <text:p text:style-name="P5">=2–1</text:p>
          </table:table-cell>
        </table:table-row>
        <table:table-row table:style-name="Table8.2">
          <table:table-cell table:style-name="Table8.A2" office:value-type="string">
            <text:p text:style-name="P5">– (mínus)</text:p>
          </table:table-cell>
          <table:table-cell table:style-name="Table8.A2" office:value-type="string">
            <text:p text:style-name="P5">Negace</text:p>
          </table:table-cell>
          <table:table-cell table:style-name="Table8.A2" office:value-type="string">
            <text:p text:style-name="P5">–5</text:p>
          </table:table-cell>
        </table:table-row>
        <table:table-row table:style-name="Table8.3">
          <table:table-cell table:style-name="Table8.A2" office:value-type="string">
            <text:p text:style-name="P5">* (hvězdička)</text:p>
          </table:table-cell>
          <table:table-cell table:style-name="Table8.A2" office:value-type="string">
            <text:p text:style-name="P5">Násobení</text:p>
          </table:table-cell>
          <table:table-cell table:style-name="Table8.C3" office:value-type="string">
            <text:p text:style-name="P5">=2*2</text:p>
          </table:table-cell>
        </table:table-row>
        <table:table-row table:style-name="Table8.2">
          <table:table-cell table:style-name="Table8.A2" office:value-type="string">
            <text:p text:style-name="P5">/ (lomítko)</text:p>
          </table:table-cell>
          <table:table-cell table:style-name="Table8.A2" office:value-type="string">
            <text:p text:style-name="P5">Dělení</text:p>
          </table:table-cell>
          <table:table-cell table:style-name="Table8.C3" office:value-type="string">
            <text:p text:style-name="P5">=10/5</text:p>
          </table:table-cell>
        </table:table-row>
        <table:table-row table:style-name="Table8.3">
          <table:table-cell table:style-name="Table8.A2" office:value-type="string">
            <text:p text:style-name="P5">% (procento)</text:p>
          </table:table-cell>
          <table:table-cell table:style-name="Table8.A2" office:value-type="string">
            <text:p text:style-name="P5">Procento</text:p>
          </table:table-cell>
          <table:table-cell table:style-name="Table8.C3" office:value-type="string">
            <text:p text:style-name="P5">15%</text:p>
          </table:table-cell>
        </table:table-row>
        <table:table-row table:style-name="Table8.2">
          <table:table-cell table:style-name="Table8.A2" office:value-type="string">
            <text:p text:style-name="P5">^ (stříška)</text:p>
          </table:table-cell>
          <table:table-cell table:style-name="Table8.A2" office:value-type="string">
            <text:p text:style-name="P5">Umocnění</text:p>
          </table:table-cell>
          <table:table-cell table:style-name="Table8.A2" office:value-type="string">
            <text:p text:style-name="P5">2^3</text:p>
          </table:table-cell>
        </table:table-row>
      </table:table>
      <text:h text:style-name="P51" text:outline-level="3"><text:bookmark-start text:name="__RefHeading__40479_381637933"/><text:alphabetical-index-mark text:string-value="porovnávací operátory"/><text:alphabetical-index-mark text:string-value="srovnávací" text:key1="operátory"/>Porovnávací operátory<text:bookmark-end text:name="__RefHeading__40479_381637933"/></text:h>
      <text:p text:style-name="P20">Srovnávací operátory se nacházejí ve vzorcích, které používají funkci IF a vracejí buď pravdivou nebo falešnou odpověď; například, <text:span text:style-name="Code">=IF(B6&gt;G12;127;0)</text:span> což, volně přeloženo, znamená, pokud je obsah buňky B6 větší než obsah buňky G12, pak vraťte číslo 127, jinak vraťte číslo 0.</text:p>
      <text:p text:style-name="P20">Přímou odpověď PRAVDA nebo NEPRAVDA lze získat zadáním vzorce jako =B6&gt;B12. Pokud jsou čísla nalezená v odkazovaných buňkách přesně reprezentována, je vrácena odpověď PRAVDA, jinak je vrácena NEPRAVDA.</text:p>
      <text:p text:style-name="P3"><text:soft-page-break/>Tabulka <text:sequence text:ref-name="refTable2" text:name="Table" text:formula="ooow:Table+1" style:num-format="1">3</text:sequence>: Porovnávací operátor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Operátor</text:p>
            </table:table-cell>
            <table:table-cell table:style-name="Table9.A1" office:value-type="string">
              <text:p text:style-name="P10">Název</text:p>
            </table:table-cell>
            <table:table-cell table:style-name="Table9.A1" office:value-type="string">
              <text:p text:style-name="P10">Příklad</text:p>
            </table:table-cell>
          </table:table-row>
        </table:table-header-rows>
        <table:table-row table:style-name="Table9.2">
          <table:table-cell table:style-name="Table9.A2" office:value-type="string">
            <text:p text:style-name="P5">= </text:p>
          </table:table-cell>
          <table:table-cell table:style-name="Table9.A2" office:value-type="string">
            <text:p text:style-name="P5">Rovno</text:p>
          </table:table-cell>
          <table:table-cell table:style-name="Table9.A2" office:value-type="string">
            <text:p text:style-name="P5">A1=B1</text:p>
          </table:table-cell>
        </table:table-row>
        <table:table-row table:style-name="Table9.3">
          <table:table-cell table:style-name="Table9.A2" office:value-type="string">
            <text:p text:style-name="P5">&gt; </text:p>
          </table:table-cell>
          <table:table-cell table:style-name="Table9.A2" office:value-type="string">
            <text:p text:style-name="P5">Větší než</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Méně než</text:p>
          </table:table-cell>
          <table:table-cell table:style-name="Table9.A2" office:value-type="string">
            <text:p text:style-name="P5">A1&lt;B1</text:p>
          </table:table-cell>
        </table:table-row>
        <table:table-row table:style-name="Table9.3">
          <table:table-cell table:style-name="Table9.A2" office:value-type="string">
            <text:p text:style-name="P5">&gt;= </text:p>
          </table:table-cell>
          <table:table-cell table:style-name="Table9.A2" office:value-type="string">
            <text:p text:style-name="P5">Větší nebo rovno</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Menší nebo rovno</text:p>
          </table:table-cell>
          <table:table-cell table:style-name="Table9.A2" office:value-type="string">
            <text:p text:style-name="P5">A1&lt;=B1</text:p>
          </table:table-cell>
        </table:table-row>
        <table:table-row table:style-name="Table9.3">
          <table:table-cell table:style-name="Table9.A2" office:value-type="string">
            <text:p text:style-name="P5">&lt;&gt; </text:p>
          </table:table-cell>
          <table:table-cell table:style-name="Table9.A2" office:value-type="string">
            <text:p text:style-name="P5">Nerovnost</text:p>
          </table:table-cell>
          <table:table-cell table:style-name="Table9.A2" office:value-type="string">
            <text:p text:style-name="P5">A1&lt;&gt;B1</text:p>
          </table:table-cell>
        </table:table-row>
      </table:table>
      <text:p text:style-name="P20">Pokud buňka A1 obsahuje číselnou hodnotu 4 a buňka B1 obsahuje číselnou hodnotu 5, výše uvedené příklady by přinesly výsledky NEPRAVDA, NEPRAVDA, PRAVDA, NEPRAVDA, PRAVDA a PRAVDA.</text:p>
      <text:h text:style-name="P51" text:outline-level="3"><text:bookmark-start text:name="__RefHeading__40481_381637933"/><text:alphabetical-index-mark text:string-value="operátory" text:key1="text"/><text:alphabetical-index-mark text:string-value="text" text:key1="operátory"/>Textové operátory<text:bookmark-end text:name="__RefHeading__40481_381637933"/></text:h>
      <text:p text:style-name="P20">Je běžné, že uživatelé vkládají text do tabulek. Aby byla zajištěna variabilita v tom, co a jak se tento typ dat zobrazuje, lze text spojit z kusů pocházejících z různých míst v tabulce. Obrázek <text:sequence-ref text:reference-format="value" text:ref-name="refFigure2">3</text:sequence-ref><text:s/>ukazuje příklad.</text:p>
      <table:table table:name="Table11" table:style-name="Table11">
        <table:table-column table:style-name="Table11.A"/>
        <table:table-row>
          <table:table-cell table:style-name="Table11.A1" office:value-type="string">
            <text:p text:style-name="P5"><draw:frame draw:style-name="fr12" draw:name="graphics32" text:anchor-type="paragraph" svg:width="11.12cm" svg:height="2.14cm"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5"><draw:frame draw:style-name="fr25" draw:name="graphics33" text:anchor-type="paragraph" svg:width="11.1cm" svg:height="2.15cm"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6">Obrázek <text:sequence text:ref-name="refFigure2" text:name="Figure" text:formula="ooow:Figure+1" style:num-format="1">3</text:sequence>: Zřetězení textu</text:p>
          </table:table-cell>
        </table:table-row>
      </table:table>
      <text:p text:style-name="P20">V tomto příkladu byly konkrétní části textu nalezeny ve třech různých buňkách. Pro spojení těchto segmentů vzorec také obsahuje požadované mezery a interpunkci uzavřenou v uvozovkách, což má za následek vzorec =B2 &amp; " " &amp; C2 &amp; ", " &amp; D2. Výsledkem je zřetězení na datum naformátované v konkrétní posloupnosti.</text:p>
      <text:p text:style-name="P20">Program Calc má funkci CONCATENATE, která provádí stejnou operaci.</text:p>
      <text:h text:style-name="P51" text:outline-level="3"><text:bookmark-start text:name="__RefHeading__40483_381637933"/><text:alphabetical-index-mark text:string-value="přehled" text:key1="referenční operátory"/><text:alphabetical-index-mark text:string-value="odkaz" text:key1="operátory"/>Referenční operátory<text:bookmark-end text:name="__RefHeading__40483_381637933"/></text:h>
      <text:p text:style-name="P20">Jednotlivá buňka je identifikována identifikátorem sloupce (písmenem) umístěným podél horní části sloupců a identifikátorem řádku (číslem) na levé straně tabulky. V tabulkách čtených zleva doprava je odkaz na levou horní buňku A1.</text:p>
      <text:p text:style-name="P20">Odkaz ve své nejjednodušší formě tedy odkazuje na jednu buňku, ale odkazy mohou také odkazovat na obdélníkovou nebo 3D oblast nebo odkaz v seznamu odkazů. K vytvoření takových odkazů potřebujete referenční operátory.</text:p>
      <text:h text:style-name="P53" text:outline-level="4"><text:bookmark-start text:name="__RefHeading___Toc365997_936369171"/><text:alphabetical-index-mark text:string-value="oblast" text:key1="referenční operátory"/>Operátor referenčního rozsahu<text:bookmark-end text:name="__RefHeading___Toc365997_936369171"/></text:h>
      <text:p text:style-name="P20">Operátor oblasti je zapsán jako dvojtečka. Výraz používající operátor rozsahu má následující syntaxi:</text:p>
      <text:p text:style-name="Code"><text:span text:style-name="Code">referenční horní levý: referenční dolní pravý</text:span></text:p>
      <text:p text:style-name="P20"><text:soft-page-break/>Operátor oblasti sestavuje odkaz na nejmenší oblast zahrnující jak buňky odkazované na levý odkaz, tak buňky odkazované na pravý odkaz.</text:p>
      <text:p text:style-name="P11"><draw:frame draw:style-name="fr4" draw:name="Frame9" text:anchor-type="as-char" svg:width="9.354cm" draw:z-index="10"><draw:text-box fo:min-height="6.556cm"><text:p text:style-name="Caption"><draw:frame draw:style-name="fr12" draw:name="graphics15" text:anchor-type="paragraph" svg:width="9.312cm" svg:height="5.907cm" draw:z-index="11"><draw:image xlink:href="Pictures/10000000000001D60000011F4EFA05B105CDE647.png" xlink:type="simple" xlink:show="embed" xlink:actuate="onLoad" loext:mime-type="image/png"/></draw:frame>Obrázek <text:sequence text:ref-name="refFigure3" text:name="Figure" text:formula="ooow:Figure+1" style:num-format="1">4</text:sequence>: Referenční operátor pro oblast</text:p></draw:text-box></draw:frame></text:p>
      <text:p text:style-name="P20">V levém horním rohu obrázku <text:sequence-ref text:reference-format="value" text:ref-name="refFigure3">4</text:sequence-ref><text:s/> je zobrazen odkaz A1:D12, který odpovídá buňkám zahrnutým v operaci přetažení myší pro zvýraznění oblasti.</text:p>
      <text:p text:style-name="P20"><text:span text:style-name="Strong_20_Emphasis">Příklady</text:span></text:p>
      <table:table table:name="Table14" table:style-name="Table14">
        <table:table-column table:style-name="Table14.A"/>
        <table:table-column table:style-name="Table14.B"/>
        <table:table-row table:style-name="Table14.1">
          <table:table-cell table:style-name="Table14.A1" office:value-type="string">
            <text:p text:style-name="P20">A2:B4</text:p>
          </table:table-cell>
          <table:table-cell table:style-name="Table14.A1" office:value-type="string">
            <text:p text:style-name="P20">Odkaz na obdélníkovou oblast se 6 buňkami, širokou 2 sloupce × 3 řádky na výšku. Pokud klepneme  ve vstupním řádku na referenci ve vzorci, ohraničení označuje obdélník.</text:p>
          </table:table-cell>
        </table:table-row>
        <table:table-row table:style-name="Table14.1">
          <table:table-cell table:style-name="Table14.A1" office:value-type="string">
            <text:p text:style-name="P20">(A2:B4):C9</text:p>
          </table:table-cell>
          <table:table-cell table:style-name="Table14.A1" office:value-type="string">
            <text:p text:style-name="P20">Odkaz na oblast tvaru obdélníku s buňkou A2 vlevo nahoře a buňkou C9 vpravo dole. Oblast tedy obsahuje 24 buněk, 3 sloupce širokou × 8 řádků vysokou. Tento způsob adresování rozšiřuje počáteční rozsah z A2:B4 na A2:C9.</text:p>
          </table:table-cell>
        </table:table-row>
        <table:table-row table:style-name="Table14.1">
          <table:table-cell table:style-name="Table14.A1" office:value-type="string">
            <text:p text:style-name="P20">Sheet1.A3:Sheet3.D4</text:p>
          </table:table-cell>
          <table:table-cell table:style-name="Table14.A1" office:value-type="string">
            <text:p text:style-name="P20">Odkaz na 3D rozsah s 24 buňkami, o šířce 4 sloupců × 2 řádky × hloubkou 3 listů. (Předpokládáme, že se listy <text:span text:style-name="Emphasis">Sheet1</text:span>, <text:span text:style-name="Emphasis">Sheet2</text:span> a <text:span text:style-name="Emphasis">Sheet3</text:span> zobrazují v tomto pořadí v oblasti Karty listů.)</text:p>
          </table:table-cell>
        </table:table-row>
        <table:table-row table:style-name="Table14.1">
          <table:table-cell table:style-name="Table14.A1" office:value-type="string">
            <text:p text:style-name="P20">B:B</text:p>
          </table:table-cell>
          <table:table-cell table:style-name="Table14.A1" office:value-type="string">
            <text:p text:style-name="P20">Odkaz na všechny buňky sloupce B.</text:p>
          </table:table-cell>
        </table:table-row>
        <table:table-row table:style-name="Table14.1">
          <table:table-cell table:style-name="Table14.A1" office:value-type="string">
            <text:p text:style-name="P20">A:D</text:p>
          </table:table-cell>
          <table:table-cell table:style-name="Table14.A1" office:value-type="string">
            <text:p text:style-name="P20">Odkaz na všechny buňky sloupců A až D.</text:p>
          </table:table-cell>
        </table:table-row>
        <table:table-row table:style-name="Table14.1">
          <table:table-cell table:style-name="Table14.A6" office:value-type="string">
            <text:p text:style-name="P20">20:20</text:p>
          </table:table-cell>
          <table:table-cell table:style-name="Table14.A1" office:value-type="string">
            <text:p text:style-name="P20">Odkaz na všechny buňky v řádku 20.</text:p>
          </table:table-cell>
        </table:table-row>
        <table:table-row table:style-name="Table14.1">
          <table:table-cell table:style-name="Table14.A6" office:value-type="string">
            <text:p text:style-name="P20">1:20</text:p>
          </table:table-cell>
          <table:table-cell table:style-name="Table14.A1" office:value-type="string">
            <text:p text:style-name="P20">Odkaz na všechny buňky z řádků 1 až 20.</text:p>
          </table:table-cell>
        </table:table-row>
      </table:table>
      <text:p text:style-name="P20">Pokud zadáme přímo B4:A2, B2:A4 nebo A4:B2, Calc ji přepne na A2:B4. Levá horní buňka oblasti je tedy vlevo od dvojtečky a pravá dolní buňka vpravo od dvojtečky. Pokud ale pojmenujeme buňku B4 například pomocí _start a A2 názvem _end, můžeme použít _start: _end bez jakékoli chyby.</text:p>
      <text:h text:style-name="P53" text:outline-level="4"><text:bookmark-start text:name="__RefHeading___Toc365999_936369171"/><text:alphabetical-index-mark text:string-value="zřetězení" text:key1="referenční operátory"/>Operátor referenční zřetězení<text:bookmark-end text:name="__RefHeading___Toc365999_936369171"/></text:h>
      <text:p text:style-name="P20">Operátor zřetězení je psán jako vlnovka. Výraz používající operátor zřetězení má následující syntaxi:</text:p>
      <text:p text:style-name="Code"><text:span text:style-name="Code">levá reference ~ pravá reference</text:span></text:p>
      <text:p text:style-name="P20">Výsledkem takového výrazu je seznam referencí, který je uspořádaným seznamem odkazů. Některé funkce mohou vzít referenční seznam jako argument, například SUM, MAX nebo INDEX.</text:p>
      <text:p text:style-name="P20">Referenční zřetězení se někdy nazývá 'union'. Nejedná se však o spojení těchto dvou sad 'levá reference' a 'pravá reference', jak je obvykle chápáno v teorii množin. COUNT(A1:C3~B2:D2) vrátí 12 (= 9+3), ale má pouze 10 buněk, pokud je považováno za spojení dvou sad buněk.</text:p>
      <text:p text:style-name="P20"><text:soft-page-break/>Všimněme si, že <text:span text:style-name="Code">SUM(A1:C3,B2:D2)</text:span> se liší od <text:span text:style-name="Code">SUM(A1:C3~B2:D2)</text:span> ačkoli dávají stejný výsledek. První je volání funkce se 2 parametry, z nichž každý je odkazem na oblast. Druhý je volání funkce s 1 parametrem, což je seznam referencí.</text:p>
      <text:p text:style-name="P20">Referenční zřetězení platí také pro celé řádky a celé sloupce. Například <text:span text:style-name="Code">SUM(A:B~D:D)</text:span> je součet všech buněk ve sloupcích A a B a sloupci D.</text:p>
      <text:h text:style-name="P53" text:outline-level="4"><text:bookmark-start text:name="__RefHeading___Toc366001_936369171"/><text:alphabetical-index-mark text:string-value="průnik" text:key1="referenční operátory"/>Operátor referenčního průniku<text:bookmark-end text:name="__RefHeading___Toc366001_936369171"/></text:h>
      <text:p text:style-name="P20">Operátor průniku je psán jako vykřičník. Výraz používající operátor průniku má následující syntaxi:</text:p>
      <text:p text:style-name="Code"><text:span text:style-name="Code">reference vlevo ! reference vpravo</text:span></text:p>
      <text:p text:style-name="P20">Pokud reference odkazují na jednotlivé oblasti, výsledkem je odkaz na jedinou oblast obsahující všechny buňky, které jsou jak v levé referenci, tak v pravé referenci.</text:p>
      <text:p text:style-name="P20">Pokud jsou referencí seznamy odkazů, je každá položka z levého seznamu protnuta s každou z pravého seznamu (průnik) a tyto výsledky jsou spojeny do seznamu referencí. Pořadí je první průnik první položky zleva se všemi položkami zprava, poté průnik druhé položky zleva se všemi položkami zprava a tak dále.</text:p>
      <text:p text:style-name="P20"><text:span text:style-name="Strong_20_Emphasis">Příklady</text:span></text:p>
      <text:p text:style-name="Code">A2:B4 ! B3:D6</text:p>
      <text:p text:style-name="P20">Výsledek je reference na oblast B3:B4, protože tyto buňky jsou uvnitř A2:B4 a uvnitř B3:D6. To je znázorněno na obrázku <text:sequence-ref text:reference-format="value" text:ref-name="refFigure4">5</text:sequence-ref>, na kterém mají buňky v oblasti A2:B4 oranžové pozadí a buňky v oblasti B3:D6 mají silné černé okraje. Buňky, které mají oranžové pozadí i tlustý černý okraj (B3:B4), tvoří průnik těchto dvou oblastí.</text:p>
      <text:p text:style-name="Figure"><draw:frame draw:style-name="fr2" draw:name="Frame2" text:anchor-type="as-char" svg:width="10.13cm" draw:z-index="21"><draw:text-box fo:min-height="4.449cm"><text:p text:style-name="Caption"><draw:frame draw:style-name="fr21" draw:name="Image11" text:anchor-type="paragraph" svg:width="10.033cm" svg:height="3.556cm" draw:z-index="22"><draw:image xlink:href="Pictures/100000000000017B000000865D201AA928EACEBA.png" xlink:type="simple" xlink:show="embed" xlink:actuate="onLoad" loext:mime-type="image/png"/></draw:frame><text:line-break/>Obrázek <text:sequence text:ref-name="refFigure4" text:name="Figure" text:formula="ooow:Figure+1" style:num-format="1">5</text:sequence> : Jednoduchý příklad operátoru referenčního průniku</text:p></draw:text-box></draw:frame></text:p>
      <text:p text:style-name="Code">(A2:B4~B1:C2) ! (B2:C6~C1:D3)</text:p>
      <text:p text:style-name="P20">Nejprve jsou počítány průniky <text:span text:style-name="Code">A2:B4!B2:C6</text:span>, <text:span text:style-name="Code">A2:B4!C1:D3</text:span>, <text:span text:style-name="Code">B1:C2!B2:C6,</text:span> a <text:span text:style-name="Code">B1:C2!C1:D3</text:span>. Výsledkem je B2:B4, prázdný, B2:C2, a C1:C2. Poté jsou tyto výsledky zřetězeny, zahodí se prázdné části. Konečným výsledkem je tedy referenční seznam <text:span text:style-name="Code">B2:B4 ~ B2:C2 ~ C1:C2</text:span>.</text:p>
      <text:p text:style-name="Code">A:B ! 10:10</text:p>
      <text:p text:style-name="P20">Vypočítá průnik sloupců A a B s řádkem 10, čímž vybere A10 a B10.</text:p>
      <text:p text:style-name="P20">Operátor průniku můžeme použít k tomu, abychom na buňku v křížové tabulce odkazovali srozumitelným způsobem. Pokud máte sloupce označené 'Teplota' a 'Srážky' a řádky označené 'leden', 'únor', 'březen' atd., poté následující výraz</text:p>
      <text:p text:style-name="Code"><text:span text:style-name="Code">'únor' ! 'Teplota'</text:span></text:p>
      <text:p text:style-name="P20">bude odkazovat na buňku obsahující teplotu v únoru.</text:p>
      <text:p text:style-name="P20">Operátor průniku (!) má vyšší prioritu než operátor zřetězení (~), ale nespoléhejme se na to.</text:p>
      <text:list xml:id="list1934891991" text:style-name="Heading_20_Tip">
        <text:list-item>
          <text:p text:style-name="P57"><text:soft-page-break/>Tip</text:p>
        </text:list-item>
      </text:list>
      <text:p text:style-name="P17">Vždy zadejme do závorek část, která se má vypočítat jako první.</text:p>
      <text:h text:style-name="P48" text:outline-level="2"><text:bookmark-start text:name="__RefHeading__8404_1214587958"/><text:alphabetical-index-mark text:string-value="odkazy, absolutní a relativní"/>Relativní a absolutní odkazy<text:bookmark-end text:name="__RefHeading__8404_1214587958"/></text:h>
      <text:p text:style-name="P20">Odkazy jsou způsob, jakým odkazujeme na umístění konkrétní buňky v Calc a mohou být buď relativní (k aktuální buňce) nebo absolutní (pevná oblast).</text:p>
      <text:h text:style-name="P51" text:outline-level="3"><text:bookmark-start text:name="__RefHeading__8406_1214587958"/><text:alphabetical-index-mark text:string-value="relativní odkazování"/>Relativní odkazování<text:bookmark-end text:name="__RefHeading__8406_1214587958"/></text:h>
      <text:p text:style-name="P19">Příklad relativní reference bude znázorňovat rozdíl mezi relativním odkazem a absolutním odkazem pomocí tabulky z obrázku <text:sequence-ref text:reference-format="value" text:ref-name="refFigure5">6</text:sequence-ref>.</text:p>
      <text:list xml:id="list610953171" text:style-name="Numbering_20_1">
        <text:list-item text:start-value="1">
          <text:p text:style-name="P61">Zadáme čísla 4 a 11 do buněk C3 a C4 příslušného tabulkového procesoru.</text:p>
        </text:list-item>
        <text:list-item>
          <text:p text:style-name="P61">Zkopírujeme vzorec v buňce B5 (=B3+B4) do buňky C5. To lze provést pomocí jednoduché kopie a vložení nebo klepnutím a přetažením B5 na C5, jak je ukázáno níže. Vzorec v B5 vypočítá součet hodnot ve dvou buňkách B3 a B4.</text:p>
        </text:list-item>
        <text:list-item>
          <text:p text:style-name="P61">Klepneme do buňky C5. Lišta vzorců ukazuje =C3+C4 místo =B3+B4 a hodnota v C5 je 15, součet 4 a 11, což jsou hodnoty v C3 a C4.</text:p>
        </text:list-item>
      </text:list>
      <text:p text:style-name="P20">V buňce B5 jsou odkazy na buňky B3 a B4 relativní odkazy. To znamená, že program Calc interpretuje vzorec v B5, aplikuje jej na buňky ve sloupci B a výsledek umístí do buňky, ve kterém je vzorec. Když jsme zkopírovali vzorec do jiné buňky, byl stejný postup použit pro výpočet hodnoty, která se má do dané buňky vložit. Tentokrát se vzorec v buňce C5 odkazoval na buňky C3 a C4.</text:p>
      <text:p text:style-name="P11"><draw:frame draw:style-name="fr4" draw:name="Frame10" text:anchor-type="as-char" svg:width="9.47cm" draw:z-index="12"><draw:text-box fo:min-height="3.639cm"><text:p text:style-name="Standard"><draw:frame draw:style-name="fr12" draw:name="Image4" text:anchor-type="paragraph" svg:width="9.523cm" svg:height="3.096cm" draw:z-index="23"><draw:image xlink:href="Pictures/100000000000016800000075144F4EBD4AF43391.png" xlink:type="simple" xlink:show="embed" xlink:actuate="onLoad" loext:mime-type="image/png"/></draw:frame><draw:frame draw:style-name="fr17" draw:name="graphics25" text:anchor-type="paragraph" svg:x="0.026cm" svg:y="3.466cm" svg:width="9.47cm" style:rel-width="100%" svg:height="3.149cm" style:rel-height="scale" draw:z-index="13"><draw:image xlink:href="Pictures/100000000000016600000077AC7CADD76C1AA7D1.png" xlink:type="simple" xlink:show="embed" xlink:actuate="onLoad" loext:mime-type="image/png"/></draw:frame></text:p><text:p text:style-name="Caption">Obrázek <text:sequence text:ref-name="refFigure5" text:name="Figure" text:formula="ooow:Figure+1" style:num-format="1">6</text:sequence>: Relativní odkazy</text:p></draw:text-box></draw:frame></text:p>
      <text:p text:style-name="P20">Relativní adresu můžete považovat za dvojici odchylek k aktuální buňce. Buňka B1 je 1 sloupec nalevo od buňky C5 a 4 řádky výše. Adresa může být zapsána jako R[-1]C[-4]. Ve skutečnosti starší tabulkové procesory umožňovaly použití této metody zápisu ve vzorcích.</text:p>
      <text:p text:style-name="P20">Kdykoli zkopírujeme tento vzorec z buňky B5 do jiné buňky, výsledkem bude vždy součet dvou čísel ze dvou buněk, které jsou jeden a dva řádky nad buňkou obsahující vzorec.</text:p>
      <text:p text:style-name="P20">Relativní adresování je výchozí metoda odkazování na adresy v programu Calc.</text:p>
      <text:h text:style-name="P51" text:outline-level="3"><text:bookmark-start text:name="__RefHeading__8408_1214587958"/><text:soft-page-break/><text:alphabetical-index-mark text:string-value="absolutní odkazování"/>Absolutní odkazování<text:bookmark-end text:name="__RefHeading__8408_1214587958"/></text:h>
      <text:p text:style-name="P19">Možná budete chtít znásobit sloupec čísel pevnou částkou. Sloupec čísel může zobrazovat částky v amerických dolarech. Pro převod těchto částek na eura je nutné vynásobit každou částku dolaru směnným kurzem. 10,00 USD by bylo vynásobeno 0,75 pro převod na eura, v tomto případě 7,50 EUR. Následující příklad ukazuje, jak zadat směnný kurz a použít tento kurz k převodu částek ve sloupci z USD na eura.</text:p>
      <text:list xml:id="list111237026920072" text:continue-list="list610953171" text:style-name="Numbering_20_1">
        <text:list-item text:start-value="1">
          <text:p text:style-name="P62">Zadáme směnný kurz EUR:USD (0,75) do buňky D1. Zadáme částky (v USD) do buněk D2, D3 a D4, například 10, 20 a 30.</text:p>
        </text:list-item>
        <text:list-item>
          <text:p text:style-name="P62">Do buňky E2 zadáme vzorec =D2*D1. Výsledek je 7,5, zobrazen správně.</text:p>
        </text:list-item>
        <text:list-item>
          <text:p text:style-name="P62">Zkopírujeme vzorec v buňce E2 do buňky E3. Výsledek je 200, zcela špatně! Program Calc zkopíroval vzorec pomocí relativního adresování: vzorec v E3 je =D3*D2 a ne to, co chceme, což je =D3*D1.</text:p>
        </text:list-item>
        <text:list-item>
          <text:p text:style-name="P62">V buňce E2 upravíme vzorec na =D2*$D$1. Zkopírujeme jej do buněk E3 a E4. Výsledky jsou nyní správně 15 a 22,5.</text:p>
        </text:list-item>
      </text:list>
      <text:p text:style-name="P20">Znaky $ před D a 1 převádějí odkaz na buňku D1 z relativního na absolutní nebo pevný. Pokud je vzorec zkopírován do jiné buňky, druhá část bude vždy zobrazovat $D$1. Interpretace tohoto vzorce je „vezměte hodnotu v buňce jeden sloupec doleva ve stejném řádku a vynásobte ji hodnotou v buňce D1“.</text:p>
      <table:table table:name="Table7" table:style-name="Table7">
        <table:table-column table:style-name="Table7.A"/>
        <table:table-column table:style-name="Table7.B"/>
        <table:table-row>
          <table:table-cell table:style-name="Table7.A1" office:value-type="string">
            <text:p text:style-name="P6"><draw:frame draw:style-name="fr24" draw:name="Image9" text:anchor-type="as-char" svg:width="7.433cm" svg:height="3.11cm" draw:z-index="24"><draw:image xlink:href="Pictures/10000000000001190000008037E0AEE5FCA6560E.png" xlink:type="simple" xlink:show="embed" xlink:actuate="onLoad" loext:mime-type="image/png"/></draw:frame></text:p>
          </table:table-cell>
          <table:table-cell table:style-name="Table7.B1" office:value-type="string">
            <text:p text:style-name="P6"><draw:frame draw:style-name="fr22" draw:name="graphics27" text:anchor-type="as-char" svg:width="7.38cm" svg:height="3.149cm" draw:z-index="25"><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4">Zadáme vzorec pro převod do E2, opravíme výsledek a poté jej zkopírujte do E3.</text:p>
          </table:table-cell>
          <table:covered-table-cell/>
        </table:table-row>
        <table:table-row>
          <table:table-cell table:style-name="Table7.A3" office:value-type="string">
            <text:p text:style-name="P6"><draw:frame draw:style-name="fr22" draw:name="graphics28" text:anchor-type="as-char" svg:width="7.354cm" svg:height="3.173cm" draw:z-index="32"><draw:image xlink:href="Pictures/10000000000001160000007871DBC3EA8C3C3356.png" xlink:type="simple" xlink:show="embed" xlink:actuate="onLoad" loext:mime-type="image/png"/></draw:frame></text:p>
          </table:table-cell>
          <table:table-cell table:style-name="Table7.B3" office:value-type="string">
            <text:p text:style-name="P6"><draw:frame draw:style-name="fr23" draw:name="graphics29" text:anchor-type="as-char" svg:y="-1.27cm" svg:width="7.354cm" svg:height="3.112cm" draw:z-index="40"><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4">Výsledek E3 je zjevně špatný; změníme vzorec v E2 na absolutní odkaz.</text:p>
          </table:table-cell>
          <table:covered-table-cell/>
        </table:table-row>
        <table:table-row>
          <table:table-cell table:style-name="Table7.A3" office:value-type="string">
            <text:p text:style-name="P6"><draw:frame draw:style-name="fr22" draw:name="graphics34" text:anchor-type="as-char" svg:width="7.354cm" svg:height="3.358cm" draw:z-index="45"><draw:image xlink:href="Pictures/10000000000001160000007FCEB7ABD08127B1D6.png" xlink:type="simple" xlink:show="embed" xlink:actuate="onLoad" loext:mime-type="image/png"/></draw:frame></text:p>
          </table:table-cell>
          <table:table-cell table:style-name="Table7.B3" office:value-type="string">
            <text:p text:style-name="P6"><draw:frame draw:style-name="fr22" draw:name="graphics37" text:anchor-type="as-char" svg:width="7.38cm" svg:height="3.298cm" draw:z-index="4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4">Použijeme správný vzorec z E2 na E3 a dostaneme správný výsledek.</text:p>
          </table:table-cell>
          <table:covered-table-cell/>
        </table:table-row>
        <table:table-row>
          <table:table-cell table:style-name="Table7.B3" table:number-columns-spanned="2" office:value-type="string">
            <text:p text:style-name="P16">Obrázek <text:sequence text:ref-name="refFigure6" text:name="Figure" text:formula="ooow:Figure+1" style:num-format="1">7</text:sequence>: Absolutní odkazy</text:p>
          </table:table-cell>
          <table:covered-table-cell/>
        </table:table-row>
      </table:table>
      <text:p text:style-name="P20">Odkazy na buňky lze zobrazit čtyřmi způsoby.</text:p>
      <table:table table:name="Table15" table:style-name="Table15">
        <table:table-column table:style-name="Table15.A"/>
        <table:table-column table:style-name="Table15.B"/>
        <table:table-header-rows>
          <text:soft-page-break/>
          <table:table-row table:style-name="Table15.1">
            <table:table-cell table:style-name="Table15.A1" office:value-type="string">
              <text:p text:style-name="P10">Odkaz</text:p>
            </table:table-cell>
            <table:table-cell table:style-name="Table15.A1" office:value-type="string">
              <text:p text:style-name="P10">Vysvětlení</text:p>
            </table:table-cell>
          </table:table-row>
        </table:table-header-rows>
        <table:table-row table:style-name="Table15.2">
          <table:table-cell table:style-name="Table15.A2" office:value-type="string">
            <text:p text:style-name="P5">D1</text:p>
          </table:table-cell>
          <table:table-cell table:style-name="Table15.A2" office:value-type="string">
            <text:p text:style-name="P5">Relativní, od buňky E3 je to buňka o jeden sloupec vlevo a dva řádky nad ní</text:p>
          </table:table-cell>
        </table:table-row>
        <table:table-row table:style-name="Table15.3">
          <table:table-cell table:style-name="Table15.A2" office:value-type="string">
            <text:p text:style-name="P5">$D$1</text:p>
          </table:table-cell>
          <table:table-cell table:style-name="Table15.A2" office:value-type="string">
            <text:p text:style-name="P5">Absolutní, z buňky E3 je to buňka D1</text:p>
          </table:table-cell>
        </table:table-row>
        <table:table-row table:style-name="Table15.2">
          <table:table-cell table:style-name="Table15.A2" office:value-type="string">
            <text:p text:style-name="P5">$D1</text:p>
          </table:table-cell>
          <table:table-cell table:style-name="Table15.A2" office:value-type="string">
            <text:p text:style-name="P5">Částečně absolutní, z buňky E3 je to buňka ve sloupci D a o dva řádky výše</text:p>
          </table:table-cell>
        </table:table-row>
        <table:table-row table:style-name="Table15.3">
          <table:table-cell table:style-name="Table15.A2" office:value-type="string">
            <text:p text:style-name="P5">D$1</text:p>
          </table:table-cell>
          <table:table-cell table:style-name="Table15.A2" office:value-type="string">
            <text:p text:style-name="P5">Částečně absolutní, z buňky E3 je to buňka o jeden sloupec vlevo a v řádku 1</text:p>
          </table:table-cell>
        </table:table-row>
      </table:table>
      <text:list xml:id="list111236864444864" text:continue-list="list1934891991" text:style-name="Heading_20_Tip">
        <text:list-item>
          <text:p text:style-name="P57">Tip</text:p>
        </text:list-item>
      </text:list>
      <text:p text:style-name="P17">Chceme-li změnit odkazy ve vzorcích, zvýrazníme buňku a stiskneme <text:span text:style-name="Keystroke">F4</text:span> pro změnu mezi čtyřmi typy odkazů. Chceme-li měnit pouze část vzorce, vybereme buňky a v pruhu vzorců provádíme změnu pomocí <text:span text:style-name="Keystroke">F4</text:span>. Výběr možnosti nabídky <text:span text:style-name="Strong_20_Emphasis">List &gt; Měnit typ odkazu na buňku</text:span> je ekvivalentní stisknutí klávesy <text:span text:style-name="Keystroke">F4</text:span>.</text:p>
      <text:p text:style-name="P20">Znalost použití relativních a absolutních odkazů je nezbytná, pokud chceme kopírovat a vkládat vzorce a propojovat tabulky.</text:p>
      <text:h text:style-name="P51" text:outline-level="3"><text:bookmark-start text:name="__RefHeading___Toc124524_3024144196"/><text:alphabetical-index-mark text:string-value="s funkcemi" text:key1="pojmenované oblasti"/>Pojmenované oblasti<text:bookmark-end text:name="__RefHeading___Toc124524_3024144196"/></text:h>
      <text:p text:style-name="P20">Buňkám a oblastem buněk může být přiřazen název. Pojmenování buněk a rozsahů zlepšuje čitelnost vzorců a údržbu dokumentů. Jednoduchým příkladem by bylo pojmenování řady buněk B1:B10 jako „Hmotnost“ a součet všech hmotností. Vzorec je =SUM(B1:B10).</text:p>
      <text:p text:style-name="P20">Když je oblast B1:B10 pojmenována jako <text:span text:style-name="Emphasis">Hmotnost</text:span>, můžeme vzorec převést na =SUM(Hmotnost). Výhoda je jasná z hlediska čitelnosti vzorců.</text:p>
      <text:p text:style-name="P20">Další výhodou je, že všechny vzorce, které mají pojmenovanou oblast jako argument, se aktualizují, když pojmenovaná oblast změní umístění nebo velikost. Pokud je například oblast Hmotnost nyní v buňkách P10:P30, nemusíme kontrolovat všechny vzorce, které mají jako argument Hmotnost; stačí aktualizovat pojmenovanou oblast <text:span text:style-name="Emphasis">Hmotnost</text:span> s novou velikostí a umístěním.</text:p>
      <text:p text:style-name="P20">Chceme-li definovat pojmenovanou buňku nebo oblast, vybereme buňku nebo oblast a použijeme nabídku <text:span text:style-name="Strong_20_Emphasis">List &gt; Pojmenované oblasti a výrazy &gt; Definovat</text:span>. Zobrazí se dialog na obrázku <text:sequence-ref text:reference-format="value" text:ref-name="refFigure7">8</text:sequence-ref><text:s/> s vybraným rozsahem a definujeme název a rozsah pojmenované oblasti.</text:p>
      <text:p text:style-name="P11"><draw:frame draw:style-name="fr2" draw:name="Frame25" text:anchor-type="as-char" svg:width="7.516cm" draw:z-index="14"><draw:text-box fo:min-height="7.006cm"><text:p text:style-name="Caption"><draw:frame draw:style-name="fr9" draw:name="Image5" text:anchor-type="paragraph" svg:width="6.452cm" style:rel-width="100%" svg:height="5.803cm" style:rel-height="scale" draw:z-index="15"><draw:image xlink:href="Pictures/10000000000001B5000001896A068A19216FA71C.png" xlink:type="simple" xlink:show="embed" xlink:actuate="onLoad" loext:mime-type="image/png"/></draw:frame><text:line-break/>Obrázek <text:sequence text:ref-name="refFigure7" text:name="Figure" text:formula="ooow:Figure+1" style:num-format="1">8</text:sequence>: Dialogové okno Definovat název</text:p></draw:text-box></draw:frame></text:p>
      <text:p text:style-name="P20">Pojmenovanou oblast můžeme také definovat přímo v listu výběrem oblasti a zadáním jejího názvu do Pole názvu na levé straně lišty vzorců (obrázek <text:sequence-ref text:reference-format="value" text:ref-name="refFigure8">9</text:sequence-ref>).</text:p>
      <text:p text:style-name="P11"><text:soft-page-break/><draw:frame draw:style-name="fr2" draw:name="Frame26" text:anchor-type="as-char" svg:width="6.091cm" draw:z-index="16"><draw:text-box fo:min-height="7.135cm"><text:p text:style-name="Caption"><draw:frame draw:style-name="fr9" draw:name="Image6" text:anchor-type="paragraph" svg:width="4.958cm" style:rel-width="100%" svg:height="5.701cm" style:rel-height="scale" draw:z-index="17"><draw:image xlink:href="Pictures/100000000000014E00000180CD28510D31B96D52.png" xlink:type="simple" xlink:show="embed" xlink:actuate="onLoad" loext:mime-type="image/png"/></draw:frame><text:line-break/>Obrázek <text:sequence text:ref-name="refFigure8" text:name="Figure" text:formula="ooow:Figure+1" style:num-format="1">9</text:sequence>: Vložení názvu do pole názvu pro definování pojmenované oblasti</text:p></draw:text-box></draw:frame></text:p>
      <text:p text:style-name="P20">Chceme-li rychle získat přístup k pojmenované oblasti, vybereme pojmenovanou oblast v rozevíracím seznamu Pole názvu. Pojmenovaná oblast se zobrazí na obrazovce a je vybrána.</text:p>
      <text:p text:style-name="Figure"><draw:frame draw:style-name="fr2" draw:name="Frame8" text:anchor-type="as-char" svg:width="11.093cm" draw:z-index="51"><draw:text-box fo:min-height="14.415cm"><text:p text:style-name="Caption"><draw:frame draw:style-name="fr21" draw:name="Image12" text:anchor-type="paragraph" svg:width="11.252cm" svg:height="13.767cm" draw:z-index="52"><draw:image xlink:href="Pictures/10000000000001D9000002425801605D0843414C.png" xlink:type="simple" xlink:show="embed" xlink:actuate="onLoad" loext:mime-type="image/png"/></draw:frame><text:line-break/>Obrázek <text:sequence text:ref-name="refFigure9" text:name="Figure" text:formula="ooow:Figure+1" style:num-format="1">10</text:sequence>: Dialogové okno Spravovat názvy</text:p></draw:text-box></draw:frame></text:p>
      <text:p text:style-name="P33"><text:soft-page-break/>Pro úpravu pojmenované oblasti použijeme dialogové okno Spravovat názvy (obrázek <text:sequence-ref text:reference-format="value" text:ref-name="refFigure9">10</text:sequence-ref>). K tomuto dialogu se dostanete výběrem <text:span text:style-name="Strong_20_Emphasis">List &gt; Pojmenované oblasti a výrazy &gt; Spravovat</text:span> z hlavní nabídky nebo stisknutím <text:span text:style-name="Keystroke">Ctrl + F3</text:span>.</text:p>
      <text:p text:style-name="Text_20_body"><text:alphabetical-index-mark text:string-value="pojmenované výrazy"/><text:span text:style-name="Strong_20_Emphasis">Pojmenované výrazy</text:span></text:p>
      <text:p text:style-name="P20">Dlouhý nebo složitý vzorec můžeme také pojmenovat. Chceme-li pojmenovat vzorec, otevřeme dialogové okno Definovat název (obrázek <text:sequence-ref text:reference-format="value" text:ref-name="refFigure7">8</text:sequence-ref>) a zadáme výraz vzorce do pole <text:span text:style-name="Emphasis">Oblast nebo vzorec</text:span>. Pojmenujeme výraz a klepneme na <text:span text:style-name="Strong_20_Emphasis">Přidat</text:span>.</text:p>
      <text:p text:style-name="P20">Předpokládejme například, že v buňkách C1 až C10 musíme spočítat obvod sady kruhů a jejich poloměr je uveden v B1 až B10. Definujeme pojmenovaný výraz OBVODKRUHU, s výrazem =2*PI()*B1 a klepneme na <text:span text:style-name="Strong_20_Emphasis">Přidat</text:span>, čímž zavřeme dialog. Do buňky C1 zadáme =OBVODKRUHU a stiskneme <text:span text:style-name="Keystroke">Enter</text:span>. Vzorec je aplikován na buňku C1. Zkopírujeme buňku C1 a vložíme ji do zbývajících buněk od C2 do C10 a máme obvody všech kruhů. Všechny buňky v rozsahu C1:C10 mají výraz =OBVODKRUHU.</text:p>
      <text:p text:style-name="P20">Všimněme si, že pojmenovaný výraz používá stejná pravidla pro adresování buněk, tj. absolutní a relativní odkazy.</text:p>
      <text:h text:style-name="P48" text:outline-level="2"><text:bookmark-start text:name="__RefHeading__40485_381637933"/><text:alphabetical-index-mark text:string-value="pořadí výpočtu"/><text:alphabetical-index-mark text:string-value="pořadí výpočtu" text:key1="vzorce"/><text:alphabetical-index-mark text:string-value="pořadí " text:key1="výpočtů"/>Pořadí výpočtu<text:bookmark-end text:name="__RefHeading__40485_381637933"/></text:h>
      <text:p text:style-name="P32">Pořadí výpočtu se vztahuje k posloupnosti provádění numerických operací a článek Wikipedie na adrese <text:a xlink:type="simple" xlink:href="https://en.wikipedia.org/wiki/Order_of_operations" text:style-name="Internet_20_link" text:visited-style-name="Visited_20_Internet_20_Link"><text:span text:style-name="Internet_20_link"> https://en.wikipedia.org/wiki/Order_of_operations</text:span></text:a> poskytuje užitečné obecné informace. Dělení a násobení se provádí před sčítáním nebo odečítáním. Existuje obecná tendence očekávat, že výpočty budou prováděny zleva doprava, protože rovnice bude čtena v angličtině. Program Calc vyhodnotí celý vzorec, poté na základě programovací priority rozdělí vzorec a provede operace násobení a dělení před jinými operacemi. Proto bychom měli při vytváření vzorců vyzkoušet svůj vzorec, abychom se ujistili, že je dosaženo očekávaného a správného výsledku. Následuje příklad pořadí výpočtu.</text:p>
      <text:p text:style-name="P36">Tabulka <text:sequence text:ref-name="refTable3" text:name="Table" text:formula="ooow:Table+1" style:num-format="1">4</text:sequence>: Pořadí výpočtu</text:p>
      <table:table table:name="Table12" table:style-name="Table12">
        <table:table-column table:style-name="Table12.A"/>
        <table:table-column table:style-name="Table12.B"/>
        <table:table-header-rows>
          <table:table-row table:style-name="Table12.1">
            <table:table-cell table:style-name="Table12.A1" office:value-type="string">
              <text:p text:style-name="P10">Výpočet zleva doprava</text:p>
            </table:table-cell>
            <table:table-cell table:style-name="Table12.A1" office:value-type="string">
              <text:p text:style-name="P10">Pořadí výpočtu</text:p>
            </table:table-cell>
          </table:table-row>
        </table:table-header-rows>
        <table:table-row table:style-name="Table12.2">
          <table:table-cell table:style-name="Table12.A2" office:value-type="string">
            <text:p text:style-name="P5">1+3*2+3 = 11</text:p>
            <text:p text:style-name="P5">1+3 = 4, poté 4 × 2 = 8, poté 8+3 = 11</text:p>
          </table:table-cell>
          <table:table-cell table:style-name="Table12.A2" office:value-type="string">
            <text:p text:style-name="P5">=1+3*2+3 výsledek 10</text:p>
            <text:p text:style-name="P5">3*2 = 6, poté 1+6+3 = 10</text:p>
          </table:table-cell>
        </table:table-row>
        <table:table-row table:style-name="Table12.3">
          <table:table-cell table:style-name="Table12.A2" office:value-type="string">
            <text:p text:style-name="P5">Dalším možným záměrem by mohlo být:</text:p>
            <text:p text:style-name="P5">1+3*2+3 = 20</text:p>
            <text:p text:style-name="P8">1+3 = 4, poté 2+3 = 5, poté 4 × 5 = 20</text:p>
          </table:table-cell>
          <table:table-cell table:style-name="Table12.A2" office:value-type="string">
            <text:p text:style-name="P8">Program řeší násobení 3 × 2 před zpracováním dalších čísel.</text:p>
          </table:table-cell>
        </table:table-row>
      </table:table>
      <text:p text:style-name="P20">Pokud chceme, aby výsledek byl jedním z dvou možných řešení vlevo, zadáme vzorec takto:</text:p>
      <table:table table:name="Table13" table:style-name="Table13">
        <table:table-column table:style-name="Table13.A"/>
        <table:table-column table:style-name="Table13.B"/>
        <table:table-row>
          <table:table-cell office:value-type="string">
            <text:p text:style-name="P5">((1+3) * 2)+3 = 11</text:p>
          </table:table-cell>
          <table:table-cell office:value-type="string">
            <text:p text:style-name="P5">(1+3) * (2+3) = 20</text:p>
          </table:table-cell>
        </table:table-row>
      </table:table>
      <text:list xml:id="list111235894738307" text:continue-list="list111236267856995" text:style-name="Heading_20_Note">
        <text:list-item>
          <text:p text:style-name="P56">Poznámka</text:p>
        </text:list-item>
      </text:list>
      <text:p text:style-name="P17">pro seskupení operací v pořadí, které zamýšlíme použijeme závorky. Například <text:span text:style-name="Code">=B4+G12*C4/M12</text:span> se může stát <text:span text:style-name="Code">=((B4+G12)*C4)/M12</text:span>.</text:p>
      <text:h text:style-name="P48" text:outline-level="2"><text:bookmark-start text:name="__RefHeading__40487_381637933"/><text:alphabetical-index-mark text:string-value="propojení ve výpočtech" text:key1="listy"/><text:alphabetical-index-mark text:string-value="propojení sešitů" text:key1="výpočtů"/>Výpočty spojující listy<text:bookmark-end text:name="__RefHeading__40487_381637933"/></text:h>
      <text:p text:style-name="P20">Další silnou funkcí programu Calc je schopnost propojit data přes několik listů. Pojmenování listů může být užitečné při určování, kde lze nalézt konkrétní data. Název jako VýplatníListina nebo Prodeje je smysluplnější než Sheet1. Funkce s názvem SHEET() vrací číslo listu (pozici) v seznamu listů. V každém dokumentu může být několik listů a mohou být očíslovány zleva: List1, List2 atd. Pokud přetáhneme listy <text:soft-page-break/> na jiné umístění mezi kartami funkce vrací číslo odkazující na aktuální polohu tohoto listu. V nové instanci programu Calc je výchozí nastavení jeden list v sešitě.</text:p>
      <text:p text:style-name="P20">Pokud je například vzorec =SHEET() vložen do A1 na List1, vrátí hodnotu 1. Pokud přetáhneme List1 na umístění mezi listy 2 a 3, hodnota se změní na 2. Nyní je to druhý list v pořadí.</text:p>
      <text:p text:style-name="P20">Příklad výpočtů získávajících data z jiné oblasti lze vidět v podnikovém prostředí, kde podnik kombinuje výnosy a náklady každé ze svých poboček do jediného kombinovaného listu. Viz čtyři části obrázku <text:sequence-ref text:reference-format="value" text:ref-name="refFigure10">11</text:sequence-ref><text:s/><text:sequence-ref text:reference-format="direction" text:ref-name="refFigure10"> níže</text:sequence-ref>.</text:p>
      <table:table table:name="Table16" table:style-name="Table16">
        <table:table-column table:style-name="Table16.A"/>
        <table:table-column table:style-name="Table16.B"/>
        <table:table-row table:style-name="Table16.1">
          <table:table-cell table:style-name="Table16.A1" office:value-type="string">
            <text:p text:style-name="P5"><draw:frame draw:style-name="fr20" draw:name="graphics21" text:anchor-type="as-char" svg:y="-5.81cm" svg:width="9.081cm" svg:height="6.29cm" draw:z-index="53"><draw:image xlink:href="Pictures/10000000000002270000017E50619778FCCF7063.png" xlink:type="simple" xlink:show="embed" xlink:actuate="onLoad" loext:mime-type="image/png"/></draw:frame></text:p>
          </table:table-cell>
          <table:table-cell table:style-name="Table16.A1" office:value-type="string">
            <text:p text:style-name="P20">List obsahující údaje pro Pobočku 1.<text:bookmark text:name="Fig9"/></text:p>
          </table:table-cell>
        </table:table-row>
        <table:table-row table:style-name="Table16.1">
          <table:table-cell table:style-name="Table16.A1" office:value-type="string">
            <text:p text:style-name="P5"><draw:frame draw:style-name="fr19" draw:name="graphics22" text:anchor-type="as-char" svg:y="-5.89cm" svg:width="9.081cm" svg:height="6.361cm" draw:z-index="18"><draw:image xlink:href="Pictures/10000000000002200000017D01576949F2F1B353.png" xlink:type="simple" xlink:show="embed" xlink:actuate="onLoad" loext:mime-type="image/png"/></draw:frame></text:p>
          </table:table-cell>
          <table:table-cell table:style-name="Table16.A1" office:value-type="string">
            <text:p text:style-name="P20">List obsahující údaje pro Pobočku 2.</text:p>
          </table:table-cell>
        </table:table-row>
        <table:table-row table:style-name="Table16.1">
          <table:table-cell table:style-name="Table16.A1" office:value-type="string">
            <text:p text:style-name="P5"><draw:frame draw:style-name="fr15" draw:name="graphics23" text:anchor-type="as-char" svg:width="9.081cm" svg:height="6.339cm" draw:z-index="19"><draw:image xlink:href="Pictures/10000000000002230000013AA390BDFEBB253546.png" xlink:type="simple" xlink:show="embed" xlink:actuate="onLoad" loext:mime-type="image/png"/></draw:frame></text:p>
          </table:table-cell>
          <table:table-cell table:style-name="Table16.A1" office:value-type="string">
            <text:p text:style-name="P20">List obsahující údaje pro Pobočku 3.</text:p>
          </table:table-cell>
        </table:table-row>
        <text:soft-page-break/>
        <table:table-row table:style-name="Table16.1">
          <table:table-cell table:style-name="Table16.A1" office:value-type="string">
            <text:p text:style-name="P5"><draw:frame draw:style-name="fr19" draw:name="graphics24" text:anchor-type="as-char" svg:y="-6.38cm" svg:width="9.081cm" svg:height="6.331cm" draw:z-index="20"><draw:image xlink:href="Pictures/100000000000022F0000018674009E0C19F31657.png" xlink:type="simple" xlink:show="embed" xlink:actuate="onLoad" loext:mime-type="image/png"/></draw:frame></text:p>
          </table:table-cell>
          <table:table-cell table:style-name="Table16.A1" office:value-type="string">
            <text:p text:style-name="P20">List obsahující kombinovaná data pro všechny pobočky.</text:p>
          </table:table-cell>
        </table:table-row>
        <table:table-row table:style-name="Table16.1">
          <table:table-cell table:style-name="Table16.A1" table:number-columns-spanned="2" office:value-type="string">
            <text:p text:style-name="P13">Obrázek <text:sequence text:ref-name="refFigure10" text:name="Figure" text:formula="ooow:Figure+1" style:num-format="1">11</text:sequence>: Kombinace dat z několika listů do jednoho listu</text:p>
          </table:table-cell>
          <table:covered-table-cell/>
        </table:table-row>
      </table:table>
      <text:p text:style-name="P19">Listy byly vytvořeny se stejnými strukturami. Nejjednodušší způsob, jak toho dosáhnout, je otevřít novou tabulku, nastavit první list pobočky, zadat data, naformátovat buňky a připravit vzorce pro různé součty řádků a sloupců.</text:p>
      <text:list xml:id="list111237288542192" text:continue-list="list111237026920072" text:style-name="Numbering_20_1">
        <text:list-item text:start-value="1">
          <text:p text:style-name="P62">Na kartě listu klepneme pravým tlačítkem a vybereme <text:span text:style-name="Strong_20_Emphasis">Přejmenovat list</text:span>. Zadáme <text:span text:style-name="Keystroke">Filiálka 1</text:span>. Klepneme pravým tlačítkem myši znovu na list a vybereme <text:span text:style-name="Strong_20_Emphasis">Přesunout nebo kopírovat list</text:span>.</text:p>
        </text:list-item>
        <text:list-item>
          <text:p text:style-name="P62">V dialogovém okně Přesunout/kopírovat list (obrázek <text:sequence-ref text:reference-format="value" text:ref-name="refFigure11">12</text:sequence-ref>) vybereme volbu <text:span text:style-name="Strong_20_Emphasis">Kopírovat</text:span> (je automaticky vybrána, pokud je v tabulce pouze jeden list) a zvolíme <text:span text:style-name="Strong_20_Emphasis">-přesunout na konec-</text:span> v sekci <text:span text:style-name="Emphasis">Vložit před</text:span>. Změníme název v poli <text:span text:style-name="Emphasis">Nový název</text:span> na <text:span text:style-name="Keystroke">Filiálka 2</text:span>. Klepneme na <text:span text:style-name="Strong_20_Emphasis">OK</text:span>. stejným způsobem vytvoříme listy Filiálka 3 a Souhrn.</text:p>
        </text:list-item>
      </text:list>
      <text:p text:style-name="P11"><draw:frame draw:style-name="fr4" draw:name="Frame20" text:anchor-type="as-char" svg:width="6.5cm" draw:z-index="26"><draw:text-box fo:min-height="8.451cm"><text:p text:style-name="Caption"><draw:frame draw:style-name="fr12" draw:name="graphics46" text:anchor-type="paragraph" svg:width="6.5cm" svg:height="7.938cm" draw:z-index="27"><draw:image xlink:href="Pictures/1000000000000140000001A711B774D8C90E4AD0.png" xlink:type="simple" xlink:show="embed" xlink:actuate="onLoad" loext:mime-type="image/png"/></draw:frame>Obrázek <text:sequence text:ref-name="refFigure11" text:name="Figure" text:formula="ooow:Figure+1" style:num-format="1">12</text:sequence>: Kopírování listu</text:p></draw:text-box></draw:frame></text:p>
      <text:list xml:id="list111235972702895" text:continue-numbering="true" text:style-name="Numbering_20_1">
        <text:list-item>
          <text:p text:style-name="P62">Do příslušných listů zadáme údaje pro filiálku 2 a filiálku 3. Každý samostatný list uvádí výsledky pro jednotlivé pobočky.</text:p>
        </text:list-item>
        <text:list-item>
          <text:p text:style-name="P62">V listu Souhrn klepneme na buňku K7. Zadáme =, klepneme na list Filiálka 1, klepneme na buňku K7, zmáčkneme +, opakujeme to pro listy Filiálka 2 a Filiálka 3 a poté stiskneme <text:span text:style-name="Keystroke">Enter</text:span>. Nyní máme vzorec v buňce K7, který obsahuje příjmy z prodeje zeleně pro tři filiálky.</text:p>
        </text:list-item>
      </text:list>
      <text:p text:style-name="P11"><text:soft-page-break/><draw:frame draw:style-name="fr4" draw:name="Frame22" text:anchor-type="as-char" svg:width="14.328cm" draw:z-index="54"><draw:text-box fo:min-height="7.137cm"><text:p text:style-name="Caption"><draw:frame draw:style-name="fr17" draw:name="graphics47" text:anchor-type="paragraph" svg:x="0.199cm" svg:y="0cm" svg:width="17.911cm" style:rel-width="100%" svg:height="8.65cm" style:rel-height="scale" draw:z-index="55"><draw:image xlink:href="Pictures/10000000000002A500000147B8681D741228CB2D.png" xlink:type="simple" xlink:show="embed" xlink:actuate="onLoad" loext:mime-type="image/png"/></draw:frame>Obrázek <text:sequence text:ref-name="refFigure12" text:name="Figure" text:formula="ooow:Figure+1" style:num-format="1">13</text:sequence>: List Souhrn zobrazující odkazy mezi listy jednotlivých filiálek</text:p></draw:text-box></draw:frame></text:p>
      <text:list xml:id="list111236374467638" text:continue-numbering="true" text:style-name="Numbering_20_1">
        <text:list-item>
          <text:p text:style-name="P62">Zkopírujeme vzorec, zvýrazníme oblast K7:N17, klepneme na <text:span text:style-name="Strong_20_Emphasis">Úpravy &gt; Vložit jinak &gt; Vložit jinak</text:span> , zrušíme v dialogovém okně zaškrtnutí voleb <text:span text:style-name="Strong_20_Emphasis">Vložit vše</text:span> a <text:span text:style-name="Strong_20_Emphasis">Formáty</text:span> v sekci <text:span text:style-name="Emphasis">Výběr</text:span>, zaškrtneme všechny ostatní možnosti v této oblasti a klepneme na <text:span text:style-name="Strong_20_Emphasis">OK</text:span>. Zobrazí se následující zpráva:</text:p>
        </text:list-item>
      </text:list>
      <text:p text:style-name="P11"><draw:frame draw:style-name="fr4" draw:name="Frame21" text:anchor-type="as-char" svg:width="10.545cm" draw:z-index="56"><draw:text-box fo:min-height="3.526cm"><text:p text:style-name="Caption"><draw:frame draw:style-name="fr18" draw:name="graphics35" text:anchor-type="paragraph" svg:width="8.969cm" svg:height="3.043cm" draw:z-index="57"><draw:image xlink:href="Pictures/100000000000015300000073BBE1B22B90B4372D.png" xlink:type="simple" xlink:show="embed" xlink:actuate="onLoad" loext:mime-type="image/png"/></draw:frame>Obrázek <text:sequence text:ref-name="refFigure13" text:name="Figure" text:formula="ooow:Figure+1" style:num-format="1">14</text:sequence>: Propojení listů: vložení vzorce do oblasti buněk</text:p></draw:text-box></draw:frame></text:p>
      <text:list xml:id="list111236052852821" text:continue-numbering="true" text:style-name="Numbering_20_1">
        <text:list-item>
          <text:p text:style-name="P62">Klepneme na <text:span text:style-name="Strong_20_Emphasis">Ano</text:span>. Nyní jsme zkopírovali vzorce do každé buňky při zachování formátu nastaveného v původním listu. V tomto příkladu bychom samozřejmě měli upravit list odstraněním nul v řádcích bez formátování.</text:p>
        </text:list-item>
      </text:list>
      <text:p text:style-name="P11"><draw:frame draw:style-name="fr4" draw:name="Frame23" text:anchor-type="as-char" svg:width="13.668cm" draw:z-index="58"><draw:text-box fo:min-height="7.02cm"><text:p text:style-name="Caption"><draw:frame draw:style-name="fr17" draw:name="graphics49" text:anchor-type="paragraph" svg:x="0cm" svg:y="0cm" svg:width="17.935cm" style:rel-width="100%" svg:height="8.491cm" style:rel-height="scale" draw:z-index="59"><draw:image xlink:href="Pictures/10000000000002A60000014128AAEFF34B8F9C71.png" xlink:type="simple" xlink:show="embed" xlink:actuate="onLoad" loext:mime-type="image/png"/></draw:frame>Obrázek <text:sequence text:ref-name="refFigure14" text:name="Figure" text:formula="ooow:Figure+1" style:num-format="1">15</text:sequence>: Propojení listů: Kopírovat/Vložit jinak z K7:N17</text:p></draw:text-box></draw:frame></text:p>
      <text:list xml:id="list111235885076093" text:continue-list="list111235894738307" text:style-name="Heading_20_Note">
        <text:list-item>
          <text:p text:style-name="P56">Poznámka</text:p>
        </text:list-item>
      </text:list>
      <text:p text:style-name="P17">Při výchozím nastavení LibreOffice jsou vloženy všechny atributy původních buněk: formáty, poznámky, objekty, textové řetězce a čísla.</text:p>
      <text:p text:style-name="P20"><text:soft-page-break/>K provedení propojení lze také použít Průvodce funkcí. Použití tohoto průvodce je podrobně popsáno v části „<text:bookmark-ref text:reference-format="text" text:ref-name="__RefHeading__8412_1214587958">Používání Průvodce funkcí</text:bookmark-ref>“ na stránce <text:bookmark-ref text:reference-format="page" text:ref-name="__RefHeading__8412_1214587958">22</text:bookmark-ref>.</text:p>
      <text:h text:style-name="P45" text:outline-level="1"><text:bookmark-start text:name="__RefHeading__40497_381637933"/><text:alphabetical-index-mark text:string-value="přehled" text:key1="funkce"/>Rozumíme funkcím<text:bookmark-end text:name="__RefHeading__40497_381637933"/></text:h>
      <text:p text:style-name="P20">Program Calc obsahuje více než 500 funkcí, které nám pomohou analyzovat a odkazovat na data. Mnoho z těchto funkcí se používá s čísly, ale jiné se používají s datumy a časy nebo dokonce s textem. Funkce může být stejně jednoduchá jako sčítání dvou čísel nebo nalezení průměru seznamu čísel, nebo může být stejně složitá jako výpočet standardní odchylky vzorku nebo hyperbolického tangens čísla.</text:p>
      <text:p text:style-name="P20">Název funkce je obvykle zkrácený popis toho, co funkce dělá. Například funkce FV dává budoucí hodnotu investice (angl. future value), zatímco BIN2HEX převádí binární číslo na hexadecimální číslo. Tradičně se funkce zadávají pouze velkými písmeny, ale program Calc je bude číst správně, pokud jsou také malými nebo smíšenými písmeny.</text:p>
      <text:p text:style-name="P20">Několik základních funkcí je poněkud podobných operátorům. Příklady:</text:p>
      <table:table table:name="Table17" table:style-name="Table17">
        <table:table-column table:style-name="Table17.A"/>
        <table:table-column table:style-name="Table17.B"/>
        <table:table-row>
          <table:table-cell office:value-type="string">
            <text:p text:style-name="P20">+</text:p>
          </table:table-cell>
          <table:table-cell office:value-type="string">
            <text:p text:style-name="P20">Tento operátor sčítá dvě čísla dohromady. SUM() na druhé straně sčítá skupiny sousedících oblastí čísel.</text:p>
          </table:table-cell>
        </table:table-row>
        <table:table-row>
          <table:table-cell office:value-type="string">
            <text:p text:style-name="P20">*</text:p>
          </table:table-cell>
          <table:table-cell office:value-type="string">
            <text:p text:style-name="P20">Tento operátor vynásobí dvě čísla dohromady. PRODUCT() dělá totéž pro násobení, jako SUM() pro sčítání.</text:p>
          </table:table-cell>
        </table:table-row>
      </table:table>
      <text:p text:style-name="P20">Každá funkce má řadu argumentů použitých ve výpočtech. Tyto argumenty mohou nebo nemusí mít svůj vlastní název. Vaším úkolem je zadat argumenty potřebné ke spuštění funkce. V některých případech mají argumenty předdefinované volby a možná je budeme muset najít v popiscích Průvodce funkcí, na kartě funkcí nebo v nápovědě. Častěji je však argumentem hodnota, kterou zadáváme ručně nebo je již zadaná do buňky nebo oblasti buněk v tabulce. V programu Calc můžeme zadat hodnoty z jiných buněk zadáním jejich názvu nebo oblasti, nebo – na rozdíl od některých tabulkových procesorů – výběrem buněk myší. Pokud se hodnoty v buňkách změní, bude výsledek funkce automaticky aktualizován.</text:p>
      <text:h text:style-name="P48" text:outline-level="2"><text:bookmark-start text:name="__RefHeading___Toc7259_124123908"/><text:alphabetical-index-mark text:string-value="kompatibilita funkcí s jinými aplikacemi"/><text:alphabetical-index-mark text:string-value="kompatibilita s jinými aplikacemi" text:key1="funkce"/>Kompatibilita s jinými tabulkovými procesory<text:bookmark-end text:name="__RefHeading___Toc7259_124123908"/></text:h>
      <text:p text:style-name="Text_20_body">Pro mnoho funkcí Calc následuje standard <text:span text:style-name="Emphasis">OpenFormula</text:span> definovaný v části 2 (Recalculated Formula (OpenFormula) Format) formátu Open Document Format for Office Applications (OpenDocument) verze 1.2. Tento standard je přístupný na webu OASIS (<text:a xlink:type="simple" xlink:href="https://www.oasis-open.org/" text:style-name="Internet_20_link" text:visited-style-name="Visited_20_Internet_20_Link"><text:span text:style-name="Internet_20_link">https://www.oasis-open.org/</text:span></text:a>) nebo webové stránce ISO (<text:a xlink:type="simple" xlink:href="https://www.iso.org/standard/66375.html" text:style-name="Internet_20_link" text:visited-style-name="Visited_20_Internet_20_Link"><text:span text:style-name="Internet_20_link">https://www.iso.org/standard/66375.html</text:span></text:a>). Obecná podpora <text:span text:style-name="Emphasis">OpenFormula</text:span> v programu Calc poskytuje kompatibilitu s funkční sadou jakéhokoli jiného tabulkového procesoru, který dodržuje stejný standard. (V programu Calc jsou některé funkce, které nejsou v souladu s <text:span text:style-name="Emphasis">OpenFormula</text:span>, ale mnoho z nich je zahrnuto především pro zlepšení výměny souborů mezi Calc a Microsoft Excel.)</text:p>
      <text:p text:style-name="P30">Pro zlepšení interoperability je Calc schopen otevírat sešity vytvořené mnoha různými aplikacemi a ukládat sešity v mnoha různých formátech. V případě sady Microsoft Office je velmi snadné vyměňovat sešity mezi těmito dvěma aplikacemi. Když aplikace Calc otevře tabulku aplikace Microsoft Excel, automaticky podnikne kroky, aby se vyhnula nekompatibilitám, které by se jinak mohly vyskytnout u určitých funkcí. Například když program Calc otevře soubor Excel, který obsahuje volání funkce Excel CEILING, jsou tyto funkce automaticky převedeny na referenční funkci programu Calc CEILING.XCL. Podobně, když program Calc uloží tabulku do formátu Microsoft Excel, automaticky podnikne kroky, aby se předešlo potenciálním nekompatibilitám. Příkladem toho je situace, kdy program Calc uloží sešit obsahující volání funkce FLOOR, které jsou automaticky převedeny na referenční funkci FLOOR.MATH aplikace Excel.</text:p>
      <text:p text:style-name="P28">Wiki Document Foundation poskytuje srovnání funkcí LibreOffice a Microsoft Office, viz <text:a xlink:type="simple" xlink:href="https://wiki.documentfoundation.org/Feature_Comparison:_LibreOffice_-_Microsoft_Office" text:style-name="Internet_20_link" text:visited-style-name="Visited_20_Internet_20_Link"><text:span text:style-name="Internet_20_link">https://wiki.documentfoundation.org/Feature_Comparison:_LibreOffice_-</text:span></text:a><text:a xlink:type="simple" xlink:href="https://wiki.documentfoundation.org/Feature_Comparison:_LibreOffice_-_Microsoft_Office" text:style-name="Internet_20_link" text:visited-style-name="Visited_20_Internet_20_Link"><text:span text:style-name="Internet_20_link"> _Microsoft Office</text:span></text:a>. Toto srovnání ukazuje, že program Calc v současné době poskytuje 506 diskrétních funkcí, přičemž pouze 27 z nich je jedinečných pro Calc a zbytek má protějšky v aplikaci Microsoft Excel. Je <text:soft-page-break/> zřejmé, že mezi funkcemi sady Calc a Excel existuje vysoká úroveň shodnosti a mnoho funkcí lze použít v obou aplikacích beze změn, čímž se zvyšuje interoperabilita.</text:p>
      <text:p text:style-name="P30">Existují případy, kdy funkce programu Calc vytváří výsledek v souladu s mezinárodními standardy, ale výsledek se liší od výsledku vytvořeného ekvivalentní funkcí Excel. V takových případech má program Calc často podobně pojmenovanou funkci, ale k jejímu názvu byl přidán vhodný modifikátor (například „_ADD“ nebo „_EXCEL2003“), který poskytuje stejný výsledek jako funkce Excel.</text:p>
      <text:h text:style-name="P48" text:outline-level="2"><text:bookmark-start text:name="__RefHeading__40499_381637933"/><text:alphabetical-index-mark text:string-value="struktura" text:key1="funkce"/>Pochopení struktury funkcí<text:bookmark-end text:name="__RefHeading__40499_381637933"/></text:h>
      <text:p text:style-name="P20">Všechny funkce mají podobnou strukturu. Pokud použijeme správný nástroj pro zadání funkce, nemusíme se učit tyto struktury, ale stále je vhodné znát řešení problémů.</text:p>
      <text:p text:style-name="P20">Typickým příkladem je struktura funkce k nalezení buněk, které odpovídají zadaným kritériím vyhledávání:</text:p>
      <text:p text:style-name="Code">= DCOUNT(Database; Database field; Search criteria)</text:p>
      <text:p text:style-name="P20">Funkce nemůže existovat sama o sobě; musí být vždy součástí vzorce. V důsledku toho, i když funkce představuje celý vzorec, musí být na začátku vzorce znaménko =. Bez ohledu na to, kde ve vzorci je funkce, bude funkce začínat svým názvem, například DCOUNT ve výše uvedeném příkladu. Za názvem funkce přichází její argumenty. Všechny argumenty jsou povinné, pokud nejsou výslovně uvedeny jako volitelné.</text:p>
      <text:p text:style-name="P20">Argumenty jsou přidány do závorek a jsou odděleny středníky. Funkce Calc může obsahovat až 255 argumentů. Argumentem může být nejen číslo nebo jedna buňka, ale také pole nebo oblast buněk, které obsahují několik nebo dokonce stovky buněk.</text:p>
      <text:p text:style-name="P20">V závislosti na povaze funkce lze argumenty zadávat takto:</text:p>
      <table:table table:name="Table18" table:style-name="Table18">
        <table:table-column table:style-name="Table18.A"/>
        <table:table-column table:style-name="Table18.B"/>
        <table:table-row>
          <table:table-cell table:style-name="Table18.A1" office:value-type="string">
            <text:p text:style-name="Text_20_body">"textová data"</text:p>
          </table:table-cell>
          <table:table-cell table:style-name="Table18.A1" office:value-type="string">
            <text:p text:style-name="Text_20_body">Uvozovky označují, že se zadává text nebo řetězcová data.</text:p>
          </table:table-cell>
        </table:table-row>
        <table:table-row>
          <table:table-cell table:style-name="Table18.A1" office:value-type="string">
            <text:p text:style-name="Text_20_body">9</text:p>
          </table:table-cell>
          <table:table-cell table:style-name="Table18.A1" office:value-type="string">
            <text:p text:style-name="Text_20_body">Číslo devět zadáno jako číslo.</text:p>
          </table:table-cell>
        </table:table-row>
        <table:table-row>
          <table:table-cell table:style-name="Table18.A1" office:value-type="string">
            <text:p text:style-name="Text_20_body">"9"</text:p>
          </table:table-cell>
          <table:table-cell table:style-name="Table18.A1" office:value-type="string">
            <text:p text:style-name="Text_20_body">Číslo devět zadáno jako text.</text:p>
          </table:table-cell>
        </table:table-row>
        <table:table-row>
          <table:table-cell table:style-name="Table18.A1" office:value-type="string">
            <text:p text:style-name="Text_20_body">A1</text:p>
          </table:table-cell>
          <table:table-cell table:style-name="Table18.A1" office:value-type="string">
            <text:p text:style-name="Text_20_body">Adresa čehokoliv, co je zadáno v buňce A1.</text:p>
          </table:table-cell>
        </table:table-row>
        <table:table-row>
          <table:table-cell table:style-name="Table18.A1" office:value-type="string">
            <text:p text:style-name="Text_20_body">B2:D9</text:p>
          </table:table-cell>
          <table:table-cell table:style-name="Table18.A1" office:value-type="string">
            <text:p text:style-name="Text_20_body">Zadána oblast buněk.</text:p>
          </table:table-cell>
        </table:table-row>
      </table:table>
      <text:h text:style-name="P48" text:outline-level="2"><text:bookmark-start text:name="__RefHeading__40501_381637933"/><text:alphabetical-index-mark text:string-value="vnořené" text:key1="funkce"/>Vnořené funkce<text:bookmark-end text:name="__RefHeading__40501_381637933"/></text:h>
      <text:p text:style-name="P20">Funkce lze také použít jako argumenty v rámci jiných funkcí. Tyto funkce se nazývají vnořené funkce.</text:p>
      <text:p text:style-name="Code">=SUM(2;PRODUCT(5;7))</text:p>
      <text:p text:style-name="P20">Chceme-li získat představu o tom, co mohou vnořené funkce dělat, představme si, že navrhujeme samořízený výukový modul. Během modulu studenti dělají tři kvízy a výsledky zadávají do buněk A1, A2 a A3. V A4 můžeme vytvořit vnořený vzorec, který začíná průměrováním výsledků kvízů s vzorcem <text:span text:style-name="Code">=AVERAGE(A1:A3)</text:span>. Vzorec poté pomocí funkce IF dává studentovi zpětnou vazbu, která závisí na průměrném ohodnocení kvízů. Celý vzorec by zněl:</text:p>
      <text:p text:style-name="Code">=IF(AVERAGE(A1:A3) &gt;85; "Gratulujeme! Jste připraveni postoupit k dalšímu modulu ";" Neúspěšně. Zkontrolujte prosím materiál znovu. V případě potřeby kontaktujte svého instruktora. “)</text:p>
      <text:p text:style-name="P20">V závislosti na průměru obdrží student zprávu s blahopřáním nebo vyjádřením neúspěchu.</text:p>
      <text:p text:style-name="P20">Všimněme si, že vnořený vzorec pro průměr nevyžaduje své vlastní znaménko rovnosti. Jeden na začátku rovnice je dostačující pro oba vzorce.</text:p>
      <text:p text:style-name="P20"><text:soft-page-break/>Pokud jsme v tabulkových procesorech nováčkem, nejlepší způsob, jak přemýšlet o funkcích, je skriptovací jazyk. Pro snadné vysvětlení konceptu jsme použili jednoduché příklady, ale pomocí vnoření funkcí se může  vzorec v Calcu rychle stát složitým.</text:p>
      <text:list xml:id="list111236337623227" text:continue-numbering="true" text:style-name="Heading_20_Note">
        <text:list-item>
          <text:p text:style-name="P56">Poznámka</text:p>
        </text:list-item>
      </text:list>
      <text:p text:style-name="P17">Calc zobrazuje syntaxi vzorce v bublinové nápovědě vedle buňky jako užitečnou paměťovou pomůcku při psaní.</text:p>
      <text:h text:style-name="Heading_20_2" text:outline-level="2"><text:bookmark-start text:name="__RefHeading___Toc144835_3024144196"/><text:alphabetical-index-mark text:string-value="Karta funkcí"/><text:alphabetical-index-mark text:string-value="Karta funkcí" text:key1="Postranní lišta"/>Použití postranní lišty Seznam funkcí<text:bookmark-end text:name="__RefHeading___Toc144835_3024144196"/></text:h>
      <text:p text:style-name="P25">Spolehlivější metodou je použití karty Seznam funkcí na postranním panelu (obrázek <text:sequence-ref text:reference-format="value" text:ref-name="refFigure15">16</text:sequence-ref>), přístupné výběrem <text:span text:style-name="Strong_20_Emphasis">Zobrazit &gt; Seznam funkcí</text:span>.</text:p>
      <text:p text:style-name="P20">Karta Seznam funkcí obsahuje stručný popis každé funkce a jejích argumentů. Pro zobrazení popisu vybereme funkci a podíváme se do dolní části panelu. V případě potřeby umístíme kurzor nad hranu mezi seznam a popis; Jakmile se kurzor stane dvojitou šipkou, přetáhneme ji směrem nahoru a zvětšíme místo pro popis. Poklepáním na název funkce ji přidáme do aktuální buňky spolu se zástupnými symboly pro každý z argumentů funkce.</text:p>
      <text:p text:style-name="P20">Použití karty Seznam funkcí je téměř stejně rychlé jako ruční zadání a její výhodou je, že si nemusíme pamatovat vzorec, který chcete použít. Teoreticky by to mělo být také méně náchylné k chybám. V praxi však může být pro některé uživatele obtížné nahrazovat zástupné symboly hodnotami. Další funkcí je schopnost zobrazit poslední použité vzorce.</text:p>
      <text:p text:style-name="P11"><draw:frame draw:style-name="fr4" draw:name="Frame4" text:anchor-type="as-char" svg:width="16.11cm" draw:z-index="28"><draw:text-box fo:min-height="9.98cm"><text:p text:style-name="Caption"><draw:frame draw:style-name="fr16" draw:name="Image3" text:anchor-type="paragraph" svg:x="0.109cm" svg:y="0cm" svg:width="16cm" svg:height="9.454cm" draw:z-index="60"><draw:image xlink:href="Pictures/10000201000003940000023412B3FD27935819AB.png" xlink:type="simple" xlink:show="embed" xlink:actuate="onLoad" loext:mime-type="image/png"/></draw:frame>Obrázek <text:sequence text:ref-name="refFigure15" text:name="Figure" text:formula="ooow:Figure+1" style:num-format="1">16</text:sequence>: Seznam funkcí v postranním panelu</text:p></draw:text-box></draw:frame></text:p>
      <text:h text:style-name="P48" text:outline-level="2"><text:bookmark-start text:name="__RefHeading__8412_1214587958"/>Používání <text:alphabetical-index-mark text:string-value="Dialog Průvodce funkcí"/>Průvodce funkcí<text:bookmark-end text:name="__RefHeading__8412_1214587958"/></text:h>
      <text:p text:style-name="P20">Nejběžněji používanou metodou vstupu je Průvodce funkcemi (obrázek <text:sequence-ref text:reference-format="value" text:ref-name="refFigure16">17</text:sequence-ref>). Chceme-li jej otevřít, zvolíme <text:span text:style-name="Strong_20_Emphasis">Vložit &gt; Funkce</text:span> nebo klepneme na ikonu Průvodce funkcemi <draw:frame draw:style-name="fr15" draw:name="Image10" text:anchor-type="as-char" svg:width="0.635cm" svg:height="0.503cm" draw:z-index="61"><draw:image xlink:href="Pictures/1000020100000018000000131A9E7D8D851AF3F4.png" xlink:type="simple" xlink:show="embed" xlink:actuate="onLoad" loext:mime-type="image/png"/></draw:frame><text:s/> na liště funkcí, nebo stiskneme <text:span text:style-name="Keystroke">Ctrl + F2</text:span>. Průvodce funkcemi poskytuje stejné funkce nápovědy jako karta Seznam funkcí, ale přidává pole, ve kterých můžeme vidět výsledek dokončené funkce, jakož i výsledek jakéhokoli většího vzorce, jehož je součástí.</text:p>
      <text:p text:style-name="P20"><text:soft-page-break/>Pro zkrácení seznamu vybereme kategorii funkcí, potom projdeme dolů názvy funkcí a vybereme požadovanou funkci dvojitým klepnutím. Když vybereme funkci, její popis se objeví na pravé straně dialogu. Případně můžeme do vyhledávacího pole zadat název funkce a vyhledávání se zužuje při každém vloženém znaku (obrázek <text:sequence-ref text:reference-format="value" text:ref-name="refFigure16">17</text:sequence-ref>).</text:p>
      <text:p text:style-name="P20">Průvodce nyní zobrazí oblast vpravo, kde můžeme ručně zadat data do textových polí nebo kliknout na tlačítko <text:span text:style-name="Strong_20_Emphasis">Zmenšit</text:span><draw:frame draw:style-name="fr15" draw:name="graphics16" text:anchor-type="as-char" svg:width="0.7cm" svg:height="0.67cm" draw:z-index="29"><draw:image xlink:href="Pictures/100000000000001D0000001C4458229623C73E74.png" xlink:type="simple" xlink:show="embed" xlink:actuate="onLoad" loext:mime-type="image/png"/></draw:frame>, čímž se zmenší průvodce a můžeme vybrat buňky z listu.</text:p>
      <text:p text:style-name="P11"><draw:frame draw:style-name="fr4" draw:name="Frame1" text:anchor-type="as-char" svg:width="11.49cm" draw:z-index="30"><draw:text-box fo:min-height="10.433cm"><text:p text:style-name="Caption"><draw:frame draw:style-name="fr14" draw:name="Image7" text:anchor-type="paragraph" svg:y="0cm" svg:width="11.49cm" svg:height="9.88cm" draw:z-index="62"><draw:image xlink:href="Pictures/100000000000030B000002C5028F559C8E1C6FAA.png" xlink:type="simple" xlink:show="embed" xlink:actuate="onLoad" loext:mime-type="image/png"/></draw:frame>Obrázek <text:sequence text:ref-name="refFigure16" text:name="Figure" text:formula="ooow:Figure+1" style:num-format="1">17</text:sequence>: Karta Funkce Průvodce funkcí</text:p></draw:text-box></draw:frame></text:p>
      <text:p text:style-name="P12"><draw:frame draw:style-name="fr6" draw:name="Frame3" text:anchor-type="as-char" svg:y="-2.522cm" svg:width="13.257cm" draw:z-index="63"><draw:text-box fo:min-height="2.563cm"><text:p text:style-name="Caption"><draw:frame draw:style-name="fr12" draw:name="graphics41" text:anchor-type="paragraph" svg:width="13cm" svg:height="2.071cm" draw:z-index="64"><draw:image xlink:href="Pictures/100000000000029200000069DCA3F9EA810C299F.png" xlink:type="simple" xlink:show="embed" xlink:actuate="onLoad" loext:mime-type="image/png"/></draw:frame>Obrázek <text:sequence text:ref-name="refFigure17" text:name="Figure" text:formula="ooow:Figure+1" style:num-format="1">18</text:sequence>: Průvodce funkcí po zmenšení</text:p></draw:text-box></draw:frame></text:p>
      <text:p text:style-name="P20">Chceme-li vybrat buňky, klepneme buď přímo na buňku, nebo podržíme levé tlačítko myši a tažením vyberte požadovanou oblast.</text:p>
      <text:p text:style-name="P20">Po výběru oblasti klepneme na ikonu <text:span text:style-name="Strong_20_Emphasis">Rozvinout</text:span> a znovu se vrátíme do průvodce.</text:p>
      <text:p text:style-name="P20">Pokud potřebujeme více argumentů, klepneme do dalšího textového pole a zopakujeme proces výběru pro další buňku nebo oblast buněk. Tento postup opakujeme podle potřeby. Průvodce umožní až 255 oblastí nebo argumentů ve funkci SUM.</text:p>
      <text:p text:style-name="P20">Klepnutím na tlačítko <text:span text:style-name="Strong_20_Emphasis">OK</text:span> potvrdíme funkci, vložíme ji do buňky a dostaneme výsledek.</text:p>
      <text:list xml:id="list111236369962141" text:continue-list="list512160039" text:style-name="Heading_20_Caution">
        <text:list-item>
          <text:p text:style-name="P55"><text:soft-page-break/>Upozornění</text:p>
        </text:list-item>
      </text:list>
      <text:p text:style-name="P4">Pokud vybereme funkci dvojitým klepnutím v seznamu a poté změníme názor a vybereme jinou dvojitým kliknutím znovu, přidá se vzorec druhé volby do vzorce první volby v textovém poli <text:span text:style-name="Emphasis">Vzorec</text:span>. Musíte vymazat textové pole <text:span text:style-name="Emphasis">Vzorec</text:span> a potom poklepáním na funkci přidat do pole.</text:p>
      <text:p text:style-name="P17">Toto doplňování vzorců umožňuje vytvářet složité vzorce jejich sestavováním v textovém poli <text:span text:style-name="Emphasis">Vzorec</text:span>.</text:p>
      <text:p text:style-name="P20">Můžeme také vybrat kartu <text:span text:style-name="Emphasis">Struktura</text:span>, kde uvidíme stromové zobrazení částí vzorce. Hlavní výhoda oproti kartě Seznam funkcí je, že každý argument se vkládá do svého vlastního pole, což usnadňuje správu. Cena této spolehlivosti je pomalejší zadávání, ale  při vytváření sešitu je přesnost obecně důležitější než rychlost.</text:p>
      <text:p text:style-name="P26">Zobrazení struktury vzorce v průvodci je důležité pro ladění a opravu velmi dlouhých, vnořených a složitých vzorců. V tomto pohledu je vzorec analyzován a každá složka vzorce je vypočítána jednodušším vyvoláním funkce nebo aritmetickou operací a poté je zkombinována podle pravidel výpočtu. Je možné vizualizovat každý analyzovaný prvek vzorce a zkontrolovat, zda jsou mezilehlé výsledky správné, dokud není nalezena chyba.</text:p>
      <text:p text:style-name="P20">Funkce lze zadat do vstupního řádku. Po zadání funkce na vstupní řádce stiskneme klávesu <text:span text:style-name="Keystroke">Enter</text:span> nebo klepneme na tlačítko <text:span text:style-name="Strong_20_Emphasis">Přijmout</text:span> na liště vzorců. Tím se funkce přidá do buňky a získáme její výsledek.</text:p>
      <text:p text:style-name="P11"><draw:frame draw:style-name="fr5" draw:name="Frame24" text:anchor-type="as-char" svg:width="9.677cm" draw:z-index="31"><draw:text-box fo:min-height="3.972cm"><text:p text:style-name="Standard"><draw:frame draw:style-name="fr13" draw:name="graphics18" text:anchor-type="paragraph" svg:width="9.636cm" svg:height="1.845cm" draw:z-index="65"><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Pole Název zobrazující seznam běžných funkcí</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Přijmout</text:p></table:table-cell></table:table-row><table:table-row><table:table-cell table:style-name="Table4.A1" office:value-type="string"><text:p text:style-name="Table_20_Contents">3</text:p></table:table-cell><table:table-cell table:style-name="Table4.A1" office:value-type="string"><text:p text:style-name="Table_20_Contents">Zrušit</text:p></table:table-cell><table:table-cell table:style-name="Table4.A1" office:value-type="string"><text:p text:style-name="Table_20_Contents">5</text:p></table:table-cell><table:table-cell table:style-name="Table4.A1" office:value-type="string"><text:p text:style-name="Table_20_Contents">Vstupní řádek</text:p></table:table-cell></table:table-row></table:table><text:p text:style-name="Caption">Obrázek <text:sequence text:ref-name="refFigure18" text:name="Figure" text:formula="ooow:Figure+1" style:num-format="1">19</text:sequence>: Lišta vzorců</text:p></draw:text-box></draw:frame></text:p>
      <text:p text:style-name="P20">Pokud vidíme v buňce místo výsledku vzorec , pak je vybrána volba <text:span text:style-name="Strong_20_Emphasis">Vzorce</text:span> v <text:span text:style-name="Strong_20_Emphasis">Nástroje &gt; Možnosti &gt; LibreOffice Calc &gt; Zobrazit &gt; Zobrazit</text:span>. Zrušíme výběr <text:span text:style-name="Strong_20_Emphasis">Vzorce</text:span> a zobrazí se výsledek. Stále však můžeme vidět vzorec ve vstupním řádku.</text:p>
      <text:list xml:id="list111235899890883" text:continue-list="list111236864444864" text:style-name="Heading_20_Tip">
        <text:list-item>
          <text:p text:style-name="P58">Tip</text:p>
        </text:list-item>
      </text:list>
      <text:p text:style-name="P18">Možnost nabídky <text:span text:style-name="Strong_20_Emphasis">Zobrazit &gt; Zobrazit vzorec</text:span> a klávesová zkratka <text:span text:style-name="Keystroke">Ctrl + `</text:span> (obrácená čárka) také zapíná a vypíná zobrazení vzorce.</text:p>
      <text:h text:style-name="P48" text:outline-level="2"><text:bookmark-start text:name="__RefHeading___Toc7265_124123908"/><text:alphabetical-index-mark text:string-value="pole" text:key1="vzorce"/><text:alphabetical-index-mark text:string-value="maticové vzorce"/>Maticové vzorce<text:bookmark-end text:name="__RefHeading___Toc7265_124123908"/></text:h>
      <text:h text:style-name="Heading_20_3" text:outline-level="3"><text:bookmark-start text:name="__RefHeading___Toc135042_3024144196"/>Co je to maticový vzorec?<text:bookmark-end text:name="__RefHeading___Toc135042_3024144196"/></text:h>
      <text:p text:style-name="P20">Vzorec, ve kterém se vyhodnocují jednotlivé hodnoty v oblasti buněk, se označuje jako maticový vzorec. Rozdíl mezi maticovým vzorcem a jinými vzorci je v tom, že maticový vzorec pracuje s několika hodnotami najednou namísto pouze jedné.</text:p>
      <text:p text:style-name="P20">Nejenže maticový vzorec zpracovává několik hodnot najednou, ale také může vícero hodnot najednou vrátit Výsledek maticového vzorce je také matice.</text:p>
      <text:p text:style-name="P20">Když program Calc aktualizuje vzorce, každá ovlivněná buňka se načte a její vzorec se přepočítá. Pokud máme ve sloupci se stejným vzorcem tisíc buněk (výraz vzorce pouze změní data, která se mají vypočítat), znamená to interpretaci a provedení tisíce stejných vzorců.</text:p>
      <text:p text:style-name="P20"><text:soft-page-break/>Maticové vzorce vyhodnotí vzorec jednou a provedou výpočty tolikrát, kolikrát je velikost pole, čímž se ušetří čas potřebný k interpretaci každého vzorce v buňce. A protože program Calc ukládá pouze jeden vzorec pro celé pole datových buněk, šetří také místo v souboru sešitu.</text:p>
      <text:p text:style-name="P11"><draw:frame draw:style-name="fr2" draw:name="Frame12" text:anchor-type="as-char" svg:width="12.935cm" draw:z-index="33"><draw:text-box fo:min-height="3.152cm"><text:p text:style-name="Caption"><draw:frame draw:style-name="fr9" draw:name="Image2" text:anchor-type="paragraph" svg:width="12.935cm" style:rel-width="100%" svg:height="3.152cm" style:rel-height="scale" draw:z-index="34"><draw:image xlink:href="Pictures/100000000000031C000000C28C3AF0CDAB2CC5D7.png" xlink:type="simple" xlink:show="embed" xlink:actuate="onLoad" loext:mime-type="image/png"/></draw:frame><text:line-break/>Obrázek <text:sequence text:ref-name="refFigure19" text:name="Figure" text:formula="ooow:Figure+1" style:num-format="1">20</text:sequence>: Zdrojové pole žluté a výsledné pole zelené. Maticový vzorec je zobrazen na liště vzorců.</text:p></draw:text-box></draw:frame></text:p>
      <text:p text:style-name="P20">Chceme-li vynásobit hodnoty v jednotlivých buňkách deseti ve výše uvedeném poli (obrázek <text:sequence-ref text:reference-format="value" text:ref-name="refFigure19">20</text:sequence-ref>), nemusíme použít vzorec pro každou jednotlivou buňku nebo hodnotu. Místo toho stačí použít jeden maticový vzorec. Vybereme oblast 3 × 5 buněk v jiné části tabulky, zadáme vzorec = 10*A1:C5 a potvrdíme  jej kombinací kláves <text:span text:style-name="Keystroke">Ctrl + Shift + Enter</text:span>. Výsledkem je pole 3 × 5, ve kterém jsou jednotlivé hodnoty v rozsahu buněk (A1:C5) vynásobeny číslem 10.</text:p>
      <text:p text:style-name="P20">Kromě násobení můžeme v referenční oblasti (pole) použít také další operátory. Můžeme sčítat (+), odečítat (-), násobit (*), dělit (/), použít exponenty (^), zřetězení (&amp;) a porovnání (=, &lt;&gt;, &lt;, &gt;, &lt;=, &gt;=). Pokud byl zadán maticový vzorec lze použít operátory pro každou jednotlivou hodnotu v oblasti buněk a vrátit výsledek jako pole.</text:p>
      <text:p text:style-name="P20">Operátory porovnání v maticovém vzorci zpracovávají prázdné buňky stejným způsobem jako v normálním vzorci, tj. buď jako nula, nebo jako prázdný řetězec. Pokud jsou například buňky A1 a A2 prázdné, maticové vzorce {=A1:A2=""} a {=A1:A2=0} vrátí oba pole o velikosti 1 sloupec a 2 řádky s hodnotami PRAVDA.</text:p>
      <text:h text:style-name="P51" text:outline-level="3"><text:bookmark-start text:name="__RefHeading___Toc124526_3024144196"/>Kdy používáme maticové vzorce?<text:bookmark-end text:name="__RefHeading___Toc124526_3024144196"/></text:h>
      <text:p text:style-name="P20">Pokud musíme opakovat výpočty pomocí různých hodnot, použijeme maticové vzorce. Pokud se rozhodneme později změnit metodu výpočtu, musíme aktualizovat pouze maticový vzorec. Chceme-li přidat maticový vzorec, vybereme celou oblast pole a potom provedeme požadovanou změnu maticového vzorce.</text:p>
      <text:p text:style-name="P20">Pole jsou nezbytným nástrojem pro provádění složitých výpočtů, protože do výpočtů můžeme zahrnout několik oblastí buněk. Program Calc má různé matematické funkce pro pole, jako je funkce MMULT pro vynásobení dvou polí.</text:p>
      <text:h text:style-name="Heading_20_3" text:outline-level="3"><text:bookmark-start text:name="__RefHeading___Toc144837_3024144196"/>Vytváření maticových vzorců<text:bookmark-end text:name="__RefHeading___Toc144837_3024144196"/></text:h>
      <text:p text:style-name="P20">Pokud vytvoříme maticový vzorec pomocí Průvodce funkcí, musíme pokaždé označit zaškrtávací políčko <text:span text:style-name="Strong_20_Emphasis">Matice</text:span>, aby výsledky byly vráceny v matici (obrázek <text:sequence-ref text:reference-format="value" text:ref-name="refFigure16">17</text:sequence-ref>). Jinak bude vrácena pouze hodnota v levé horní buňce vypočítaného pole.</text:p>
      <text:p text:style-name="P20">Pokud zadáme maticový vzorec přímo do buňky, musíme použít kombinaci kláves <text:span text:style-name="Keystroke">Shift + Ctrl + Enter</text:span> místo klávesy <text:span text:style-name="Keystroke">Enter</text:span>. Teprve poté se vzorec stane maticovým vzorcem.</text:p>
      <text:list xml:id="list111235812297055" text:continue-list="list111236337623227" text:style-name="Heading_20_Note">
        <text:list-item>
          <text:p text:style-name="P56">Poznámka</text:p>
        </text:list-item>
      </text:list>
      <text:p text:style-name="P17">Maticové vzorce se v programu Calc zobrazují v závorkách (složených závorkách). Maticové vzorce nelze vytvořit ručně zadáním složených závorek.</text:p>
      <text:list xml:id="list111237647166992" text:continue-list="list111236369962141" text:style-name="Heading_20_Caution">
        <text:list-item>
          <text:p text:style-name="P55">Upozornění</text:p>
        </text:list-item>
      </text:list>
      <text:p text:style-name="P17">Buňky v poli výsledků jsou automaticky chráněny proti změnám. Maticový vzorec však můžeme upravit nebo zkopírovat výběrem celé oblasti maticového vzorce.</text:p>
      <text:h text:style-name="P45" text:outline-level="1"><text:bookmark-start text:name="__RefHeading__7607_1807884836"/><text:soft-page-break/><text:alphabetical-index-mark text:string-value="strategie pro tvorbu" text:key1="vzorce"/>Strategie pro vytváření vzorců a funkcí<text:bookmark-end text:name="__RefHeading__7607_1807884836"/></text:h>
      <text:p text:style-name="P20">Vzorce, které provádějí více než jednoduchý výpočet, součet řádků nebo sloupců hodnot, obvykle obsahují řadu argumentů. Zvažme například následující rovnici:</text:p>
      <table:table table:name="Tabela1" table:style-name="Tabela1">
        <table:table-column table:style-name="Tabela1.A"/>
        <table:table-header-rows>
          <table:table-row>
            <table:table-cell table:style-name="Tabela1.A1" office:value-type="string">
              <text:p text:style-name="P7"><draw:frame draw:style-name="fr30" draw:name="Object1" text:anchor-type="as-char" svg:width="2.999cm" svg:height="0.998cm" draw:z-index="66"><draw:object xlink:href="./Object 1" xlink:type="simple" xlink:show="embed" xlink:actuate="onLoad"/><draw:image xlink:href="./ObjectReplacements/Object 1" xlink:type="simple" xlink:show="embed" xlink:actuate="onLoad"/></draw:frame></text:p>
            </table:table-cell>
          </table:table-row>
        </table:table-header-rows>
      </table:table>
      <text:p text:style-name="P20">Tato rovnice modeluje polohu objektu, který se pohybuje lineárně s konstantním zrychlením. Poloha (x) závisí na čase (t) a rovnice také obsahuje konstantní hodnoty pro počáteční polohu (xi), počáteční rychlost (vi) a zrychlení (a).</text:p>
      <text:p text:style-name="P20">Pro snadnou prezentaci je vhodné sestavit tabulku podobným způsobem, jaký je uveden na obrázku <text:sequence-ref text:reference-format="value" text:ref-name="refFigure20">21</text:sequence-ref>. V tomto příkladu jsou jednotlivé proměnné vkládány do buněk na listu a není nutná žádná úprava vzorce (v buňce B9).</text:p>
      <text:p text:style-name="P11"><draw:frame draw:style-name="fr1" draw:name="Frame6" text:anchor-type="as-char" svg:width="13.125cm" draw:z-index="35"><draw:text-box fo:min-height="5.599cm"><text:p text:style-name="Caption"><draw:frame draw:style-name="fr12" draw:name="graphics17" text:anchor-type="paragraph" svg:width="13.106cm" svg:height="5.055cm" draw:z-index="67"><draw:image xlink:href="Pictures/100000000000026B000000EFCF85B1C6621DE7EF.png" xlink:type="simple" xlink:show="embed" xlink:actuate="onLoad" loext:mime-type="image/png"/></draw:frame>Obrázek <text:sequence text:ref-name="refFigure20" text:name="Figure" text:formula="ooow:Figure+1" style:num-format="1">21</text:sequence>: Nastavení vzorce s argumenty</text:p></draw:text-box></draw:frame></text:p>
      <text:p text:style-name="P20">Při vytváření vzorce můžete použít několik přístupů. Při rozhodování, jaký přístup zvolit, vezmeme v úvahu, kolik dalších lidí bude muset listy používat, životnost listů a variace, s nimiž by se mohli při použití vzorce setkat.</text:p>
      <text:p text:style-name="P20">Pokud budou sešit používat jiní lidé než my, ujistíme se, že je snadné zjistit, jaký vstup je vyžadován a kde. Na prvním listu je často umístěno vysvětlení účelu sešitu, základu pro výpočet, požadovaného vstupu a generovaného výstupu.</text:p>
      <text:p text:style-name="P20">U sešitu s mnoha komplikovanými vzorci, který vytvoříme dnes, nemusí být zcela za 6 nebo 12 měsíců zřejmé, jak měl fungovat. Pro zdokumentování  je vhodné používat komentáře a poznámky.</text:p>
      <text:p text:style-name="P20">Možná si uvědomujeme, že pro konkrétní argument nemůžeme použít záporné nebo nulové hodnoty, ale pokud někdo jiný vloží takovou hodnotu, bude náš vzorec robustní nebo jednoduše vrátí standardní (a často ne příliš užitečnou) <text:span text:style-name="Code">chybovou zprávu Err:</text:span>? Je vhodné zachytit chyby pomocí nějaké formy logických příkazů nebo podmíněným formátováním.</text:p>
      <text:h text:style-name="P48" text:outline-level="2"><text:bookmark-start text:name="__RefHeading__40491_381637933"/>Do každé buňky vložíme jedinečný vzorec<text:bookmark-end text:name="__RefHeading__40491_381637933"/></text:h>
      <text:p text:style-name="P20">Základní strategií je považovat všechny potřebné vzorce za jednoduché a s omezenou životností. Strategií je pak umístit jedinečný vzorec do každé vhodné buňky. To lze doporučit pouze pro velmi jednoduché nebo jednorázové sešity.</text:p>
      <text:h text:style-name="P48" text:outline-level="2"><text:bookmark-start text:name="__RefHeading__40493_381637933"/>Rozdělíme vzorce na části a spojíme je<text:bookmark-end text:name="__RefHeading__40493_381637933"/></text:h>
      <text:p text:style-name="P20">Druhá strategie je podobná té první, ale místo toho rozdělujeme delší vzorce na menší části a poté je zkombinujeme do celku. Mnoho příkladů tohoto typu existuje ve složitých vědeckých a technických výpočtech, kde se prozatímní výsledky používají na řadě míst v listu. Výsledek výpočtu rychlosti proudění vody v potrubí může být použit pro odhad ztrát <text:soft-page-break/>v důsledku tření, kdy potrubí protéká zcela nebo částečně prázdné, a při optimalizaci průměru pro daný režim průtoku.</text:p>
      <text:p text:style-name="P20">Ve všech případech bychom měli přijmout základní principy tvorby vzorců popsané výše.</text:p>
      <text:h text:style-name="P48" text:outline-level="2"><text:bookmark-start text:name="__RefHeading___Toc7267_124123908"/><text:alphabetical-index-mark text:string-value="urychlení" text:key1="výpočtů"/>Urychlení výpočtů<text:bookmark-end text:name="__RefHeading___Toc7267_124123908"/></text:h>
      <text:p text:style-name="P20">Tabulky se často používají ke zpracování surových dat a k vytváření smysluplných shrnutí, konsolidace a zobrazování informací pro osobu s rozhodovací pravomocí nebo k použití jako zdroj pro reporty. Surová data mohou být získána fyzickými měřeními, obchodními transakcemi nebo různými jinými způsoby. Ve finančních odděleních nebo laboratořích se často nacházejí listy s tisíci nebo dokonce stovkami tisíc řádků a několika sloupci. Výpočty prováděné na těchto zdrojových souborech dat mohou být časově náročné a trvat minuty, hodiny a možná i dny.</text:p>
      <text:p text:style-name="P20">Častou chybou je vložení vzorců do každé buňky a provedení tisíce interpretací a výpočtů vzorců. Zde je několik doporučení pro urychlení výpočtů.</text:p>
      <text:h text:style-name="P51" text:outline-level="3"><text:bookmark-start text:name="__RefHeading___Toc7269_124123908"/>Používání maticových vzorců pro množství dat<text:bookmark-end text:name="__RefHeading___Toc7269_124123908"/></text:h>
      <text:p text:style-name="P20">Maticové vzorce mají jeden vzorec aplikovaný na množství dat. Pro velké datové sady může být významná úspora výpočtů.</text:p>
      <text:h text:style-name="P51" text:outline-level="3"><text:bookmark-start text:name="__RefHeading___Toc7271_124123908"/>Používání konsolidačních funkcí<text:bookmark-end text:name="__RefHeading___Toc7271_124123908"/></text:h>
      <text:p text:style-name="P20">Konsolidační funkce provádějí výpočty na souborech dat. SUM, SUMIF, SUMIFS, SUMPRODUCT jsou příklady konsolidačních funkcí. Například, pokud máme velmi dlouhý seznam materiálu, kde množství musí být vynásobeno jednotkovou cenou a pak sečteno, aby se vytvořila hodnota nákladů, pak místo použití vzorce na každý záznam kusovníku a pak sečtení, můžeme použít vzorec SUMPRODUCT(množství; jednotková cena), kde množství a jednotková cena jsou pojmenované oblasti představující kusovník. SUMPRODUCT násobí každou buňku množství její odpovídající buňkou jednotkové ceny a sečte všechny produkty.</text:p>
      <text:p text:style-name="P20">Podobné situace nastávají, když musíme sčítat podmnožinu původní sady dat, kde musíme použít test na každý záznam, aby bylo možné jej použít do součtu. Například když je hodnota pouze kladná. Použijeme SUMIF(data_pro_test;”&gt;0”;data_pro_součet), kde data_pro_test je sada dat, ve které testujeme kladné hodnoty, data_pro_součet je sloupec, kde mají být hodnoty součtu v závislosti na testu, a „&gt;0“ je samotný test.</text:p>
      <text:p text:style-name="P20">Dalšími konsolidačními funkcemi jsou AVERAGEIF, COUNTIF, MINIFS, MAXIFS a další.</text:p>
      <text:h text:style-name="P48" text:outline-level="2"><text:bookmark-start text:name="__RefHeading__40495_381637933"/>Použití maker pro vytváření funkcí<text:bookmark-end text:name="__RefHeading__40495_381637933"/></text:h>
      <text:p text:style-name="P20">Další strategií je vytvoření vlastních funkcí a maker. Tento přístup by se použil tam, kde by výsledek výrazně zjednodušil použití sešitu koncovým uživatelem a udržel vzorce jednoduché s větší šancí vyhnout se chybám. Tento přístup také může usnadnit údržbu tím, že opravy a aktualizace budou uloženy na jednom centrálním místě. Použití maker je popsáno v kapitole 12 - Makra této knihy a je samo o sobě specializovaným tématem. Nebezpečí nadužívání maker a uživatelských funkcí spočívá v tom, že principy, na nichž je sešit založen, se stávají mnohem obtížnějšími pro zobrazení jiným uživatelem než původním autorem (a někdy dokonce i autorem)!</text:p>
      <text:h text:style-name="Heading_20_2" text:outline-level="2"><text:bookmark-start text:name="__RefHeading___Toc5878_3279234735"/><text:alphabetical-index-mark text:string-value="Více vláken"/><text:alphabetical-index-mark text:string-value="paralelní zpracování"/>Více vláken<text:bookmark-end text:name="__RefHeading___Toc5878_3279234735"/></text:h>
      <text:p text:style-name="P29">Mnoho moderních počítačů má vícejádrové procesory a poskytuje více vláken. Jádro je fyzická součást hardwaru v CPU. Vlákna jsou virtuální komponenty, které pomáhají efektivně řídit pracovní vytížení a úkoly CPU. CPU může interagovat s více než jedním vláknem najednou a díky více vláknům jsou CPU efektivnější a poskytují lepší celkový výkon.</text:p>
      <text:p text:style-name="P20">Program Calc podporuje vícevláknové procesy, které pomáhají sešitům využívat veškerého paralelního zpracování, které je v počítači k dispozici. Tato funkce je řízena volbou <text:span text:style-name="Strong_20_Emphasis">Povolit vícevláknové </text:span><text:soft-page-break/><text:span text:style-name="Strong_20_Emphasis">výpočty</text:span> v sekci <text:span text:style-name="Emphasis">Nastavení vláken CPU</text:span> v dialogovém okně <text:span text:style-name="Strong_20_Emphasis">Nástroje &gt; Možnosti &gt; LibreOffice Calc &gt; Výpočty</text:span>. Výchozí nastavení této možnosti je povoleno a nedoporučujeme ji deaktivovat. Toto je jediný ovládací prvek v uživatelském rozhraní programu Calc, který se týká vícevláknového zpracování; jakmile je zapnuto, zpracování pracuje automaticky.</text:p>
      <text:p text:style-name="P20">Pokud je povoleno vícevláknové zpracování, program Calc automaticky identifikuje, kde by náš sešit mohl těžit z vícevláknového zpracování a podle toho je zpracovává. Vlákna se obecně používají pro skupiny vzorců, kde dostatek sousedních buněk ve sloupci používá stejný vzorec, ale z různými výsledky kvůli relativnímu adresování buněk. Jedním z důsledků tohoto přístupu je to, že optimalizace je založena na sloupcích, takže rozložení na řádcích může být méně efektivní.</text:p>
      <text:p text:style-name="P20">Existují i jiné způsoby, jak řídit vícevláknovou funkci Calc, jako je úprava proměnné prostředí LibreOffice MAX_CONCURRENCY. Tyto metody však přesahují rámec tohoto dokumentu.</text:p>
      <text:h text:style-name="P45" text:outline-level="1"><text:bookmark-start text:name="__RefHeading__40503_381637933"/><text:alphabetical-index-mark text:string-value="chyby, hledání a oprava"/>Hledání a oprava chyb<text:bookmark-end text:name="__RefHeading__40503_381637933"/></text:h>
      <text:p text:style-name="P20">Je běžné narazit na situace, kdy se zobrazují chyby. I se všemi nástroji, které jsou k dispozici v programu Calc a pomáhají nám zadávat vzorce je snadné dělat chyby. Mnoho lidí považuje zadání čísel za obtížné a mnoho z nich může udělat chybu, pokud jde o druh vstupu, který potřebuje argument funkce. Kromě oprav chyb můžeme chtít najít buňky použité ve vzorci, abychom změnili jejich hodnoty nebo zkontrolovali odpovědi.</text:p>
      <text:p text:style-name="P20">Program Calc poskytuje tři nástroje pro zkoumání vzorců a buněk, na které odkazují: chybové zprávy, barevné kódování pro vstup a nástroj Detektiv.</text:p>
      <text:h text:style-name="P48" text:outline-level="2"><text:bookmark-start text:name="__RefHeading__40505_381637933"/><text:alphabetical-index-mark text:string-value="chybové kódy a zprávy"/>Chybové zprávy<text:bookmark-end text:name="__RefHeading__40505_381637933"/></text:h>
      <text:p text:style-name="P20">Nejzákladnějším nástrojem jsou chybové zprávy. Chybové zprávy se zobrazují v buňce vzorce nebo v Průvodci funkcí místo výsledku.</text:p>
      <text:p text:style-name="P20">Chybová zpráva pro vzorec je obvykle trojciferné číslo od 501 do 532 nebo někdy obecný kus textu, jako je #NAME?, #REF! nebo #VALUE!. V buňce se zobrazí chybová zpráva a na pravé straně stavového řádku se zobrazí krátké vysvětlení chyby.</text:p>
      <text:p text:style-name="P20">Většina chybových zpráv hlásí problém v zadání vzorce, několik pak oznamuje, že jsme narazili na omezení programu Calc nebo jeho aktuálního nastavení.</text:p>
      <text:p text:style-name="P20">Chybové zprávy nejsou uživatelsky přívětivé a mohou nové uživatele překvapit. Jsou však cenným vodítkem k opravě chyb. Jejich podrobné vysvětlení najdeme v dodatku B - Kódy chyb, v nápovědě a hledáním „chybových kódů" v Calc. Některé z nejčastějších jsou uvedeny v tabulce <text:sequence-ref text:reference-format="value" text:ref-name="refTable4">5</text:sequence-ref>.</text:p>
      <text:p text:style-name="P43">Tabulka <text:sequence text:ref-name="refTable4" text:name="Table" text:formula="ooow:Table+1" style:num-format="1">5</text:sequence>: Běžné chybové zprávy</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Kód</text:p>
            </table:table-cell>
            <table:table-cell table:style-name="Table5.A1" office:value-type="string">
              <text:p text:style-name="Table_20_Heading">Význam</text:p>
            </table:table-cell>
          </table:table-row>
        </table:table-header-rows>
        <table:table-row table:style-name="Table5.1">
          <table:table-cell table:style-name="Table5.A2" office:value-type="string">
            <text:p text:style-name="Table_20_Contents">#NAME?</text:p>
          </table:table-cell>
          <table:table-cell table:style-name="Table5.A2" office:value-type="string">
            <text:p text:style-name="Table_20_Contents">Místo zobrazení Err:525. Pro argument neexistuje platný odkaz.</text:p>
          </table:table-cell>
        </table:table-row>
        <table:table-row table:style-name="Table5.1">
          <table:table-cell table:style-name="Table5.A2" office:value-type="string">
            <text:p text:style-name="Table_20_Contents">#REF!</text:p>
          </table:table-cell>
          <table:table-cell table:style-name="Table5.A2" office:value-type="string">
            <text:p text:style-name="Table_20_Contents">Místo zobrazení Err:524. Chybí sloupec, řádek nebo list pro odkazovanou buňku.</text:p>
          </table:table-cell>
        </table:table-row>
        <table:table-row table:style-name="Table5.1">
          <table:table-cell table:style-name="Table5.A2" office:value-type="string">
            <text:p text:style-name="Table_20_Contents">#VALUE!</text:p>
          </table:table-cell>
          <table:table-cell table:style-name="Table5.A2" office:value-type="string">
            <text:p text:style-name="Table_20_Contents">Místo zobrazení Err:519. Hodnota jednoho z argumentů není typu, který argument vyžaduje. Hodnota může být zadána nesprávně; například kolem hodnoty mohou chybět uvozovky. Jindy může mít použitá buňka nebo oblast nesprávný formát, například text namísto čísel.</text:p>
          </table:table-cell>
        </table:table-row>
        <table:table-row table:style-name="Table5.1">
          <table:table-cell table:style-name="Table5.A2" office:value-type="string">
            <text:p text:style-name="Table_20_Contents">#DIV/0!</text:p>
          </table:table-cell>
          <table:table-cell table:style-name="Table5.A2" office:value-type="string">
            <text:p text:style-name="Table_20_Contents">Místo zobrazení Err:532. Dělení nulou.</text:p>
          </table:table-cell>
        </table:table-row>
        <table:table-row table:style-name="Table5.1">
          <table:table-cell table:style-name="Table5.A2" office:value-type="string">
            <text:p text:style-name="Table_20_Contents">#NUM!</text:p>
          </table:table-cell>
          <table:table-cell table:style-name="Table5.A2" office:value-type="string">
            <text:p text:style-name="Table_20_Contents">Místo zobrazení Err:503. Výsledkem výpočtu je přetečení definovaného rozsahu hodnot.</text:p>
          </table:table-cell>
        </table:table-row>
        <table:table-row table:style-name="Table5.1">
          <table:table-cell table:style-name="Table5.A2" office:value-type="string">
            <text:p text:style-name="Table_20_Contents">509</text:p>
          </table:table-cell>
          <table:table-cell table:style-name="Table5.A2" office:value-type="string">
            <text:p text:style-name="Table_20_Contents">Ve vzorci chybí operátor, například znaménko rovnosti.</text:p>
          </table:table-cell>
        </table:table-row>
        <text:soft-page-break/>
        <table:table-row table:style-name="Table5.1">
          <table:table-cell table:style-name="Table5.A8" office:value-type="float" office:value="510">
            <text:p text:style-name="Table_20_Contents">510</text:p>
          </table:table-cell>
          <table:table-cell table:style-name="Table5.A2" office:value-type="string">
            <text:p text:style-name="Table_20_Contents">Ve vzorci chybí proměnná.</text:p>
          </table:table-cell>
        </table:table-row>
      </table:table>
      <text:h text:style-name="P48" text:outline-level="2"><text:bookmark-start text:name="__RefHeading__7609_1807884836"/>Příklady běžných chyb<text:bookmark-end text:name="__RefHeading__7609_1807884836"/></text:h>
      <text:h text:style-name="P51" text:outline-level="3"><text:bookmark-start text:name="__RefHeading__8295_1807884836"/><text:alphabetical-index-mark text:string-value="#DIV/0! chyba"/>#DIV/0! dělení nulou<text:bookmark-end text:name="__RefHeading__8295_1807884836"/></text:h>
      <text:p text:style-name="P20">Tato chyba je výsledkem dělení čísla nulou (0) nebo prázdnou buňkou. Existuje jednoduchý způsob, jak se tomuto problému vyhnout. Pokud máme zobrazenu nulovou nebo prázdnou buňku, použijeme podmíněnou funkci. Obrázek <text:sequence-ref text:reference-format="value" text:ref-name="refFigure21">22</text:sequence-ref><text:s/> znázorňuje dělení sloupce B sloupcem C, což vede k 2 chybám vyplývajícím z nuly a prázdné buňky znázorněné ve sloupci C.</text:p>
      <text:p text:style-name="P11"><draw:frame draw:style-name="fr4" draw:name="Frame15" text:anchor-type="as-char" svg:width="9.807cm" draw:z-index="36"><draw:text-box fo:min-height="6.302cm"><text:p text:style-name="Caption"><draw:frame draw:style-name="fr12" draw:name="graphics30" text:anchor-type="paragraph" svg:width="8.999cm" svg:height="5.738cm" draw:z-index="68"><draw:image xlink:href="Pictures/1000000000000189000001137DB864B8DE733B70.png" xlink:type="simple" xlink:show="embed" xlink:actuate="onLoad" loext:mime-type="image/png"/></draw:frame>Obrázek <text:sequence text:ref-name="refFigure21" text:name="Figure" text:formula="ooow:Figure+1" style:num-format="1">22</text:sequence>: Příklady #DIV/0!, chyba dělení nulou</text:p></draw:text-box></draw:frame></text:p>
      <text:p text:style-name="P20">Je velmi časté najít chybu, jako je ta, která vznikla v situaci, kdy data nebyla reportována nebo reportována nesprávně. Pokud je takový výskyt možný, lze pro správné zobrazení dat použít funkci IF. Lze zadat vzorec  =IF(C3&gt;0; B3/C3; "Žádný výkaz"). Vzorec je potom zkopírován do zbytku sloupce D. Význam tohoto vzorce by byl zhruba: <text:s/>“Pokud je C3 větší než 0, pak vypočítej B3 děleno C3, jinak vypiš “Žádný výkaz.“</text:p>
      <text:p text:style-name="P20">Je také možné, aby poslední parametr používal dvojité uvozovky pro prázdné (žádné hodnoty), nebo aby se spodní číslo nahradilo jiným vzorcem se standardizovaným číslem. Příklad je znázorněn na obrázku <text:sequence-ref text:reference-format="value" text:ref-name="refFigure22">23</text:sequence-ref>.</text:p>
      <text:p text:style-name="P11"><draw:frame draw:style-name="fr4" draw:name="Frame16" text:anchor-type="as-char" svg:width="9.853cm" draw:z-index="37"><draw:text-box fo:min-height="5.554cm"><text:p text:style-name="Caption"><draw:frame draw:style-name="fr12" draw:name="graphics31" text:anchor-type="paragraph" svg:width="9.601cm" svg:height="5.099cm" draw:z-index="69"><draw:image xlink:href="Pictures/10000000000001E400000109AF57823DF2A22238.png" xlink:type="simple" xlink:show="embed" xlink:actuate="onLoad" loext:mime-type="image/png"/></draw:frame>Obrázek <text:sequence text:ref-name="refFigure22" text:name="Figure" text:formula="ooow:Figure+1" style:num-format="1">23</text:sequence>: Řešení dělení nulou</text:p></draw:text-box></draw:frame></text:p>
      <text:h text:style-name="P52" text:outline-level="3"><text:bookmark-start text:name="__RefHeading__40515_381637933"/><text:alphabetical-index-mark text:string-value="#VALUE! chyba"/>#VALUE! žádný výsledek a <text:alphabetical-index-mark text:string-value="#REF! chyba"/>#REF! nesprávné odkazy<text:bookmark-end text:name="__RefHeading__40515_381637933"/></text:h>
      <text:p text:style-name="P42">Chyba #VALUE! je také velmi častá.</text:p>
      <text:p text:style-name="P33">Obvyklý výskyt této chyby nastane, když buňka obsahuje nesprávný typ hodnoty. V příkladu na obrázku <text:sequence-ref text:reference-format="value" text:ref-name="refFigure23">24</text:sequence-ref> byl  do C8 vložen text „None“, kde náš vzorec ve sloupci D očekává číslo.</text:p>
      <text:p text:style-name="P11"><text:soft-page-break/><draw:frame draw:style-name="fr4" draw:name="Frame11" text:anchor-type="as-char" svg:width="8.756cm" draw:z-index="38"><draw:text-box fo:min-height="4.348cm"><text:p text:style-name="Caption"><draw:frame draw:style-name="fr11" draw:name="graphics43" text:anchor-type="paragraph" svg:x="0cm" svg:width="7.5cm" svg:height="3.821cm" draw:z-index="39"><draw:image xlink:href="Pictures/1000000000000186000000C8ACB8F8A3CE7E9A80.png" xlink:type="simple" xlink:show="embed" xlink:actuate="onLoad" loext:mime-type="image/png"/></draw:frame>Obrázek <text:sequence text:ref-name="refFigure23" text:name="Figure" text:formula="ooow:Figure+1" style:num-format="1">24</text:sequence>: Nesprávná položka způsobující #VALUE! chyba</text:p></draw:text-box></draw:frame></text:p>
      <text:p text:style-name="P20">Chyba #REF! je způsobena chybějícím odkazem. V příkladu níže vzorec odkazuje na list, který byl odstraněn.</text:p>
      <table:table table:name="Table10" table:style-name="Table10">
        <table:table-column table:style-name="Table10.A"/>
        <table:table-column table:style-name="Table10.B"/>
        <table:table-row>
          <table:table-cell table:style-name="Table10.A1" office:value-type="string">
            <text:p text:style-name="P20"><draw:frame draw:style-name="fr10" draw:name="graphics44" text:anchor-type="as-char" svg:width="8.25cm" svg:height="2.559cm" draw:z-index="41"><draw:image xlink:href="Pictures/10000000000001680000006B871BF3342DABB59F.png" xlink:type="simple" xlink:show="embed" xlink:actuate="onLoad" loext:mime-type="image/png"/></draw:frame></text:p>
          </table:table-cell>
          <table:table-cell table:style-name="Table10.A1" office:value-type="string">
            <text:p text:style-name="P20"><draw:frame draw:style-name="fr10" draw:name="graphics45" text:anchor-type="as-char" svg:width="8.243cm" svg:height="2.575cm" draw:z-index="42"><draw:image xlink:href="Pictures/10000000000001680000006BC45EAAD0FCFCCB7E.png" xlink:type="simple" xlink:show="embed" xlink:actuate="onLoad" loext:mime-type="image/png"/></draw:frame></text:p>
          </table:table-cell>
        </table:table-row>
      </table:table>
      <text:h text:style-name="P48" text:outline-level="2"><text:bookmark-start text:name="__RefHeading__40507_381637933"/><text:alphabetical-index-mark text:string-value="barevné kódování pro vstup" text:key1="vzorce"/><text:alphabetical-index-mark text:string-value="barevné kódování pro vstup"/>Barevné kódování pro vstup<text:bookmark-end text:name="__RefHeading__40507_381637933"/></text:h>
      <text:p text:style-name="P20">Dalším užitečným nástrojem při kontrole vzorce je barevné kódování vstupu. Když vybereme vzorec, který již byl zadán, jsou buňky nebo oblasti použité pro každý argument ve vzorci se barevně zvýrazní.</text:p>
      <text:p text:style-name="P11"><draw:frame draw:style-name="fr2" draw:name="Frame17" text:anchor-type="as-char" svg:width="9.37cm" draw:z-index="43"><draw:text-box fo:min-height="2.521cm"><text:p text:style-name="Caption"><draw:frame draw:style-name="fr9" draw:name="graphics48" text:anchor-type="paragraph" svg:width="9.37cm" style:rel-width="100%" svg:height="2.521cm" style:rel-height="scale" draw:z-index="44"><draw:image xlink:href="Pictures/10000000000001D80000007F7EFAD0FE7A937D19.png" xlink:type="simple" xlink:show="embed" xlink:actuate="onLoad" loext:mime-type="image/png"/></draw:frame><text:line-break/>Obrázek <text:sequence text:ref-name="refFigure24" text:name="Figure" text:formula="ooow:Figure+1" style:num-format="1">25</text:sequence>: Barevné kódování pro vstup</text:p></draw:text-box></draw:frame></text:p>
      <text:p text:style-name="P20">Program Calc používá osm barev pro zvýraznění referenčních buněk, počínaje modrou pro první buňku, a pokračující červenou, purpurovou, zelenou, tmavě modrou, hnědou, fialovou a žlutou, což se cyklicky opakuje v sekvenci.</text:p>
      <text:h text:style-name="P51" text:outline-level="3"><text:bookmark-start text:name="__RefHeading___Toc124528_3024144196"/><text:alphabetical-index-mark text:string-value="zvýrazňování hodnot"/><text:alphabetical-index-mark text:string-value="zvýrazňování hodnot" text:key1="vzorce"/>Zvýrazňování hodnot<text:bookmark-end text:name="__RefHeading___Toc124528_3024144196"/><text:bookmark text:name="1205"/></text:h>
      <text:p text:style-name="P20">Existují situace, kdy je zobrazení obsahu buněk stejné, i když je datový typ odlišný. Například textový obsah a číselný obsah mohou vypadat stejně, ale mohou způsobit chybu, pokud jsou oba použity v některých výpočtech. Pro ilustraci lze řetězec „10,35“ zarovnaný doprava v buňce zaměnit s hodnotou 10,35. Když je buňka použita ve vzorci, řetězec může mít hodnotu nula a může dojít k chybě.</text:p>
      <text:p text:style-name="P20">Pokud povolíme zvýraznění hodnot (<text:span text:style-name="Strong_20_Emphasis">Zobrazit &gt; Zvýrazňování hodnot</text:span> nebo <text:span text:style-name="Keystroke">Ctrl + F8</text:span>), program Calc rozlišuje textové a číselné datové typy barvou. Ve výchozím nastavení je textový obsah černými znaky a číselný obsah je modrý. Další informace o zvýrazňování hodnot nalezneme v kapitole 2 - Zadávání, úpravy a formátování dat.</text:p>
      <text:h text:style-name="P48" text:outline-level="2"><text:bookmark-start text:name="__RefHeading__40509_381637933"/><text:alphabetical-index-mark text:string-value="Detektiv"/>Detektiv<text:bookmark-end text:name="__RefHeading__40509_381637933"/></text:h>
      <text:p text:style-name="P20">V dlouhé nebo komplikované tabulce je barevné zvýraznění méně užitečné. V těchto případech můžeme použit podnabídky pod položkou <text:span text:style-name="Strong_20_Emphasis">Nástroje &gt; Detektiv</text:span>. Detektiv je nástroj pro kontrolu, které buňky jsou použity jako argumenty vzorce (předchůdci) a které další vzorce jsou vnořeny (následníci), a chyb závislostí. Lze jej také použít pro trasování chyb, označování neplatných dat (to <text:soft-page-break/>je informace v buňkách, která není ve správném formátu pro argument funkce), nebo dokonce pro odstranění předchůdců a následníků.</text:p>
      <text:p text:style-name="P20">Chceme-li použít nástroj Detektiv, vybereme buňku se vzorcem a poté vybereme požadovanou možnost z nabídky <text:span text:style-name="Strong_20_Emphasis">Nástroje &gt; Detektiv</text:span>. V tabulce uvidíme čáry končící tečkami, které označují předchůdce, a čáry končící šipkami pro následníky. Řádky ukazují tok informací.</text:p>
      <text:p text:style-name="P20">Nástroj Detektiv použijeme při sledování předchůdců uvedených ve vzorci v buňce. Sledováním těchto předchůdců můžeme často najít zdroj chyb. Umístíme kurzor do příslušné buňky a poté zvolíme v hlavní nabídce <text:span text:style-name="Strong_20_Emphasis">Nástroje &gt; Detektiv &gt; Předchůdci</text:span> nebo stiskneme <text:span text:style-name="Keystroke">Shift + F9</text:span>. Obrázek <text:sequence-ref text:reference-format="value" text:ref-name="refFigure25">26 </text:sequence-ref><text:s/> ukazuje jednoduchý příklad trasování předchůdců pro buňku B4.</text:p>
      <text:p text:style-name="Figure"><draw:frame draw:style-name="fr3" draw:name="Frame5" text:anchor-type="as-char" svg:width="7.063cm" draw:z-index="70"><draw:text-box fo:min-height="3.664cm"><text:p text:style-name="P15"><draw:frame draw:style-name="fr8" draw:name="graphics38" text:anchor-type="paragraph" svg:width="7.366cm" svg:height="2.769cm" draw:z-index="71"><draw:image xlink:href="Pictures/100000000000011600000069F21EC9965699B1F5.png" xlink:type="simple" xlink:show="embed" xlink:actuate="onLoad" loext:mime-type="image/png"/></draw:frame><text:line-break/>Obrázek <text:sequence text:ref-name="refFigure25" text:name="Figure" text:formula="ooow:Figure+1" style:num-format="1">26</text:sequence>: Sledování předchůdců pomocí nástroje Detektiv</text:p></draw:text-box></draw:frame></text:p>
      <text:p text:style-name="P20">To nám umožňuje zkontrolovat, zda zdrojové buňky (což může být i oblast) nevykazují chyby. Pokud je zdrojem oblast, je tento rozsah zvýrazněn modře.</text:p>
      <text:p text:style-name="P20">V jiných případech bude možná nutné vyhledat závislosti chyby. K tomu používáme funkci Vyhledat závislosti chyby v <text:span text:style-name="Strong_20_Emphasis">Nástroje &gt; Detektiv &gt; Vyhledat závislosti chyby</text:span> a vyhledáme buňky, které chybu způsobily.</text:p>
      <text:p text:style-name="P31">Další informace vyhledáme v rejstříku systému nápovědy pod heslem „Detektiv“.</text:p>
      <text:h text:style-name="P45" text:outline-level="1"><text:bookmark-start text:name="__RefHeading__7611_1807884836"/><text:alphabetical-index-mark text:string-value="příklady" text:key1="funkce"/>Příklady funkcí<text:bookmark-end text:name="__RefHeading__7611_1807884836"/></text:h>
      <text:p text:style-name="P20">Pro nováčky jsou funkce jednou z nejvíce obtížných oblastí v LibreOffice Calc. Noví uživatelé rychle zjistí, že funkce jsou důležitou vlastností tabulek, ale existují jich stovky a mnoho z nich vyžaduje vstup, který předpokládá specializované znalosti. Naštěstí Calc obsahuje desítky funkcí, které může použít kdokoli.</text:p>
      <text:h text:style-name="P48" text:outline-level="2"><text:bookmark-start text:name="__RefHeading__40519_381637933"/>Základní aritmetika a statistika<text:bookmark-end text:name="__RefHeading__40519_381637933"/></text:h>
      <text:p text:style-name="P20">Nejzákladnější funkce vytvářejí vzorce pro základní aritmetiku nebo pro vyhodnocení čísel v oblasti buněk.</text:p>
      <text:h text:style-name="P51" text:outline-level="3"><text:bookmark-start text:name="__RefHeading__40521_381637933"/><text:alphabetical-index-mark text:string-value="základní aritmetika" text:key1="funkce"/>Základní aritmetika<text:bookmark-end text:name="__RefHeading__40521_381637933"/></text:h>
      <text:p text:style-name="P20">Mezi jednoduché aritmetické funkce patří sčítání, odčítání, násobení a dělení. S výjimkou odčítání má každá z těchto operací svou vlastní funkci:</text:p>
      <text:list xml:id="list111235925642312" text:continue-list="list1439811756" text:style-name="List_20_1">
        <text:list-item>
          <text:p text:style-name="P59">SUM pro sčítání</text:p>
        </text:list-item>
        <text:list-item>
          <text:p text:style-name="P59">PRODUKT pro násobení</text:p>
        </text:list-item>
        <text:list-item>
          <text:p text:style-name="P59">QUOTIENT pro dělení</text:p>
        </text:list-item>
      </text:list>
      <text:p text:style-name="P20">Odpočítání obvykle nemá funkci.</text:p>
      <text:p text:style-name="P20">SUM, PRODUCT a QUOTIENT jsou užitečné pro zadávání oblastí buněk stejným způsobem jako u jakékoli jiné funkce, s argumenty v závorce za názvem funkce.</text:p>
      <text:p text:style-name="P20">U základních rovnic však mnoho uživatelů dává přednost počítačovým symbolům pomocí znaménka plus (+) pro sčítání, pomlčky (-) pro odčítání, hvězdičky (*) pro násobení a lomítka (/) pro dělení. Tyto symboly se rychle zadávají a jsou jednoduše dostupné na klávesnici.</text:p>
      <text:p text:style-name="P20"><text:soft-page-break/>Podobná volba je také k dispozici pro umocnění čísla jiným číslem. Místo zadání =POWER(A1;2) můžeme zadat =A1^2.</text:p>
      <text:p text:style-name="P20">Kromě toho mají tu výhodu, že s nimi zadáváme vzorce v pořadí, které se blíží lidsky čitelnému formátu více než formát čitelný tabulkovým procesorem používaný ekvivalentní funkcí. Například místo zadávání =SUM(A1:A2) nebo případně =SUM(A1;A2) zadáme =A1+A2. Tento téměř lidsky čitelný formát je zvláště užitečný pro složené operace, kde zápis =A1*(A2+A3) je kratší a snáze čitelný než =PRODUCT(A1;SUM(A2:A3)).</text:p>
      <text:p text:style-name="P20">Hlavní nevýhoda použití aritmetických operátorů spočívá v tom, že nemůžeme přímo použít oblast buněk. Jinými slovy, pro zadání ekvivalentu =SUM(A1:A3) je třeba zadat =A1+A2+A3.</text:p>
      <text:p text:style-name="P20">Zda používáme funkci nebo operátor, je z velké části na nás – samozřejmě  s výjimkou odčítání. Pokud však tabulky používáme pravidelně ve skupině, například ve třídě nebo kanceláři, možná budeme chtít standardizovat vstupní formát, aby si každý, kdo tabulku zpracovává, zvykl na standardní vstup.</text:p>
      <text:h text:style-name="P51" text:outline-level="3"><text:bookmark-start text:name="__RefHeading__40523_381637933"/><text:alphabetical-index-mark text:string-value="jednoduché statistiky" text:key1="funkce"/>Jednoduché statistiky<text:bookmark-end text:name="__RefHeading__40523_381637933"/></text:h>
      <text:p text:style-name="P20">Dalším běžným využitím funkcí tabulkového procesoru je vytažení užitečných informací ze seznamu, například série testů ve třídě nebo souhrn výdělků za čtvrtletí pro společnost.</text:p>
      <text:p text:style-name="P20">Samozřejmě můžeme prohledat seznam čísel, pokud chceme základní informace, jako je nejvyšší nebo nejnižší položka nebo průměr. Jediným problémem je, že čím delší je seznam, tím více času ztrácíme a tím je pravděpodobnější, že vynecháme to, co hledáme. Místo toho je obvykle rychlejší a efektivnější zadat funkci. Takové důvody vysvětlují existenci funkce, jako je COUNT, která vrací pouze celkový počet záznamů v určené oblasti buněk.</text:p>
      <text:p text:style-name="P20">Podobně pro nalezení nejvyšší nebo nejnižší položky můžeme použít MIN nebo MAX. Pro každý z těchto vzorců jsou všechny argumenty buď oblast buněk, nebo řada buněk zadaných jednotlivě.</text:p>
      <text:p text:style-name="P20">Každá má také související funkci MINA nebo MAXA, která vykonává stejnou funkci, ale také zachází s buňku formátovanou jako text jako s hodnotu 0. Stejné zacházení s textem se vyskytuje v jakékoli variantě jiné funkce, která na konec přidá „A“. Každá funkce poskytuje stejný výsledek a může být užitečná, pokud jsme například pomocí textového zápisu uvedli, že v době, kdy byl psán test, byli studenti nepřítomní a chtěli jsme zkontrolovat, zda naplánovat náhradní zkoušku.
</text:p>
      <text:p text:style-name="P20">Pro větší flexibilitu při podobných operacích bychom mohli použít LARGE nebo SMALL, které přidávají specializovaný argument pořadí. Pokud je s LARGE použito pořadí 1, dostaneme stejný výsledek jako s MAX. Pokud je však pořadí 2, je výsledkem druhý největší výsledek. Podobně, pořadí 2 použité se SMALL nám dává druhé nejmenší číslo. LARGE i SMALL jsou vhodné jako trvalá kontrola, protože změnou argumentu pořadí můžeme rychle prohledat více výsledků.</text:p>
      <text:p text:style-name="P20">Museli bychom být odborníkem, abychom našli Poissonovu distribuci vzorku, nebo našli zkosenou nebo negativní binomii distribuce (a pokud jsme, v programu Calc pro takové věci najdeme funkce). Pro nás ostatní však existují jednodušší statistické funkce, které se můžeme rychle naučit používat.</text:p>
      <text:p text:style-name="P20">Zejména pokud potřebujeme průměr, musíme si vybrat z několika funkcí. Můžeme najít aritmetický průměr – výsledkem funkce AVERAGE je, že zadáním oblasti čísel přidáme všechny položky do seznamu a je pak vydělíme počtem záznamů. Chceme-li  zahrnout textové záznamy a dát jim hodnotu nula, použijeme funkci AVERAGEA.</text:p>
      <text:p text:style-name="P19"><text:soft-page-break/>Kromě toho můžete získat další informace o sadě dat:</text:p>
      <text:list xml:id="list111237117847007" text:continue-numbering="true" text:style-name="List_20_1">
        <text:list-item>
          <text:p text:style-name="P60">MEDIAN: Logicky řadí čísla (od nejnižší k nejvyšší) pro vyhodnocení střední hodnoty. V sadě, která obsahuje nerovnoměrný počet hodnot, bude mediánem číslo uprostřed seznamu. V sadě, která obsahuje sudý počet hodnot, bude střední hodnota průměrem ze dvou hodnot uprostřed seřazeného seznamu.</text:p>
        </text:list-item>
        <text:list-item>
          <text:p text:style-name="P59">MODE: Nejběžnější položka v seznamu čísel.</text:p>
        </text:list-item>
        <text:list-item>
          <text:p text:style-name="P59">QUARTILE: Záznam na nastavené pozici v poli čísel. Kromě rozsahu buněk zadáte typ kvartilu: 0 pro nejnižší položku, 1 pro hodnotu 25 %, 2 pro hodnotu 50 %, 3 pro 75 % a 4 pro nejvyšší položku. Výsledek u typů 1 až 3 nemusí představovat skutečně zadanou položku.</text:p>
        </text:list-item>
        <text:list-item>
          <text:p text:style-name="P59">RANK: Pozice dané položky v celém seznamu, měřená shora dolů nebo zdola nahoru. Musíte zadat adresu buňky pro záznam, rozsah záznamů a typ hodnocení (0 pro hodnocení od nejvyššího, nebo 1 pro hodnocení odspodu).</text:p>
        </text:list-item>
      </text:list>
      <text:p text:style-name="P20">Některé z těchto funkcí se překrývají; například MIN a MAX jsou obě pokryty QUARTILE. V jiných případech může vlastní řazení nebo filtr poskytnout téměř stejný výsledek. To, co používáme, závisí na našich zvyklostech a potřebách. Někteří možná dávají přednost použití MIN a MAX, protože jsou snadno zapamatovatelné, zatímco jiní dávají přednost QUARTILE, protože je univerzálnější.</text:p>
      <text:h text:style-name="P51" text:outline-level="3"><text:bookmark-start text:name="__RefHeading__40525_381637933"/>Používání těchto funkcí<text:bookmark-end text:name="__RefHeading__40525_381637933"/></text:h>
      <text:p text:style-name="P20">V některých případech je u některých z těchto funkcí možné získat podobné výsledky nastavením filtru nebo vlastního třídění. Obecně jsou však funkce snadněji nastavitelné než filtry nebo třídění a poskytují širokou škálu možností.</text:p>
      <text:p text:style-name="P20">Někdy můžeme chtít jen zadat dočasně jeden nebo více vzorců do vhodné prázdné buňky a po dokončení je odstranit. Pokud však narazíme na to, že neustále používáme stejné funkce, měli bychom zvážit vytvoření šablony a vyhradit místo pro všechny funkce, které používáme, přičemž buňka vlevo slouží jako popisek. Po vytvoření šablony můžeme snadno aktualizovat každý vzorec podle změn položek, a to buď automaticky a za běhu, nebo stisknutím klávesy <text:span text:style-name="Keystroke">F9</text:span> pro k aktualizaci všech vybraných buněk.</text:p>
      <text:p text:style-name="P20">Bez ohledu na to, jak tyto funkce používáme, pravděpodobně zjistíme, že jsou snadno použitelné a přizpůsobitelné mnoha účelům. Poté co zvládneme tyto jednodušší funkce budeme připraveni vyzkoušet složitější funkce.</text:p>
      <text:h text:style-name="P48" text:outline-level="2"><text:bookmark-start text:name="__RefHeading__40527_381637933"/><text:alphabetical-index-mark text:string-value="zaokrouhlování čísel" text:key1="funkce"/>Zaokrouhlování čísel<text:bookmark-end text:name="__RefHeading__40527_381637933"/></text:h>
      <text:p text:style-name="P20">Pro statistické a matematické účely obsahuje program Calc různé způsoby zaokrouhlení čísel. Některé z těchto metod jsou známé programátorům. Nemusíme však být specialistou, abychom používali některé z těchto užitečných metod. Možná budeme chtít zaokrouhlovat za účelem fakturace, nebo proto, že desetinná místa se do fyzického světa dobře nepřevádějí – například pokud součástky, které potřebujeme jsou v balení po 100, pak skutečnost, že potřebujeme pouze 66, je pro nás irelevantní; pro objednání je třeba zaokrouhlit nahoru. Naučíme-li se možnosti zaokrouhlení nahoru nebo dolů, můžeme naše tabulky učinit užitečnějšími.</text:p>
      <text:p text:style-name="P20">Při použití funkce zaokrouhlování máme dvě možnosti, jak nastavit vzorce. Pokud se rozhodneme, můžeme vnořit výpočet do jedné z funkcí zaokrouhlování. Například vzorec =ROUND((SUM(A1;A2)) přidá čísla do buněk A1 a A2 a zaokrouhlí je na nejbližší celé číslo. I když nemusíme pracovat s přesnými údaji každý den, můžeme se na ně občas odkazovat. Pokud je tomu tak, pak je pravděpodobně lepší oddělit obě funkce, umístit =SUM(A1;A2) do buňky A3 a =ROUND(A3) do A4 a jasně označit každou funkci.</text:p>
      <text:p text:style-name="P24">Podrobnosti o metodách zaokrouhlování nalezneme v nápovědě.</text:p>
      <text:h text:style-name="P45" text:outline-level="1"><text:bookmark-start text:name="__RefHeading__40531_381637933"/><text:soft-page-break/><text:alphabetical-index-mark text:string-value="zástupné znaky"/><text:alphabetical-index-mark text:string-value="regulární výrazy"/><text:alphabetical-index-mark text:string-value="používání zástupných znaků" text:key1="funkce"/><text:alphabetical-index-mark text:string-value="používání regulárních výrazů" text:key1="funkce"/>Použití zástupných znaků a regulárních výrazů ve funkcích<text:bookmark-end text:name="__RefHeading__40531_381637933"/></text:h>
      <text:p text:style-name="P20">Při práci na počítači <text:span text:style-name="Emphasis">zástupné znaky</text:span> odkazují na znak, který lze nahradit nulou nebo více znaky v řetězci. Zástupné znaky se běžně používají v počítačovém programování, vyhledávacích dotazech a při procházení adresářů pomocí příkazového řádku. Zástupné znaky jsou obvykle buď hvězdička (*), která představuje jeden nebo více znaků, nebo otazník (?), který představuje jeden znak.</text:p>
      <text:p text:style-name="P20">Regulární výraz (regex nebo regexp) je posloupnost znaků, které definují vyhledávací vzor. Obvykle je tento vzor používán algoritmy pro vyhledávání řetězců pro operace „najít“ nebo „najít a nahradit“ v řetězcích. Regulární výrazy jsou pro extrakci nebo nahrazování textu výkonnější než zástupné znaky.</text:p>
      <text:p text:style-name="P20">Calc používá zástupné znaky nebo regulární výrazy k vyhledávání v textových argumentech mnoha svých funkcí. Regulární výrazy jsou definovány projektem ICU<text:note text:id="ftn1" text:note-class="footnote"><text:note-citation>1</text:note-citation><text:note-body><text:p text:style-name="P35"><text:a xlink:type="simple" xlink:href="http://userguide.icu-project.org/strings/regexp" text:style-name="Internet_20_link" text:visited-style-name="Visited_20_Internet_20_Link">http://userguide.icu-project.org/strings/regexp</text:a></text:p></text:note-body></text:note>.</text:p>
      <text:list xml:id="list111236302318301" text:continue-list="list111235812297055" text:style-name="Heading_20_Note">
        <text:list-item>
          <text:p text:style-name="P56">Poznámka</text:p>
        </text:list-item>
      </text:list>
      <text:p text:style-name="P17">Regulární výrazy a zástupné znaky se vzájemně vylučují; to znamená, že pouze jeden může mít hodnotu PRAVDA. Interně, pokud jsou obě pravdivé, mají zástupné znaky přednost před regulárními výrazy.</text:p>
      <text:p text:style-name="P20">Řada funkcí v Calc umožňuje použití zástupných znaků nebo regulárních výrazů a patří mezi ně: REGEX, SUMIF, COUNTIF, MATCH, SEARCH, LOOKUP, HLOOKUP, VLOOKUP, DCOUNT, DCOUNTA, DSUM, DPRODUCT, DMAX, DMIN, DAVERAGE, DSTDEV, DSTDEVP, DVAR, DVARP, DGET.</text:p>
      <text:p text:style-name="P20">Použití zástupných znaků a regulárních výrazů nastavíme v dialogovém okně <text:span text:style-name="Strong_20_Emphasis">Nástroje &gt; Možnosti &gt; LibreOffice Calc &gt; Výpočty</text:span> (obrázek <text:sequence-ref text:reference-format="value" text:ref-name="refFigure26">27</text:sequence-ref>). Ve výchozí instalaci jsou povoleny zástupné znaky.</text:p>
      <text:p text:style-name="P27">Například =COUNTIF(A1:A6;"r.d") s volbou <text:span text:style-name="Strong_20_Emphasis">Povolit regulární výrazy ve vzorcích</text:span> bude počítat buňky v A1:A6, které obsahují červenou (angl. red) a ROD (viz obrázek <text:sequence-ref text:reference-format="value" text:ref-name="refFigure27">28</text:sequence-ref>).</text:p>
      <text:p text:style-name="P27">Navíc pokud položka <text:span text:style-name="Strong_20_Emphasis">Vyhledávací kritéria = a &lt;&gt; musí platit pro celé buňky</text:span> není vybrána, pak se bude počítat Fred, bride a Ridge. Pokud je toto nastavení vybráno, lze jej překonat tak, že výraz upravíme: =COUNTIF(A1:A6,".*r.d.*").</text:p>
      <text:p text:style-name="P33">Prohledávání regulárních výrazů ve funkcích není sensitivní na velikost písmen, bez ohledu na nastavení  zaškrtávacího políčka <text:span text:style-name="Strong_20_Emphasis">Rozlišovat velikost písmen</text:span> v dialogovém okně na obrázku <text:sequence-ref text:reference-format="value" text:ref-name="refFigure26">27</text:sequence-ref> — takže red a ROD budou ve výše uvedeném příkladu vždy porovnány. Tato malá a velká písmena se vztahují také na struktury regulárních výrazů ([:lower:]) a ([:upper:]), které odpovídají znakům bez ohledu na velikost písmen.</text:p>
      <text:p text:style-name="P33">Regulární výrazy nebudou fungovat v jednoduchém srovnání. Například: A1="r.d" vždy vrátí FALSE, pokud A1 obsahuje red, i když jsou povoleny regulární výrazy. Vrátí TRUE, pouze pokud A1 obsahuje r.d (r pak tečku, pak d). Pokud chceme testovat pomocí regulárních výrazů, zkusíme funkci COUNTIF: COUNTIF(A1;"r.d") vrátí 1 nebo 0, interpretované jako PRAVDA nebo NEPRAVDA ve vzorcích jako =IF(COUNTIF(A1;"r.d"), "hooray ";"boo").</text:p>
      <text:p text:style-name="P33">Aktivace volby <text:span text:style-name="Strong_20_Emphasis">Povolit regulární výrazy ve vzorcích</text:span> znamená, že všechny výše uvedené funkce budou vyžadovat, aby všem speciálním znakům regulárního výrazu (například závorky) používaným v řetězcích ve vzorcích předcházelo zpětné lomítko, přestože není součástí regulárního výrazu. Tato zpětná lomítka bude nutné odstranit, pokud bude nastavení později deaktivováno.</text:p>
      <text:p text:style-name="P11"><text:soft-page-break/><draw:frame draw:style-name="fr2" draw:name="Frame13" text:anchor-type="as-char" svg:width="14.718cm" draw:z-index="47"><draw:text-box fo:min-height="12.114cm"><text:p text:style-name="Caption"><draw:frame draw:style-name="fr8" draw:name="Image8" text:anchor-type="paragraph" svg:width="14.808cm" svg:height="11.125cm" draw:z-index="48"><draw:image xlink:href="Pictures/10000000000002BC0000020DEB3A1F5B4E7CF188.png" xlink:type="simple" xlink:show="embed" xlink:actuate="onLoad" loext:mime-type="image/png"/></draw:frame><text:line-break/>Obrázek <text:sequence text:ref-name="refFigure26" text:name="Figure" text:formula="ooow:Figure+1" style:num-format="1">27</text:sequence>: Výchozí nastavení pro stránku Výpočty. Zástupné znaky a regulární výrazy se vzájemně vylučují.</text:p></draw:text-box></draw:frame></text:p>
      <text:p text:style-name="P11"><draw:frame draw:style-name="fr1" draw:name="Frame18" text:anchor-type="as-char" svg:width="7.606cm" draw:z-index="49"><draw:text-box fo:min-height="4.223cm"><text:p text:style-name="Caption"><draw:a xlink:type="simple" xlink:href="http://wiki.services.openoffice.org/wiki/Image:Regex_howto_4.png"><draw:frame draw:style-name="fr7" draw:name="graphics36" text:anchor-type="paragraph" svg:x="0.116cm" svg:y="0.095cm" svg:width="7.489cm" svg:height="3.69cm" draw:z-index="50"><draw:image xlink:href="Pictures/100000000000015F000000ADB100D4C53B9F4960.png" xlink:type="simple" xlink:show="embed" xlink:actuate="onLoad" loext:mime-type="image/png"/></draw:frame></draw:a>Obrázek <text:sequence text:ref-name="refFigure27" text:name="Figure" text:formula="ooow:Figure+1" style:num-format="1">28</text:sequence>: Použití funkce COUNTIF</text:p></draw:text-box></draw:frame></text:p>
      <text:h text:style-name="P45" text:outline-level="1"><text:bookmark-start text:name="__RefHeading__13026_493246014"/>Pokročilé funkce<text:bookmark-end text:name="__RefHeading__13026_493246014"/></text:h>
      <text:p text:style-name="P20">Stejně jako u jiných tabulkových procesorů lze program Calc vylepšit uživatelsky definovanými funkcemi nebo doplňky. Nastavení uživatelsky definovaných funkcí lze provést buď pomocí maker, nebo napsáním samostatných doplňků nebo rozšíření.</text:p>
      <text:p text:style-name="P20">Základy psaní a spouštění maker jsou popsány v kapitole 12 - Makra. Makra lze snadno propojit s nabídkami nebo panely nástrojů nebo je uložit do modulů šablon, aby byly funkce dostupné v jiných dokumentech. Makra programu Calc lze psát v jazycích Basic, BeanShell, JavaScript nebo Python.</text:p>
      <text:p text:style-name="P20">Doplňky programu Calc jsou specializovaná rozšíření, která mohou rozšířit funkčnost LibreOffice o nové vestavěné funkce programu Calc. Bylo napsáno několik rozšíření pro program Calc; najdeme je na webu rozšíření na adrese <text:a xlink:type="simple" xlink:href="https://extensions.libreoffice.org/" text:style-name="Internet_20_link" text:visited-style-name="Visited_20_Internet_20_Link">https://extensions.libreoffice.org/</text:a>. Další podrobnosti nalezneme v kapitole 14 - Nastavení a přizpůsobení.</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3cm" fo:margin-bottom="0.101cm" loext:contextual-spacing="false" fo:text-align="center" style:justify-single-word="false" fo:orphans="2" fo:widows="2" style:page-number="auto" fo:background-color="transparent"/>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none" draw:fill-color="#eeeeee"/>
      <style:paragraph-properties fo:margin-left="0cm" fo:margin-right="0cm" fo:margin-top="0cm" fo:margin-bottom="0.199cm" loext:contextual-spacing="false" fo:text-indent="0cm" style:auto-text-indent="false" fo:background-color="transparent"/>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okročilé funkce</text:chapter> | <text:page-number text:select-page="current">35</text:page-number></text:p>
      </style:footer>
      <style:footer-left>
        <text:p text:style-name="Footer"><text:page-number text:select-page="current">32</text:page-number><text:s/>| <text:title>Kapitola 7 Používání vzorců a funkcí</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7 Používání vzorců a funkcí</text:title><text:s/>| <text:page-number text:select-page="current">3</text:page-number></text:p>
      </style:footer>
      <style:footer-left>
        <text:p text:style-name="Footer"><text:page-number text:select-page="current">4</text:page-number>| <text:title>Kapitola 7 Používání vzorců a funkcí</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4T10:12:17.041166740</meta:creation-date>
    <meta:editing-duration>P0D</meta:editing-duration>
    <meta:editing-cycles>1</meta:editing-cycles>
    <meta:generator>LibreOffice/6.4.1.2$Linux_X86_64 LibreOffice_project/4d224e95b98b138af42a64d84056446d09082932</meta:generator>
    <dc:title>Kapitola 7 Používání vzorců a funkcí</dc:title>
    <meta:document-statistic meta:table-count="20" meta:image-count="47" meta:object-count="1" meta:page-count="35" meta:paragraph-count="646" meta:word-count="12332" meta:character-count="72069" meta:non-whitespace-character-count="60353"/>
    <meta:user-defined meta:name="Guide Name">Calc Guide</meta:user-defined>
    <meta:user-defined meta:name="LibreOffive Version" meta:value-type="float">6.4</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